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b83d3b"/>
    </style:style>
    <style:style style:name="P2" style:family="paragraph" style:parent-style-name="Text_20_body">
      <style:text-properties officeooo:rsid="00bd375a" officeooo:paragraph-rsid="00bd375a"/>
    </style:style>
    <style:style style:name="P3" style:family="paragraph" style:parent-style-name="Title">
      <style:paragraph-properties fo:break-before="page"/>
      <style:text-properties officeooo:paragraph-rsid="00b83d3b"/>
    </style:style>
    <style:style style:name="P4" style:family="paragraph" style:parent-style-name="Title">
      <style:text-properties officeooo:paragraph-rsid="00b83d3b"/>
    </style:style>
    <style:style style:name="P5" style:family="paragraph" style:parent-style-name="Title">
      <style:text-properties officeooo:rsid="00b83d3b" officeooo:paragraph-rsid="00b83d3b"/>
    </style:style>
    <style:style style:name="P6" style:family="paragraph" style:parent-style-name="Standard">
      <style:text-properties officeooo:rsid="0092f0c3" officeooo:paragraph-rsid="00a56685"/>
    </style:style>
    <style:style style:name="P7" style:family="paragraph" style:parent-style-name="Standard">
      <style:text-properties officeooo:rsid="0092f0c3" officeooo:paragraph-rsid="00dcb75e"/>
    </style:style>
    <style:style style:name="P8" style:family="paragraph" style:parent-style-name="Standard">
      <style:text-properties officeooo:rsid="0092f0c3" officeooo:paragraph-rsid="00de0ef2"/>
    </style:style>
    <style:style style:name="P9" style:family="paragraph" style:parent-style-name="Standard">
      <style:text-properties officeooo:rsid="0092f0c3" officeooo:paragraph-rsid="00e11d0c"/>
    </style:style>
    <style:style style:name="P10" style:family="paragraph" style:parent-style-name="Standard">
      <style:text-properties officeooo:rsid="0092f0c3" officeooo:paragraph-rsid="00e1df03"/>
    </style:style>
    <style:style style:name="P11" style:family="paragraph" style:parent-style-name="Standard">
      <style:text-properties officeooo:rsid="0092f0c3" officeooo:paragraph-rsid="00e41358"/>
    </style:style>
    <style:style style:name="P12" style:family="paragraph" style:parent-style-name="Heading_20_1" style:list-style-name="">
      <style:paragraph-properties>
        <style:tab-stops>
          <style:tab-stop style:position="3.8146in"/>
        </style:tab-stops>
      </style:paragraph-properties>
      <style:text-properties officeooo:rsid="00cad1c8" officeooo:paragraph-rsid="00be3e1d"/>
    </style:style>
    <style:style style:name="P13" style:family="paragraph" style:parent-style-name="Heading_20_1">
      <style:paragraph-properties fo:break-before="page"/>
      <style:text-properties officeooo:rsid="008263ca" officeooo:paragraph-rsid="00a56685"/>
    </style:style>
    <style:style style:name="P14" style:family="paragraph" style:parent-style-name="Heading_20_1">
      <style:paragraph-properties fo:break-before="page"/>
      <style:text-properties officeooo:rsid="008263ca" officeooo:paragraph-rsid="00de0ef2"/>
    </style:style>
    <style:style style:name="P15" style:family="paragraph" style:parent-style-name="Heading_20_2">
      <style:text-properties officeooo:rsid="0092f0c3" officeooo:paragraph-rsid="00a56685"/>
    </style:style>
    <style:style style:name="P16" style:family="paragraph" style:parent-style-name="Heading_20_2">
      <style:text-properties officeooo:rsid="0092f0c3" officeooo:paragraph-rsid="00de0ef2"/>
    </style:style>
    <style:style style:name="P17" style:family="paragraph" style:parent-style-name="Heading_20_2" style:list-style-name="">
      <style:text-properties officeooo:rsid="0092f0c3" officeooo:paragraph-rsid="00e11d0c"/>
    </style:style>
    <style:style style:name="P18" style:family="paragraph" style:parent-style-name="Heading_20_2">
      <style:text-properties officeooo:rsid="0092f0c3" officeooo:paragraph-rsid="00e11d0c"/>
    </style:style>
    <style:style style:name="P19" style:family="paragraph" style:parent-style-name="Heading_20_2">
      <style:text-properties officeooo:rsid="0092f0c3" officeooo:paragraph-rsid="00e1df03"/>
    </style:style>
    <style:style style:name="P20" style:family="paragraph" style:parent-style-name="Heading_20_2">
      <style:text-properties officeooo:rsid="0092f0c3" officeooo:paragraph-rsid="00e41358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-color="#801900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99ff66"/>
      <style:paragraph-properties fo:text-align="center"/>
      <style:text-properties fo:font-size="12pt"/>
    </style:style>
    <style:style style:name="P30" style:family="paragraph">
      <loext:graphic-properties draw:fill-color="#99ff66"/>
      <style:paragraph-properties fo:text-align="center"/>
    </style:style>
    <style:style style:name="P31" style:family="paragraph">
      <loext:graphic-properties draw:fill-color="#ff3333"/>
      <style:paragraph-properties fo:text-align="center"/>
    </style:style>
    <style:style style:name="P32" style:family="paragraph">
      <loext:graphic-properties draw:fill-color="#6666ff"/>
      <style:paragraph-properties fo:text-align="center"/>
    </style:style>
    <style:style style:name="P33" style:family="paragraph">
      <loext:graphic-properties draw:fill-color="#ffff00"/>
      <style:paragraph-properties fo:text-align="center"/>
    </style:style>
    <style:style style:name="P34" style:family="paragraph">
      <loext:graphic-properties draw:fill-color="#9999ff" draw:opacity="100%"/>
      <style:paragraph-properties fo:text-align="center"/>
    </style:style>
    <style:style style:name="P35" style:family="paragraph">
      <loext:graphic-properties draw:fill-color="#000000"/>
      <style:paragraph-properties fo:text-align="center"/>
      <style:text-properties fo:font-size="12pt"/>
    </style:style>
    <style:style style:name="P36" style:family="paragraph">
      <loext:graphic-properties draw:fill-color="#ff6600"/>
      <style:paragraph-properties fo:text-align="center"/>
      <style:text-properties fo:font-size="12pt"/>
    </style:style>
    <style:style style:name="P37" style:family="paragraph">
      <loext:graphic-properties draw:fill-color="#ffff00"/>
      <style:paragraph-properties fo:text-align="center"/>
      <style:text-properties fo:font-size="12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officeooo:rsid="00d3b38e"/>
    </style:style>
    <style:style style:name="T3" style:family="text">
      <style:text-properties officeooo:rsid="00d55061"/>
    </style:style>
    <style:style style:name="T4" style:family="text">
      <style:text-properties officeooo:rsid="00d5ed4a"/>
    </style:style>
    <style:style style:name="T5" style:family="text">
      <style:text-properties officeooo:rsid="00dcb75e"/>
    </style:style>
    <style:style style:name="T6" style:family="text">
      <style:text-properties officeooo:rsid="00df7e4f"/>
    </style:style>
    <style:style style:name="T7" style:family="text">
      <style:text-properties officeooo:rsid="00e37f5d"/>
    </style:style>
    <style:style style:name="T8" style:family="text">
      <style:text-properties officeooo:rsid="00e5555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-width="0.1402in" draw:marker-end-width="0.1402in" draw:textarea-horizontal-align="center" draw:textarea-vertical-align="middle" fo:padding-top="0.0008in" fo:padding-bottom="0.0008in" fo:padding-left="0.0008in" fo:padding-r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801900" draw:textarea-horizontal-align="justify" draw:textarea-vertical-align="middle" draw:auto-grow-height="false" fo:min-height="0.0563in" fo:min-width="0.056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6600" draw:textarea-horizontal-align="justify" draw:textarea-vertical-align="middle" draw:auto-grow-height="false" fo:min-height="0.0563in" fo:min-width="0.056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99ff66" draw:textarea-horizontal-align="justify" draw:textarea-vertical-align="middle" draw:auto-grow-height="false" fo:min-height="0.0571in" fo:min-width="0.0571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99ff66" draw:textarea-horizontal-align="justify" draw:textarea-vertical-align="middle" draw:auto-grow-height="false" fo:min-height="0.0563in" fo:min-width="0.056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3333" draw:textarea-horizontal-align="justify" draw:textarea-vertical-align="middle" draw:auto-grow-height="false" fo:min-height="0.0563in" fo:min-width="0.056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6666ff" draw:textarea-horizontal-align="justify" draw:textarea-vertical-align="middle" draw:auto-grow-height="false" fo:min-height="0.0563in" fo:min-width="0.056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00" draw:textarea-horizontal-align="justify" draw:textarea-vertical-align="middle" draw:auto-grow-height="false" fo:min-height="0.0563in" fo:min-width="0.056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9999ff" draw:opacity="100%" draw:textarea-horizontal-align="justify" draw:textarea-vertical-align="middle" draw:auto-grow-height="false" fo:min-height="0.0563in" fo:min-width="0.0563in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6600" draw:textarea-horizontal-align="justify" draw:textarea-vertical-align="middle" draw:auto-grow-height="false" fo:min-height="0.0571in" fo:min-width="0.0571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8019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3333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99ff66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ff66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ffff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6666ff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9999ff" draw:opacity="100%" draw:textarea-horizontal-align="justify" draw:textarea-vertical-align="middle" draw:auto-grow-height="false" fo:min-height="0.0563in" fo:min-width="0.056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801900" draw:textarea-horizontal-align="justify" draw:textarea-vertical-align="middle" draw:auto-grow-height="false" fo:min-height="0.0783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99ff66" draw:textarea-horizontal-align="justify" draw:textarea-vertical-align="middle" draw:auto-grow-height="false" fo:min-height="0.0791in" fo:min-width="0.0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tar Scales, Arpeggios and Chords</text:p>
      <text:p text:style-name="P4">Part I<text:span text:style-name="T2">I</text:span></text:p>
      <text:p text:style-name="P4">Diatonic Scale</text:p>
      <text:p text:style-name="P5">in</text:p>
      <text:p text:style-name="P5"><text:span text:style-name="T2">4</text:span>nps <text:span text:style-name="T2">System</text:span></text:p>
      <text:p text:style-name="P1"/>
      <text:p text:style-name="P1"/>
      <text:p text:style-name="P2">Jan de Jongh</text:p>
      <text:p text:style-name="P2">GitHub Repository: <text:span text:style-name="T1">https://github.com/jandejongh/guitar</text:span></text:p>
      <text:p text:style-name="P2">2018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1"><text:a xlink:type="simple" xlink:href="#__RefHeading___Toc11436_1024750181" text:style-name="Index_20_Link" text:visited-style-name="Index_20_Link">4nps Ionian 6-string shapes<text:tab/>3</text:a></text:p>
          <text:p text:style-name="P22"><text:a xlink:type="simple" xlink:href="#__RefHeading___Toc11438_1024750181" text:style-name="Index_20_Link" text:visited-style-name="Index_20_Link">Ionian shape<text:tab/>3</text:a></text:p>
          <text:p text:style-name="P22"><text:a xlink:type="simple" xlink:href="#__RefHeading___Toc1752_1035098181" text:style-name="Index_20_Link" text:visited-style-name="Index_20_Link">Lydian shape<text:tab/>3</text:a></text:p>
          <text:p text:style-name="P22"><text:a xlink:type="simple" xlink:href="#__RefHeading___Toc1754_1035098181" text:style-name="Index_20_Link" text:visited-style-name="Index_20_Link">Locrian shape<text:tab/>3</text:a></text:p>
          <text:p text:style-name="P21"><text:a xlink:type="simple" xlink:href="#__RefHeading___Toc1756_1035098181" text:style-name="Index_20_Link" text:visited-style-name="Index_20_Link">4nps Aeolian 6-string shapes<text:tab/>4</text:a></text:p>
          <text:p text:style-name="P22"><text:a xlink:type="simple" xlink:href="#__RefHeading___Toc1758_1035098181" text:style-name="Index_20_Link" text:visited-style-name="Index_20_Link">Aeolian shape<text:tab/>4</text:a></text:p>
          <text:p text:style-name="P22"><text:a xlink:type="simple" xlink:href="#__RefHeading___Toc1760_1035098181" text:style-name="Index_20_Link" text:visited-style-name="Index_20_Link">Dorian shape<text:tab/>4</text:a></text:p>
          <text:p text:style-name="P22"><text:a xlink:type="simple" xlink:href="#__RefHeading___Toc1762_1035098181" text:style-name="Index_20_Link" text:visited-style-name="Index_20_Link">Mixolydian shape<text:tab/>4</text:a></text:p>
        </text:index-body>
      </text:table-of-content>
      <text:h text:style-name="P12" text:outline-level="1"/>
      <text:h text:style-name="P13" text:outline-level="1"><text:bookmark-start text:name="__RefHeading___Toc11436_1024750181"/><text:span text:style-name="T3">4nps Ionian</text:span> 6-string shapes<text:bookmark-end text:name="__RefHeading___Toc11436_1024750181"/></text:h>
      <text:h text:style-name="P15" text:outline-level="2"><text:bookmark-start text:name="__RefHeading___Toc11438_1024750181"/><text:span text:style-name="T4">Ionian</text:span> shape<text:bookmark-end text:name="__RefHeading___Toc11438_1024750181"/></text:h>
      <text:p text:style-name="P6"><draw:frame draw:style-name="fr1" draw:name="Frame116" text:anchor-type="paragraph" svg:x="0.5228in" svg:y="0.0201in" svg:width="3.6937in" draw:z-index="0"><draw:text-box fo:min-height="0.6028in"><text:p text:style-name="Frame_20_contents"><draw:line text:anchor-type="paragraph" draw:z-index="32" draw:name="Shape2" draw:style-name="gr2" draw:text-style-name="P25" svg:x1="0.7035in" svg:y1="0.211in" svg:x2="3.4551in" svg:y2="0.1992in"><text:p/></draw:line><draw:line text:anchor-type="paragraph" draw:z-index="1" draw:name="Shape2" draw:style-name="gr1" draw:text-style-name="P24" svg:x1="0.6957in" svg:y1="0.2953in" svg:x2="3.452in" svg:y2="0.2791in"><text:p/></draw:line><draw:line text:anchor-type="paragraph" draw:z-index="2" draw:name="Shape2" draw:style-name="gr1" draw:text-style-name="P24" svg:x1="0.6984in" svg:y1="0.3787in" svg:x2="3.4547in" svg:y2="0.3626in"><text:p/></draw:line><draw:line text:anchor-type="paragraph" draw:z-index="3" draw:name="Shape2" draw:style-name="gr1" draw:text-style-name="P24" svg:x1="0.6984in" svg:y1="0.4563in" svg:x2="3.4547in" svg:y2="0.4402in"><text:p/></draw:line><draw:line text:anchor-type="paragraph" draw:z-index="4" draw:name="Shape2" draw:style-name="gr1" draw:text-style-name="P24" svg:x1="0.7004in" svg:y1="0.1417in" svg:x2="3.4567in" svg:y2="0.1256in"><text:p/></draw:line><draw:line text:anchor-type="paragraph" draw:z-index="5" draw:name="Shape2" draw:style-name="gr2" draw:text-style-name="P25" svg:x1="0.7031in" svg:y1="0.0618in" svg:x2="3.4594in" svg:y2="0.0618in"><text:p/></draw:line><draw:line text:anchor-type="paragraph" draw:z-index="6" draw:name="Shape1" draw:style-name="gr3" draw:text-style-name="P26" svg:x1="0.7035in" svg:y1="0.0618in" svg:x2="0.7035in" svg:y2="0.4563in"><text:p/></draw:line><draw:line text:anchor-type="paragraph" draw:z-index="7" draw:name="Shape1" draw:style-name="gr1" draw:text-style-name="P26" svg:x1="1.0925in" svg:y1="0.0618in" svg:x2="1.0925in" svg:y2="0.4563in"><text:p/></draw:line><draw:line text:anchor-type="paragraph" draw:z-index="8" draw:name="Shape1" draw:style-name="gr1" draw:text-style-name="P26" svg:x1="1.4862in" svg:y1="0.0618in" svg:x2="1.4862in" svg:y2="0.4563in"><text:p/></draw:line><draw:line text:anchor-type="paragraph" draw:z-index="9" draw:name="Shape1" draw:style-name="gr1" draw:text-style-name="P26" svg:x1="1.8799in" svg:y1="0.0618in" svg:x2="1.8807in" svg:y2="0.4563in"><text:p/></draw:line><draw:line text:anchor-type="paragraph" draw:z-index="10" draw:name="Shape1" draw:style-name="gr1" draw:text-style-name="P26" svg:x1="2.2736in" svg:y1="0.0618in" svg:x2="2.2736in" svg:y2="0.4402in"><text:p/></draw:line><draw:line text:anchor-type="paragraph" draw:z-index="11" draw:name="Shape1" draw:style-name="gr1" draw:text-style-name="P26" svg:x1="2.6673in" svg:y1="0.0618in" svg:x2="2.6673in" svg:y2="0.4402in"><text:p/></draw:line><draw:line text:anchor-type="paragraph" draw:z-index="12" draw:name="Shape1" draw:style-name="gr1" draw:text-style-name="P26" svg:x1="3.061in" svg:y1="0.0618in" svg:x2="3.061in" svg:y2="0.4402in"><text:p/></draw:line><draw:custom-shape text:anchor-type="paragraph" draw:z-index="1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1" draw:style-name="gr1" draw:text-style-name="P26" svg:x1="3.4547in" svg:y1="0.0618in" svg:x2="3.4547in" svg:y2="0.4402in"><text:p/></draw:line><draw:custom-shape text:anchor-type="paragraph" draw:z-index="2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frame draw:style-name="fr1" draw:name="Frame117" text:anchor-type="paragraph" svg:x="0.5228in" svg:y="0.0201in" svg:width="3.6937in" draw:z-index="33"><draw:text-box fo:min-height="0.6028in"><text:p text:style-name="Frame_20_contents"><draw:line text:anchor-type="paragraph" draw:z-index="65" draw:name="Shape2" draw:style-name="gr2" draw:text-style-name="P25" svg:x1="0.7035in" svg:y1="0.211in" svg:x2="3.4551in" svg:y2="0.1992in"><text:p/></draw:line><draw:line text:anchor-type="paragraph" draw:z-index="34" draw:name="Shape2" draw:style-name="gr1" draw:text-style-name="P24" svg:x1="0.6957in" svg:y1="0.2953in" svg:x2="3.452in" svg:y2="0.2791in"><text:p/></draw:line><draw:line text:anchor-type="paragraph" draw:z-index="35" draw:name="Shape2" draw:style-name="gr1" draw:text-style-name="P24" svg:x1="0.6984in" svg:y1="0.3787in" svg:x2="3.4547in" svg:y2="0.3626in"><text:p/></draw:line><draw:line text:anchor-type="paragraph" draw:z-index="36" draw:name="Shape2" draw:style-name="gr1" draw:text-style-name="P24" svg:x1="0.6984in" svg:y1="0.4563in" svg:x2="3.4547in" svg:y2="0.4402in"><text:p/></draw:line><draw:line text:anchor-type="paragraph" draw:z-index="37" draw:name="Shape2" draw:style-name="gr1" draw:text-style-name="P24" svg:x1="0.7004in" svg:y1="0.1417in" svg:x2="3.4567in" svg:y2="0.1256in"><text:p/></draw:line><draw:line text:anchor-type="paragraph" draw:z-index="38" draw:name="Shape2" draw:style-name="gr2" draw:text-style-name="P25" svg:x1="0.7031in" svg:y1="0.0618in" svg:x2="3.4594in" svg:y2="0.0618in"><text:p/></draw:line><draw:line text:anchor-type="paragraph" draw:z-index="39" draw:name="Shape1" draw:style-name="gr3" draw:text-style-name="P26" svg:x1="0.7035in" svg:y1="0.0618in" svg:x2="0.7035in" svg:y2="0.4563in"><text:p/></draw:line><draw:line text:anchor-type="paragraph" draw:z-index="40" draw:name="Shape1" draw:style-name="gr1" draw:text-style-name="P26" svg:x1="1.0925in" svg:y1="0.0618in" svg:x2="1.0925in" svg:y2="0.4563in"><text:p/></draw:line><draw:line text:anchor-type="paragraph" draw:z-index="41" draw:name="Shape1" draw:style-name="gr1" draw:text-style-name="P26" svg:x1="1.4862in" svg:y1="0.0618in" svg:x2="1.4862in" svg:y2="0.4563in"><text:p/></draw:line><draw:line text:anchor-type="paragraph" draw:z-index="42" draw:name="Shape1" draw:style-name="gr1" draw:text-style-name="P26" svg:x1="1.8799in" svg:y1="0.0618in" svg:x2="1.8807in" svg:y2="0.4563in"><text:p/></draw:line><draw:line text:anchor-type="paragraph" draw:z-index="43" draw:name="Shape1" draw:style-name="gr1" draw:text-style-name="P26" svg:x1="2.2736in" svg:y1="0.0618in" svg:x2="2.2736in" svg:y2="0.4402in"><text:p/></draw:line><draw:line text:anchor-type="paragraph" draw:z-index="44" draw:name="Shape1" draw:style-name="gr1" draw:text-style-name="P26" svg:x1="2.6673in" svg:y1="0.0618in" svg:x2="2.6673in" svg:y2="0.4402in"><text:p/></draw:line><draw:line text:anchor-type="paragraph" draw:z-index="45" draw:name="Shape1" draw:style-name="gr1" draw:text-style-name="P26" svg:x1="3.061in" svg:y1="0.0618in" svg:x2="3.061in" svg:y2="0.4402in"><text:p/></draw:line><draw:custom-shape text:anchor-type="paragraph" draw:z-index="4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1" draw:style-name="gr1" draw:text-style-name="P26" svg:x1="3.4547in" svg:y1="0.0618in" svg:x2="3.4547in" svg:y2="0.4402in"><text:p/></draw:line><draw:custom-shape text:anchor-type="paragraph" draw:z-index="5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frame draw:style-name="fr1" draw:name="Frame118" text:anchor-type="paragraph" svg:x="0.5228in" svg:y="0.0201in" svg:width="3.6937in" draw:z-index="66"><draw:text-box fo:min-height="0.6028in"><text:p text:style-name="Frame_20_contents"><draw:line text:anchor-type="paragraph" draw:z-index="98" draw:name="Shape2" draw:style-name="gr2" draw:text-style-name="P25" svg:x1="0.7035in" svg:y1="0.211in" svg:x2="3.4551in" svg:y2="0.1992in"><text:p/></draw:line><draw:line text:anchor-type="paragraph" draw:z-index="67" draw:name="Shape2" draw:style-name="gr1" draw:text-style-name="P24" svg:x1="0.6957in" svg:y1="0.2953in" svg:x2="3.452in" svg:y2="0.2791in"><text:p/></draw:line><draw:line text:anchor-type="paragraph" draw:z-index="68" draw:name="Shape2" draw:style-name="gr1" draw:text-style-name="P24" svg:x1="0.6984in" svg:y1="0.3787in" svg:x2="3.4547in" svg:y2="0.3626in"><text:p/></draw:line><draw:line text:anchor-type="paragraph" draw:z-index="69" draw:name="Shape2" draw:style-name="gr1" draw:text-style-name="P24" svg:x1="0.6984in" svg:y1="0.4563in" svg:x2="3.4547in" svg:y2="0.4402in"><text:p/></draw:line><draw:line text:anchor-type="paragraph" draw:z-index="70" draw:name="Shape2" draw:style-name="gr1" draw:text-style-name="P24" svg:x1="0.7004in" svg:y1="0.1417in" svg:x2="3.4567in" svg:y2="0.1256in"><text:p/></draw:line><draw:line text:anchor-type="paragraph" draw:z-index="71" draw:name="Shape2" draw:style-name="gr2" draw:text-style-name="P25" svg:x1="0.7031in" svg:y1="0.0618in" svg:x2="3.4594in" svg:y2="0.0618in"><text:p/></draw:line><draw:line text:anchor-type="paragraph" draw:z-index="72" draw:name="Shape1" draw:style-name="gr3" draw:text-style-name="P26" svg:x1="0.7035in" svg:y1="0.0618in" svg:x2="0.7035in" svg:y2="0.4563in"><text:p/></draw:line><draw:line text:anchor-type="paragraph" draw:z-index="73" draw:name="Shape1" draw:style-name="gr1" draw:text-style-name="P26" svg:x1="1.0925in" svg:y1="0.0618in" svg:x2="1.0925in" svg:y2="0.4563in"><text:p/></draw:line><draw:line text:anchor-type="paragraph" draw:z-index="74" draw:name="Shape1" draw:style-name="gr1" draw:text-style-name="P26" svg:x1="1.4862in" svg:y1="0.0618in" svg:x2="1.4862in" svg:y2="0.4563in"><text:p/></draw:line><draw:line text:anchor-type="paragraph" draw:z-index="75" draw:name="Shape1" draw:style-name="gr1" draw:text-style-name="P26" svg:x1="1.8799in" svg:y1="0.0618in" svg:x2="1.8807in" svg:y2="0.4563in"><text:p/></draw:line><draw:line text:anchor-type="paragraph" draw:z-index="76" draw:name="Shape1" draw:style-name="gr1" draw:text-style-name="P26" svg:x1="2.2736in" svg:y1="0.0618in" svg:x2="2.2736in" svg:y2="0.4402in"><text:p/></draw:line><draw:line text:anchor-type="paragraph" draw:z-index="77" draw:name="Shape1" draw:style-name="gr1" draw:text-style-name="P26" svg:x1="2.6673in" svg:y1="0.0618in" svg:x2="2.6673in" svg:y2="0.4402in"><text:p/></draw:line><draw:line text:anchor-type="paragraph" draw:z-index="78" draw:name="Shape1" draw:style-name="gr1" draw:text-style-name="P26" svg:x1="3.061in" svg:y1="0.0618in" svg:x2="3.061in" svg:y2="0.4402in"><text:p/></draw:line><draw:custom-shape text:anchor-type="paragraph" draw:z-index="7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6" draw:name="Shape1" draw:style-name="gr1" draw:text-style-name="P26" svg:x1="3.4547in" svg:y1="0.0618in" svg:x2="3.4547in" svg:y2="0.4402in"><text:p/></draw:line><draw:custom-shape text:anchor-type="paragraph" draw:z-index="8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frame draw:style-name="fr1" draw:name="Frame119" text:anchor-type="paragraph" svg:x="0.5228in" svg:y="0.0201in" svg:width="3.6937in" draw:z-index="99"><draw:text-box fo:min-height="0.6028in"><text:p text:style-name="Frame_20_contents"><draw:line text:anchor-type="paragraph" draw:z-index="131" draw:name="Shape2" draw:style-name="gr2" draw:text-style-name="P25" svg:x1="0.7035in" svg:y1="0.211in" svg:x2="3.4551in" svg:y2="0.1992in"><text:p/></draw:line><draw:line text:anchor-type="paragraph" draw:z-index="100" draw:name="Shape2" draw:style-name="gr1" draw:text-style-name="P24" svg:x1="0.6957in" svg:y1="0.2953in" svg:x2="3.452in" svg:y2="0.2791in"><text:p/></draw:line><draw:line text:anchor-type="paragraph" draw:z-index="101" draw:name="Shape2" draw:style-name="gr1" draw:text-style-name="P24" svg:x1="0.6984in" svg:y1="0.3787in" svg:x2="3.4547in" svg:y2="0.3626in"><text:p/></draw:line><draw:line text:anchor-type="paragraph" draw:z-index="102" draw:name="Shape2" draw:style-name="gr1" draw:text-style-name="P24" svg:x1="0.6984in" svg:y1="0.4563in" svg:x2="3.4547in" svg:y2="0.4402in"><text:p/></draw:line><draw:line text:anchor-type="paragraph" draw:z-index="103" draw:name="Shape2" draw:style-name="gr1" draw:text-style-name="P24" svg:x1="0.7004in" svg:y1="0.1417in" svg:x2="3.4567in" svg:y2="0.1256in"><text:p/></draw:line><draw:line text:anchor-type="paragraph" draw:z-index="104" draw:name="Shape2" draw:style-name="gr2" draw:text-style-name="P25" svg:x1="0.7031in" svg:y1="0.0618in" svg:x2="3.4594in" svg:y2="0.0618in"><text:p/></draw:line><draw:line text:anchor-type="paragraph" draw:z-index="105" draw:name="Shape1" draw:style-name="gr3" draw:text-style-name="P26" svg:x1="0.7035in" svg:y1="0.0618in" svg:x2="0.7035in" svg:y2="0.4563in"><text:p/></draw:line><draw:line text:anchor-type="paragraph" draw:z-index="106" draw:name="Shape1" draw:style-name="gr1" draw:text-style-name="P26" svg:x1="1.0925in" svg:y1="0.0618in" svg:x2="1.0925in" svg:y2="0.4563in"><text:p/></draw:line><draw:line text:anchor-type="paragraph" draw:z-index="107" draw:name="Shape1" draw:style-name="gr1" draw:text-style-name="P26" svg:x1="1.4862in" svg:y1="0.0618in" svg:x2="1.4862in" svg:y2="0.4563in"><text:p/></draw:line><draw:line text:anchor-type="paragraph" draw:z-index="108" draw:name="Shape1" draw:style-name="gr1" draw:text-style-name="P26" svg:x1="1.8799in" svg:y1="0.0618in" svg:x2="1.8807in" svg:y2="0.4563in"><text:p/></draw:line><draw:line text:anchor-type="paragraph" draw:z-index="109" draw:name="Shape1" draw:style-name="gr1" draw:text-style-name="P26" svg:x1="2.2736in" svg:y1="0.0618in" svg:x2="2.2736in" svg:y2="0.4402in"><text:p/></draw:line><draw:line text:anchor-type="paragraph" draw:z-index="110" draw:name="Shape1" draw:style-name="gr1" draw:text-style-name="P26" svg:x1="2.6673in" svg:y1="0.0618in" svg:x2="2.6673in" svg:y2="0.4402in"><text:p/></draw:line><draw:line text:anchor-type="paragraph" draw:z-index="111" draw:name="Shape1" draw:style-name="gr1" draw:text-style-name="P26" svg:x1="3.061in" svg:y1="0.0618in" svg:x2="3.061in" svg:y2="0.4402in"><text:p/></draw:line><draw:custom-shape text:anchor-type="paragraph" draw:z-index="11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9" draw:name="Shape1" draw:style-name="gr1" draw:text-style-name="P26" svg:x1="3.4547in" svg:y1="0.0618in" svg:x2="3.4547in" svg:y2="0.4402in"><text:p/></draw:line><draw:custom-shape text:anchor-type="paragraph" draw:z-index="12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frame draw:style-name="fr1" draw:name="Frame120" text:anchor-type="paragraph" svg:x="0.5228in" svg:y="0.0201in" svg:width="3.6937in" draw:z-index="132"><draw:text-box fo:min-height="0.6028in"><text:p text:style-name="Frame_20_contents"><draw:line text:anchor-type="paragraph" draw:z-index="164" draw:name="Shape2" draw:style-name="gr2" draw:text-style-name="P25" svg:x1="0.7035in" svg:y1="0.211in" svg:x2="3.4551in" svg:y2="0.1992in"><text:p/></draw:line><draw:line text:anchor-type="paragraph" draw:z-index="133" draw:name="Shape2" draw:style-name="gr1" draw:text-style-name="P24" svg:x1="0.6957in" svg:y1="0.2953in" svg:x2="3.452in" svg:y2="0.2791in"><text:p/></draw:line><draw:line text:anchor-type="paragraph" draw:z-index="134" draw:name="Shape2" draw:style-name="gr1" draw:text-style-name="P24" svg:x1="0.6984in" svg:y1="0.3787in" svg:x2="3.4547in" svg:y2="0.3626in"><text:p/></draw:line><draw:line text:anchor-type="paragraph" draw:z-index="135" draw:name="Shape2" draw:style-name="gr1" draw:text-style-name="P24" svg:x1="0.6984in" svg:y1="0.4563in" svg:x2="3.4547in" svg:y2="0.4402in"><text:p/></draw:line><draw:line text:anchor-type="paragraph" draw:z-index="136" draw:name="Shape2" draw:style-name="gr1" draw:text-style-name="P24" svg:x1="0.7004in" svg:y1="0.1417in" svg:x2="3.4567in" svg:y2="0.1256in"><text:p/></draw:line><draw:line text:anchor-type="paragraph" draw:z-index="137" draw:name="Shape2" draw:style-name="gr2" draw:text-style-name="P25" svg:x1="0.7031in" svg:y1="0.0618in" svg:x2="3.4594in" svg:y2="0.0618in"><text:p/></draw:line><draw:line text:anchor-type="paragraph" draw:z-index="138" draw:name="Shape1" draw:style-name="gr3" draw:text-style-name="P26" svg:x1="0.7035in" svg:y1="0.0618in" svg:x2="0.7035in" svg:y2="0.4563in"><text:p/></draw:line><draw:line text:anchor-type="paragraph" draw:z-index="139" draw:name="Shape1" draw:style-name="gr1" draw:text-style-name="P26" svg:x1="1.0925in" svg:y1="0.0618in" svg:x2="1.0925in" svg:y2="0.4563in"><text:p/></draw:line><draw:line text:anchor-type="paragraph" draw:z-index="140" draw:name="Shape1" draw:style-name="gr1" draw:text-style-name="P26" svg:x1="1.4862in" svg:y1="0.0618in" svg:x2="1.4862in" svg:y2="0.4563in"><text:p/></draw:line><draw:line text:anchor-type="paragraph" draw:z-index="141" draw:name="Shape1" draw:style-name="gr1" draw:text-style-name="P26" svg:x1="1.8799in" svg:y1="0.0618in" svg:x2="1.8807in" svg:y2="0.4563in"><text:p/></draw:line><draw:line text:anchor-type="paragraph" draw:z-index="142" draw:name="Shape1" draw:style-name="gr1" draw:text-style-name="P26" svg:x1="2.2736in" svg:y1="0.0618in" svg:x2="2.2736in" svg:y2="0.4402in"><text:p/></draw:line><draw:line text:anchor-type="paragraph" draw:z-index="143" draw:name="Shape1" draw:style-name="gr1" draw:text-style-name="P26" svg:x1="2.6673in" svg:y1="0.0618in" svg:x2="2.6673in" svg:y2="0.4402in"><text:p/></draw:line><draw:line text:anchor-type="paragraph" draw:z-index="144" draw:name="Shape1" draw:style-name="gr1" draw:text-style-name="P26" svg:x1="3.061in" svg:y1="0.0618in" svg:x2="3.061in" svg:y2="0.4402in"><text:p/></draw:line><draw:custom-shape text:anchor-type="paragraph" draw:z-index="14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2" draw:name="Shape1" draw:style-name="gr1" draw:text-style-name="P26" svg:x1="3.4547in" svg:y1="0.0618in" svg:x2="3.4547in" svg:y2="0.4402in"><text:p/></draw:line><draw:custom-shape text:anchor-type="paragraph" draw:z-index="15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frame draw:style-name="fr1" draw:name="Frame121" text:anchor-type="paragraph" svg:x="0.5228in" svg:y="0.0201in" svg:width="3.6937in" draw:z-index="165"><draw:text-box fo:min-height="0.6028in"><text:p text:style-name="Frame_20_contents"><draw:line text:anchor-type="paragraph" draw:z-index="196" draw:name="Shape2" draw:style-name="gr2" draw:text-style-name="P25" svg:x1="0.7035in" svg:y1="0.211in" svg:x2="3.4551in" svg:y2="0.1992in"><text:p/></draw:line><draw:line text:anchor-type="paragraph" draw:z-index="166" draw:name="Shape2" draw:style-name="gr2" draw:text-style-name="P35" svg:x1="0.6961in" svg:y1="0.2909in" svg:x2="3.4535in" svg:y2="0.2795in"><text:p/></draw:line><draw:line text:anchor-type="paragraph" draw:z-index="167" draw:name="Shape2" draw:style-name="gr1" draw:text-style-name="P24" svg:x1="0.6984in" svg:y1="0.3787in" svg:x2="3.4547in" svg:y2="0.3626in"><text:p/></draw:line><draw:line text:anchor-type="paragraph" draw:z-index="168" draw:name="Shape2" draw:style-name="gr1" draw:text-style-name="P24" svg:x1="0.7004in" svg:y1="0.1417in" svg:x2="3.4567in" svg:y2="0.1256in"><text:p/></draw:line><draw:line text:anchor-type="paragraph" draw:z-index="169" draw:name="Shape2" draw:style-name="gr2" draw:text-style-name="P25" svg:x1="0.7031in" svg:y1="0.0618in" svg:x2="3.4594in" svg:y2="0.0618in"><text:p/></draw:line><draw:line text:anchor-type="paragraph" draw:z-index="170" draw:name="Shape1" draw:style-name="gr3" draw:text-style-name="P26" svg:x1="0.7035in" svg:y1="0.0618in" svg:x2="0.7035in" svg:y2="0.4563in"><text:p/></draw:line><draw:line text:anchor-type="paragraph" draw:z-index="171" draw:name="Shape1" draw:style-name="gr1" draw:text-style-name="P26" svg:x1="1.0925in" svg:y1="0.0618in" svg:x2="1.0925in" svg:y2="0.4563in"><text:p/></draw:line><draw:line text:anchor-type="paragraph" draw:z-index="172" draw:name="Shape1" draw:style-name="gr1" draw:text-style-name="P26" svg:x1="1.4862in" svg:y1="0.0618in" svg:x2="1.4862in" svg:y2="0.4563in"><text:p/></draw:line><draw:line text:anchor-type="paragraph" draw:z-index="173" draw:name="Shape1" draw:style-name="gr1" draw:text-style-name="P26" svg:x1="1.8799in" svg:y1="0.0618in" svg:x2="1.8807in" svg:y2="0.4563in"><text:p/></draw:line><draw:line text:anchor-type="paragraph" draw:z-index="174" draw:name="Shape1" draw:style-name="gr1" draw:text-style-name="P26" svg:x1="2.2736in" svg:y1="0.0618in" svg:x2="2.2736in" svg:y2="0.4402in"><text:p/></draw:line><draw:line text:anchor-type="paragraph" draw:z-index="175" draw:name="Shape1" draw:style-name="gr1" draw:text-style-name="P26" svg:x1="2.6673in" svg:y1="0.0618in" svg:x2="2.6673in" svg:y2="0.4402in"><text:p/></draw:line><draw:line text:anchor-type="paragraph" draw:z-index="176" draw:name="Shape1" draw:style-name="gr1" draw:text-style-name="P26" svg:x1="3.061in" svg:y1="0.0618in" svg:x2="3.061in" svg:y2="0.4402in"><text:p/></draw:line><draw:custom-shape text:anchor-type="paragraph" draw:z-index="17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4" draw:name="Shape1" draw:style-name="gr1" draw:text-style-name="P26" svg:x1="3.4547in" svg:y1="0.0618in" svg:x2="3.4547in" svg:y2="0.4402in"><text:p/></draw:line><draw:custom-shape text:anchor-type="paragraph" draw:z-index="18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frame draw:style-name="fr1" draw:name="Frame130" text:anchor-type="paragraph" svg:x="0.5228in" svg:y="0.0201in" svg:width="3.7071in" draw:z-index="197"><draw:text-box fo:min-height="0.6028in"><text:p text:style-name="Frame_20_contents"><draw:line text:anchor-type="paragraph" draw:z-index="198" draw:name="Shape2" draw:style-name="gr2" draw:text-style-name="P25" svg:x1="0.0528in" svg:y1="0.0638in" svg:x2="3.4598in" svg:y2="0.0618in"><text:p/></draw:line><draw:line text:anchor-type="paragraph" draw:z-index="199" draw:name="Shape1" draw:style-name="gr3" draw:text-style-name="P26" svg:x1="0.0528in" svg:y1="0.0638in" svg:x2="0.0528in" svg:y2="0.402in"><text:p/></draw:line><draw:line text:anchor-type="paragraph" draw:z-index="200" draw:name="Shape1" draw:style-name="gr1" draw:text-style-name="P26" svg:x1="0.0528in" svg:y1="0.0638in" svg:x2="0.0528in" svg:y2="0.402in"><text:p/></draw:line><draw:custom-shape text:anchor-type="paragraph" draw:z-index="20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2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3" draw:name="Shape3" draw:style-name="gr4" draw:text-style-name="P27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5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6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7" draw:name="Shape1" draw:style-name="gr1" draw:text-style-name="P26" svg:x1="3.4547in" svg:y1="0.0618in" svg:x2="3.4547in" svg:y2="0.4in"><text:p/></draw:line><draw:custom-shape text:anchor-type="paragraph" draw:z-index="20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9" draw:name="Shape3" draw:style-name="gr9" draw:text-style-name="P32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3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5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9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0" draw:name="Shape2" draw:style-name="gr2" draw:text-style-name="P35" svg:x1="0.0528in" svg:y1="0.1283in" svg:x2="3.4563in" svg:y2="0.1256in"><text:p/></draw:line><draw:line text:anchor-type="paragraph" draw:z-index="221" draw:name="Shape2" draw:style-name="gr2" draw:text-style-name="P35" svg:x1="0.0528in" svg:y1="0.1882in" svg:x2="3.4563in" svg:y2="0.1854in"><text:p/></draw:line><draw:line text:anchor-type="paragraph" draw:z-index="222" draw:name="Shape2" draw:style-name="gr2" draw:text-style-name="P25" svg:x1="0.048in" svg:y1="0.2591in" svg:x2="3.4551in" svg:y2="0.2571in"><text:p/></draw:line><draw:line text:anchor-type="paragraph" draw:z-index="223" draw:name="Shape2" draw:style-name="gr2" draw:text-style-name="P25" svg:x1="0.0528in" svg:y1="0.3319in" svg:x2="3.4598in" svg:y2="0.3299in"><text:p/></draw:line><draw:line text:anchor-type="paragraph" draw:z-index="224" draw:name="Shape2" draw:style-name="gr2" draw:text-style-name="P25" svg:x1="0.0528in" svg:y1="0.402in" svg:x2="3.4598in" svg:y2="0.4in"><text:p/></draw:line><draw:line text:anchor-type="paragraph" draw:z-index="225" draw:name="Shape1" draw:style-name="gr1" draw:text-style-name="P26" svg:x1="0.4028in" svg:y1="0.0638in" svg:x2="0.4028in" svg:y2="0.402in"><text:p/></draw:line><draw:line text:anchor-type="paragraph" draw:z-index="226" draw:name="Shape1" draw:style-name="gr1" draw:text-style-name="P26" svg:x1="0.2252in" svg:y1="0.0638in" svg:x2="0.2252in" svg:y2="0.402in"><text:p/></draw:line><draw:line text:anchor-type="paragraph" draw:z-index="227" draw:name="Shape1" draw:style-name="gr1" draw:text-style-name="P26" svg:x1="0.5811in" svg:y1="0.0618in" svg:x2="0.5811in" svg:y2="0.4in"><text:p/></draw:line><draw:line text:anchor-type="paragraph" draw:z-index="228" draw:name="Shape1" draw:style-name="gr1" draw:text-style-name="P26" svg:x1="0.7591in" svg:y1="0.0618in" svg:x2="0.7591in" svg:y2="0.4in"><text:p/></draw:line><draw:line text:anchor-type="paragraph" draw:z-index="229" draw:name="Shape1" draw:style-name="gr1" draw:text-style-name="P26" svg:x1="0.9256in" svg:y1="0.0638in" svg:x2="0.9256in" svg:y2="0.402in"><text:p/></draw:line><draw:line text:anchor-type="paragraph" draw:z-index="230" draw:name="Shape1" draw:style-name="gr1" draw:text-style-name="P26" svg:x1="1.0925in" svg:y1="0.0618in" svg:x2="1.0925in" svg:y2="0.4in"><text:p/></draw:line><draw:line text:anchor-type="paragraph" draw:z-index="231" draw:name="Shape1" draw:style-name="gr1" draw:text-style-name="P26" svg:x1="1.2618in" svg:y1="0.0638in" svg:x2="1.2618in" svg:y2="0.402in"><text:p/></draw:line><draw:line text:anchor-type="paragraph" draw:z-index="232" draw:name="Shape1" draw:style-name="gr1" draw:text-style-name="P26" svg:x1="1.5957in" svg:y1="0.0618in" svg:x2="1.5957in" svg:y2="0.4in"><text:p/></draw:line><draw:line text:anchor-type="paragraph" draw:z-index="233" draw:name="Shape1" draw:style-name="gr1" draw:text-style-name="P26" svg:x1="1.7909in" svg:y1="0.0638in" svg:x2="1.7909in" svg:y2="0.402in"><text:p/></draw:line><draw:line text:anchor-type="paragraph" draw:z-index="234" draw:name="Shape1" draw:style-name="gr1" draw:text-style-name="P26" svg:x1="1.9618in" svg:y1="0.0638in" svg:x2="1.9618in" svg:y2="0.402in"><text:p/></draw:line><draw:line text:anchor-type="paragraph" draw:z-index="235" draw:name="Shape1" draw:style-name="gr1" draw:text-style-name="P26" svg:x1="2.1445in" svg:y1="0.0638in" svg:x2="2.1445in" svg:y2="0.402in"><text:p/></draw:line><draw:custom-shape text:anchor-type="paragraph" draw:z-index="236" draw:name="Shape3" draw:style-name="gr13" draw:text-style-name="P27" svg:width="0.0787in" svg:height="0.0787in" svg:x="0.2728in" svg:y="0.3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7" draw:name="Shape3" draw:style-name="gr14" draw:text-style-name="P31" svg:width="0.0787in" svg:height="0.0787in" svg:x="0.6252in" svg:y="0.36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4" draw:name="Shape3" draw:style-name="gr14" draw:text-style-name="P31" svg:width="0.0787in" svg:height="0.0787in" svg:x="0.9701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5" draw:name="Shape3" draw:style-name="gr16" draw:text-style-name="P28" svg:width="0.0787in" svg:height="0.0787in" svg:x="1.2972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6" draw:name="Shape3" draw:style-name="gr17" draw:text-style-name="P33" svg:width="0.0787in" svg:height="0.0787in" svg:x="1.461in" svg:y="0.2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7" draw:name="Shape3" draw:style-name="gr15" draw:text-style-name="P29" svg:width="0.0795in" svg:height="0.0795in" svg:x="1.8339in" svg:y="0.2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8" draw:name="Shape3" draw:style-name="gr18" draw:text-style-name="P32" svg:width="0.0787in" svg:height="0.0787in" svg:x="1.2972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9" draw:name="Shape3" draw:style-name="gr19" draw:text-style-name="P34" svg:width="0.0787in" svg:height="0.0787in" svg:x="1.6563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0" draw:name="Shape3" draw:style-name="gr13" draw:text-style-name="P27" svg:width="0.0787in" svg:height="0.0787in" svg:x="1.8339in" svg:y="0.1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1" draw:name="Shape3" draw:style-name="gr14" draw:text-style-name="P31" svg:width="0.0787in" svg:height="0.0787in" svg:x="2.1953in" svg:y="0.15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2" draw:name="Shape3" draw:style-name="gr16" draw:text-style-name="P28" svg:width="0.0787in" svg:height="0.0787in" svg:x="1.8339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3" draw:name="Shape3" draw:style-name="gr17" draw:text-style-name="P33" svg:width="0.0787in" svg:height="0.0787in" svg:x="2.0189in" svg:y="0.0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4" draw:name="Shape3" draw:style-name="gr15" draw:text-style-name="P29" svg:width="0.0795in" svg:height="0.0795in" svg:x="2.3945in" svg:y="0.0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5" draw:name="Shape1" draw:style-name="gr1" draw:text-style-name="P26" svg:x1="3.4547in" svg:y1="0.0618in" svg:x2="3.4547in" svg:y2="0.4in"><text:p/></draw:line><draw:line text:anchor-type="paragraph" draw:z-index="258" draw:name="Shape1" draw:style-name="gr1" draw:text-style-name="P26" svg:x1="1.4118in" svg:y1="0.0638in" svg:x2="1.4118in" svg:y2="0.402in"><text:p/></draw:line><draw:line text:anchor-type="paragraph" draw:z-index="259" draw:name="Shape1" draw:style-name="gr1" draw:text-style-name="P26" svg:x1="2.3244in" svg:y1="0.0638in" svg:x2="2.3244in" svg:y2="0.402in"><text:p/></draw:line><draw:line text:anchor-type="paragraph" draw:z-index="260" draw:name="Shape1" draw:style-name="gr1" draw:text-style-name="P26" svg:x1="2.5319in" svg:y1="0.0638in" svg:x2="2.5319in" svg:y2="0.402in"><text:p/></draw:line><draw:line text:anchor-type="paragraph" draw:z-index="261" draw:name="Shape1" draw:style-name="gr1" draw:text-style-name="P26" svg:x1="2.7327in" svg:y1="0.0638in" svg:x2="2.7327in" svg:y2="0.402in"><text:p/></draw:line><draw:line text:anchor-type="paragraph" draw:z-index="264" draw:name="Shape1" draw:style-name="gr1" draw:text-style-name="P26" svg:x1="3.2854in" svg:y1="0.0638in" svg:x2="3.2854in" svg:y2="0.402in"><text:p/></draw:line><draw:line text:anchor-type="paragraph" draw:z-index="263" draw:name="Shape1" draw:style-name="gr1" draw:text-style-name="P26" svg:x1="3.1236in" svg:y1="0.0618in" svg:x2="3.1236in" svg:y2="0.4in"><text:p/></draw:line><draw:line text:anchor-type="paragraph" draw:z-index="262" draw:name="Shape1" draw:style-name="gr1" draw:text-style-name="P26" svg:x1="2.9291in" svg:y1="0.0638in" svg:x2="2.9291in" svg:y2="0.402in"><text:p/></draw:line><draw:custom-shape text:anchor-type="paragraph" draw:z-index="265" draw:name="Shape3" draw:style-name="gr14" draw:text-style-name="P31" svg:width="0.0787in" svg:height="0.0787in" svg:x="2.7917in" svg:y="0.02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6" draw:name="Shape3" draw:style-name="gr13" draw:text-style-name="P27" svg:width="0.0787in" svg:height="0.0787in" svg:x="2.3945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7" draw:name="Shape3" draw:style-name="gr16" draw:text-style-name="P28" svg:width="0.0787in" svg:height="0.0787in" svg:x="3.1646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custom-shape text:anchor-type="paragraph" draw:z-index="256" draw:name="Shape3" draw:style-name="gr18" draw:text-style-name="P32" svg:width="0.0787in" svg:height="0.0787in" svg:x="3.3744in" svg:y="0.169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7" draw:name="Shape3" draw:style-name="gr19" draw:text-style-name="P34" svg:width="0.0787in" svg:height="0.0787in" svg:x="2.778in" svg:y="0.1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239" draw:name="Shape3" draw:style-name="gr15" draw:text-style-name="P29" svg:width="0.0795in" svg:height="0.0795in" svg:x="1.2075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2" draw:name="Shape3" draw:style-name="gr18" draw:text-style-name="P32" svg:width="0.0787in" svg:height="0.0787in" svg:x="1.5528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3" draw:name="Shape3" draw:style-name="gr19" draw:text-style-name="P34" svg:width="0.0787in" svg:height="0.0787in" svg:x="1.8799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8" draw:name="Shape3" draw:style-name="gr13" draw:text-style-name="P27" svg:width="0.0787in" svg:height="0.0787in" svg:x="2.0437in" svg:y="0.1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240" draw:name="Shape3" draw:style-name="gr16" draw:text-style-name="P28" svg:width="0.0787in" svg:height="0.0787in" svg:x="1.5528in" svg:y="0.05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1" draw:name="Shape3" draw:style-name="gr17" draw:text-style-name="P33" svg:width="0.0787in" svg:height="0.0787in" svg:x="1.7201in" svg:y="0.0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16" text:outline-level="2"><text:bookmark-start text:name="__RefHeading___Toc1752_1035098181"/><text:span text:style-name="T6">Lydian</text:span> shape<text:bookmark-end text:name="__RefHeading___Toc1752_1035098181"/></text:h>
      <text:p text:style-name="P8"><draw:frame draw:style-name="fr1" draw:name="Frame8" text:anchor-type="paragraph" svg:x="0.5228in" svg:y="0.0201in" svg:width="3.6937in" draw:z-index="536"><draw:text-box fo:min-height="0.6028in"><text:p text:style-name="Frame_20_contents"><draw:line text:anchor-type="paragraph" draw:z-index="537" draw:name="Shape2" draw:style-name="gr1" draw:text-style-name="P24" svg:x1="0.6957in" svg:y1="0.2953in" svg:x2="3.452in" svg:y2="0.2791in"><text:p/></draw:line><draw:line text:anchor-type="paragraph" draw:z-index="538" draw:name="Shape2" draw:style-name="gr1" draw:text-style-name="P24" svg:x1="0.6984in" svg:y1="0.3787in" svg:x2="3.4547in" svg:y2="0.3626in"><text:p/></draw:line><draw:line text:anchor-type="paragraph" draw:z-index="539" draw:name="Shape2" draw:style-name="gr1" draw:text-style-name="P24" svg:x1="0.6984in" svg:y1="0.4563in" svg:x2="3.4547in" svg:y2="0.4402in"><text:p/></draw:line><draw:line text:anchor-type="paragraph" draw:z-index="540" draw:name="Shape2" draw:style-name="gr1" draw:text-style-name="P24" svg:x1="0.7004in" svg:y1="0.1417in" svg:x2="3.4567in" svg:y2="0.1256in"><text:p/></draw:line><draw:line text:anchor-type="paragraph" draw:z-index="541" draw:name="Shape2" draw:style-name="gr2" draw:text-style-name="P25" svg:x1="0.7031in" svg:y1="0.0618in" svg:x2="3.4594in" svg:y2="0.0618in"><text:p/></draw:line><draw:line text:anchor-type="paragraph" draw:z-index="542" draw:name="Shape1" draw:style-name="gr3" draw:text-style-name="P26" svg:x1="0.7035in" svg:y1="0.0618in" svg:x2="0.7035in" svg:y2="0.4563in"><text:p/></draw:line><draw:line text:anchor-type="paragraph" draw:z-index="543" draw:name="Shape1" draw:style-name="gr1" draw:text-style-name="P26" svg:x1="1.0925in" svg:y1="0.0618in" svg:x2="1.0925in" svg:y2="0.4563in"><text:p/></draw:line><draw:line text:anchor-type="paragraph" draw:z-index="544" draw:name="Shape1" draw:style-name="gr1" draw:text-style-name="P26" svg:x1="1.4862in" svg:y1="0.0618in" svg:x2="1.4862in" svg:y2="0.4563in"><text:p/></draw:line><draw:line text:anchor-type="paragraph" draw:z-index="545" draw:name="Shape1" draw:style-name="gr1" draw:text-style-name="P26" svg:x1="1.8799in" svg:y1="0.0618in" svg:x2="1.8807in" svg:y2="0.4563in"><text:p/></draw:line><draw:line text:anchor-type="paragraph" draw:z-index="546" draw:name="Shape1" draw:style-name="gr1" draw:text-style-name="P26" svg:x1="2.2736in" svg:y1="0.0618in" svg:x2="2.2736in" svg:y2="0.4402in"><text:p/></draw:line><draw:line text:anchor-type="paragraph" draw:z-index="547" draw:name="Shape1" draw:style-name="gr1" draw:text-style-name="P26" svg:x1="2.6673in" svg:y1="0.0618in" svg:x2="2.6673in" svg:y2="0.4402in"><text:p/></draw:line><draw:line text:anchor-type="paragraph" draw:z-index="548" draw:name="Shape1" draw:style-name="gr1" draw:text-style-name="P26" svg:x1="3.061in" svg:y1="0.0618in" svg:x2="3.061in" svg:y2="0.4402in"><text:p/></draw:line><draw:custom-shape text:anchor-type="paragraph" draw:z-index="54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5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6" draw:name="Shape1" draw:style-name="gr1" draw:text-style-name="P26" svg:x1="3.4547in" svg:y1="0.0618in" svg:x2="3.4547in" svg:y2="0.4402in"><text:p/></draw:line><draw:custom-shape text:anchor-type="paragraph" draw:z-index="55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8" draw:name="Shape2" draw:style-name="gr2" draw:text-style-name="P25" svg:x1="0.7035in" svg:y1="0.211in" svg:x2="3.4551in" svg:y2="0.1992in"><text:p/></draw:line></text:p></draw:text-box></draw:frame><draw:frame draw:style-name="fr1" draw:name="Frame9" text:anchor-type="paragraph" svg:x="0.5228in" svg:y="0.0201in" svg:width="3.6937in" draw:z-index="569"><draw:text-box fo:min-height="0.6028in"><text:p text:style-name="Frame_20_contents"><draw:line text:anchor-type="paragraph" draw:z-index="570" draw:name="Shape2" draw:style-name="gr1" draw:text-style-name="P24" svg:x1="0.6957in" svg:y1="0.2953in" svg:x2="3.452in" svg:y2="0.2791in"><text:p/></draw:line><draw:line text:anchor-type="paragraph" draw:z-index="571" draw:name="Shape2" draw:style-name="gr1" draw:text-style-name="P24" svg:x1="0.6984in" svg:y1="0.3787in" svg:x2="3.4547in" svg:y2="0.3626in"><text:p/></draw:line><draw:line text:anchor-type="paragraph" draw:z-index="572" draw:name="Shape2" draw:style-name="gr1" draw:text-style-name="P24" svg:x1="0.6984in" svg:y1="0.4563in" svg:x2="3.4547in" svg:y2="0.4402in"><text:p/></draw:line><draw:line text:anchor-type="paragraph" draw:z-index="573" draw:name="Shape2" draw:style-name="gr1" draw:text-style-name="P24" svg:x1="0.7004in" svg:y1="0.1417in" svg:x2="3.4567in" svg:y2="0.1256in"><text:p/></draw:line><draw:line text:anchor-type="paragraph" draw:z-index="574" draw:name="Shape2" draw:style-name="gr2" draw:text-style-name="P25" svg:x1="0.7031in" svg:y1="0.0618in" svg:x2="3.4594in" svg:y2="0.0618in"><text:p/></draw:line><draw:line text:anchor-type="paragraph" draw:z-index="575" draw:name="Shape1" draw:style-name="gr3" draw:text-style-name="P26" svg:x1="0.7035in" svg:y1="0.0618in" svg:x2="0.7035in" svg:y2="0.4563in"><text:p/></draw:line><draw:line text:anchor-type="paragraph" draw:z-index="576" draw:name="Shape1" draw:style-name="gr1" draw:text-style-name="P26" svg:x1="1.0925in" svg:y1="0.0618in" svg:x2="1.0925in" svg:y2="0.4563in"><text:p/></draw:line><draw:line text:anchor-type="paragraph" draw:z-index="577" draw:name="Shape1" draw:style-name="gr1" draw:text-style-name="P26" svg:x1="1.4862in" svg:y1="0.0618in" svg:x2="1.4862in" svg:y2="0.4563in"><text:p/></draw:line><draw:line text:anchor-type="paragraph" draw:z-index="578" draw:name="Shape1" draw:style-name="gr1" draw:text-style-name="P26" svg:x1="1.8799in" svg:y1="0.0618in" svg:x2="1.8807in" svg:y2="0.4563in"><text:p/></draw:line><draw:line text:anchor-type="paragraph" draw:z-index="579" draw:name="Shape1" draw:style-name="gr1" draw:text-style-name="P26" svg:x1="2.2736in" svg:y1="0.0618in" svg:x2="2.2736in" svg:y2="0.4402in"><text:p/></draw:line><draw:line text:anchor-type="paragraph" draw:z-index="580" draw:name="Shape1" draw:style-name="gr1" draw:text-style-name="P26" svg:x1="2.6673in" svg:y1="0.0618in" svg:x2="2.6673in" svg:y2="0.4402in"><text:p/></draw:line><draw:line text:anchor-type="paragraph" draw:z-index="581" draw:name="Shape1" draw:style-name="gr1" draw:text-style-name="P26" svg:x1="3.061in" svg:y1="0.0618in" svg:x2="3.061in" svg:y2="0.4402in"><text:p/></draw:line><draw:custom-shape text:anchor-type="paragraph" draw:z-index="58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3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8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89" draw:name="Shape1" draw:style-name="gr1" draw:text-style-name="P26" svg:x1="3.4547in" svg:y1="0.0618in" svg:x2="3.4547in" svg:y2="0.4402in"><text:p/></draw:line><draw:custom-shape text:anchor-type="paragraph" draw:z-index="59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1" draw:name="Shape2" draw:style-name="gr2" draw:text-style-name="P25" svg:x1="0.7035in" svg:y1="0.211in" svg:x2="3.4551in" svg:y2="0.1992in"><text:p/></draw:line></text:p></draw:text-box></draw:frame><draw:frame draw:style-name="fr1" draw:name="Frame10" text:anchor-type="paragraph" svg:x="0.5228in" svg:y="0.0201in" svg:width="3.6937in" draw:z-index="602"><draw:text-box fo:min-height="0.6028in"><text:p text:style-name="Frame_20_contents"><draw:line text:anchor-type="paragraph" draw:z-index="603" draw:name="Shape2" draw:style-name="gr1" draw:text-style-name="P24" svg:x1="0.6957in" svg:y1="0.2953in" svg:x2="3.452in" svg:y2="0.2791in"><text:p/></draw:line><draw:line text:anchor-type="paragraph" draw:z-index="604" draw:name="Shape2" draw:style-name="gr1" draw:text-style-name="P24" svg:x1="0.6984in" svg:y1="0.3787in" svg:x2="3.4547in" svg:y2="0.3626in"><text:p/></draw:line><draw:line text:anchor-type="paragraph" draw:z-index="605" draw:name="Shape2" draw:style-name="gr1" draw:text-style-name="P24" svg:x1="0.6984in" svg:y1="0.4563in" svg:x2="3.4547in" svg:y2="0.4402in"><text:p/></draw:line><draw:line text:anchor-type="paragraph" draw:z-index="606" draw:name="Shape2" draw:style-name="gr1" draw:text-style-name="P24" svg:x1="0.7004in" svg:y1="0.1417in" svg:x2="3.4567in" svg:y2="0.1256in"><text:p/></draw:line><draw:line text:anchor-type="paragraph" draw:z-index="607" draw:name="Shape2" draw:style-name="gr2" draw:text-style-name="P25" svg:x1="0.7031in" svg:y1="0.0618in" svg:x2="3.4594in" svg:y2="0.0618in"><text:p/></draw:line><draw:line text:anchor-type="paragraph" draw:z-index="608" draw:name="Shape1" draw:style-name="gr3" draw:text-style-name="P26" svg:x1="0.7035in" svg:y1="0.0618in" svg:x2="0.7035in" svg:y2="0.4563in"><text:p/></draw:line><draw:line text:anchor-type="paragraph" draw:z-index="609" draw:name="Shape1" draw:style-name="gr1" draw:text-style-name="P26" svg:x1="1.0925in" svg:y1="0.0618in" svg:x2="1.0925in" svg:y2="0.4563in"><text:p/></draw:line><draw:line text:anchor-type="paragraph" draw:z-index="610" draw:name="Shape1" draw:style-name="gr1" draw:text-style-name="P26" svg:x1="1.4862in" svg:y1="0.0618in" svg:x2="1.4862in" svg:y2="0.4563in"><text:p/></draw:line><draw:line text:anchor-type="paragraph" draw:z-index="611" draw:name="Shape1" draw:style-name="gr1" draw:text-style-name="P26" svg:x1="1.8799in" svg:y1="0.0618in" svg:x2="1.8807in" svg:y2="0.4563in"><text:p/></draw:line><draw:line text:anchor-type="paragraph" draw:z-index="612" draw:name="Shape1" draw:style-name="gr1" draw:text-style-name="P26" svg:x1="2.2736in" svg:y1="0.0618in" svg:x2="2.2736in" svg:y2="0.4402in"><text:p/></draw:line><draw:line text:anchor-type="paragraph" draw:z-index="613" draw:name="Shape1" draw:style-name="gr1" draw:text-style-name="P26" svg:x1="2.6673in" svg:y1="0.0618in" svg:x2="2.6673in" svg:y2="0.4402in"><text:p/></draw:line><draw:line text:anchor-type="paragraph" draw:z-index="614" draw:name="Shape1" draw:style-name="gr1" draw:text-style-name="P26" svg:x1="3.061in" svg:y1="0.0618in" svg:x2="3.061in" svg:y2="0.4402in"><text:p/></draw:line><draw:custom-shape text:anchor-type="paragraph" draw:z-index="61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1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2" draw:name="Shape1" draw:style-name="gr1" draw:text-style-name="P26" svg:x1="3.4547in" svg:y1="0.0618in" svg:x2="3.4547in" svg:y2="0.4402in"><text:p/></draw:line><draw:custom-shape text:anchor-type="paragraph" draw:z-index="62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4" draw:name="Shape2" draw:style-name="gr2" draw:text-style-name="P25" svg:x1="0.7035in" svg:y1="0.211in" svg:x2="3.4551in" svg:y2="0.1992in"><text:p/></draw:line></text:p></draw:text-box></draw:frame><draw:frame draw:style-name="fr1" draw:name="Frame11" text:anchor-type="paragraph" svg:x="0.5228in" svg:y="0.0201in" svg:width="3.6937in" draw:z-index="635"><draw:text-box fo:min-height="0.6028in"><text:p text:style-name="Frame_20_contents"><draw:line text:anchor-type="paragraph" draw:z-index="636" draw:name="Shape2" draw:style-name="gr1" draw:text-style-name="P24" svg:x1="0.6957in" svg:y1="0.2953in" svg:x2="3.452in" svg:y2="0.2791in"><text:p/></draw:line><draw:line text:anchor-type="paragraph" draw:z-index="637" draw:name="Shape2" draw:style-name="gr1" draw:text-style-name="P24" svg:x1="0.6984in" svg:y1="0.3787in" svg:x2="3.4547in" svg:y2="0.3626in"><text:p/></draw:line><draw:line text:anchor-type="paragraph" draw:z-index="638" draw:name="Shape2" draw:style-name="gr1" draw:text-style-name="P24" svg:x1="0.6984in" svg:y1="0.4563in" svg:x2="3.4547in" svg:y2="0.4402in"><text:p/></draw:line><draw:line text:anchor-type="paragraph" draw:z-index="639" draw:name="Shape2" draw:style-name="gr1" draw:text-style-name="P24" svg:x1="0.7004in" svg:y1="0.1417in" svg:x2="3.4567in" svg:y2="0.1256in"><text:p/></draw:line><draw:line text:anchor-type="paragraph" draw:z-index="640" draw:name="Shape2" draw:style-name="gr2" draw:text-style-name="P25" svg:x1="0.7031in" svg:y1="0.0618in" svg:x2="3.4594in" svg:y2="0.0618in"><text:p/></draw:line><draw:line text:anchor-type="paragraph" draw:z-index="641" draw:name="Shape1" draw:style-name="gr3" draw:text-style-name="P26" svg:x1="0.7035in" svg:y1="0.0618in" svg:x2="0.7035in" svg:y2="0.4563in"><text:p/></draw:line><draw:line text:anchor-type="paragraph" draw:z-index="642" draw:name="Shape1" draw:style-name="gr1" draw:text-style-name="P26" svg:x1="1.0925in" svg:y1="0.0618in" svg:x2="1.0925in" svg:y2="0.4563in"><text:p/></draw:line><draw:line text:anchor-type="paragraph" draw:z-index="643" draw:name="Shape1" draw:style-name="gr1" draw:text-style-name="P26" svg:x1="1.4862in" svg:y1="0.0618in" svg:x2="1.4862in" svg:y2="0.4563in"><text:p/></draw:line><draw:line text:anchor-type="paragraph" draw:z-index="644" draw:name="Shape1" draw:style-name="gr1" draw:text-style-name="P26" svg:x1="1.8799in" svg:y1="0.0618in" svg:x2="1.8807in" svg:y2="0.4563in"><text:p/></draw:line><draw:line text:anchor-type="paragraph" draw:z-index="645" draw:name="Shape1" draw:style-name="gr1" draw:text-style-name="P26" svg:x1="2.2736in" svg:y1="0.0618in" svg:x2="2.2736in" svg:y2="0.4402in"><text:p/></draw:line><draw:line text:anchor-type="paragraph" draw:z-index="646" draw:name="Shape1" draw:style-name="gr1" draw:text-style-name="P26" svg:x1="2.6673in" svg:y1="0.0618in" svg:x2="2.6673in" svg:y2="0.4402in"><text:p/></draw:line><draw:line text:anchor-type="paragraph" draw:z-index="647" draw:name="Shape1" draw:style-name="gr1" draw:text-style-name="P26" svg:x1="3.061in" svg:y1="0.0618in" svg:x2="3.061in" svg:y2="0.4402in"><text:p/></draw:line><draw:custom-shape text:anchor-type="paragraph" draw:z-index="64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9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3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4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5" draw:name="Shape1" draw:style-name="gr1" draw:text-style-name="P26" svg:x1="3.4547in" svg:y1="0.0618in" svg:x2="3.4547in" svg:y2="0.4402in"><text:p/></draw:line><draw:custom-shape text:anchor-type="paragraph" draw:z-index="65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7" draw:name="Shape2" draw:style-name="gr2" draw:text-style-name="P25" svg:x1="0.7035in" svg:y1="0.211in" svg:x2="3.4551in" svg:y2="0.1992in"><text:p/></draw:line></text:p></draw:text-box></draw:frame><draw:frame draw:style-name="fr1" draw:name="Frame12" text:anchor-type="paragraph" svg:x="0.5228in" svg:y="0.0201in" svg:width="3.6937in" draw:z-index="668"><draw:text-box fo:min-height="0.6028in"><text:p text:style-name="Frame_20_contents"><draw:line text:anchor-type="paragraph" draw:z-index="669" draw:name="Shape2" draw:style-name="gr1" draw:text-style-name="P24" svg:x1="0.6957in" svg:y1="0.2953in" svg:x2="3.452in" svg:y2="0.2791in"><text:p/></draw:line><draw:line text:anchor-type="paragraph" draw:z-index="670" draw:name="Shape2" draw:style-name="gr1" draw:text-style-name="P24" svg:x1="0.6984in" svg:y1="0.3787in" svg:x2="3.4547in" svg:y2="0.3626in"><text:p/></draw:line><draw:line text:anchor-type="paragraph" draw:z-index="671" draw:name="Shape2" draw:style-name="gr1" draw:text-style-name="P24" svg:x1="0.6984in" svg:y1="0.4563in" svg:x2="3.4547in" svg:y2="0.4402in"><text:p/></draw:line><draw:line text:anchor-type="paragraph" draw:z-index="672" draw:name="Shape2" draw:style-name="gr1" draw:text-style-name="P24" svg:x1="0.7004in" svg:y1="0.1417in" svg:x2="3.4567in" svg:y2="0.1256in"><text:p/></draw:line><draw:line text:anchor-type="paragraph" draw:z-index="673" draw:name="Shape2" draw:style-name="gr2" draw:text-style-name="P25" svg:x1="0.7031in" svg:y1="0.0618in" svg:x2="3.4594in" svg:y2="0.0618in"><text:p/></draw:line><draw:line text:anchor-type="paragraph" draw:z-index="674" draw:name="Shape1" draw:style-name="gr3" draw:text-style-name="P26" svg:x1="0.7035in" svg:y1="0.0618in" svg:x2="0.7035in" svg:y2="0.4563in"><text:p/></draw:line><draw:line text:anchor-type="paragraph" draw:z-index="675" draw:name="Shape1" draw:style-name="gr1" draw:text-style-name="P26" svg:x1="1.0925in" svg:y1="0.0618in" svg:x2="1.0925in" svg:y2="0.4563in"><text:p/></draw:line><draw:line text:anchor-type="paragraph" draw:z-index="676" draw:name="Shape1" draw:style-name="gr1" draw:text-style-name="P26" svg:x1="1.4862in" svg:y1="0.0618in" svg:x2="1.4862in" svg:y2="0.4563in"><text:p/></draw:line><draw:line text:anchor-type="paragraph" draw:z-index="677" draw:name="Shape1" draw:style-name="gr1" draw:text-style-name="P26" svg:x1="1.8799in" svg:y1="0.0618in" svg:x2="1.8807in" svg:y2="0.4563in"><text:p/></draw:line><draw:line text:anchor-type="paragraph" draw:z-index="678" draw:name="Shape1" draw:style-name="gr1" draw:text-style-name="P26" svg:x1="2.2736in" svg:y1="0.0618in" svg:x2="2.2736in" svg:y2="0.4402in"><text:p/></draw:line><draw:line text:anchor-type="paragraph" draw:z-index="679" draw:name="Shape1" draw:style-name="gr1" draw:text-style-name="P26" svg:x1="2.6673in" svg:y1="0.0618in" svg:x2="2.6673in" svg:y2="0.4402in"><text:p/></draw:line><draw:line text:anchor-type="paragraph" draw:z-index="680" draw:name="Shape1" draw:style-name="gr1" draw:text-style-name="P26" svg:x1="3.061in" svg:y1="0.0618in" svg:x2="3.061in" svg:y2="0.4402in"><text:p/></draw:line><draw:custom-shape text:anchor-type="paragraph" draw:z-index="68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7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8" draw:name="Shape1" draw:style-name="gr1" draw:text-style-name="P26" svg:x1="3.4547in" svg:y1="0.0618in" svg:x2="3.4547in" svg:y2="0.4402in"><text:p/></draw:line><draw:custom-shape text:anchor-type="paragraph" draw:z-index="68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0" draw:name="Shape2" draw:style-name="gr2" draw:text-style-name="P25" svg:x1="0.7035in" svg:y1="0.211in" svg:x2="3.4551in" svg:y2="0.1992in"><text:p/></draw:line></text:p></draw:text-box></draw:frame><draw:frame draw:style-name="fr1" draw:name="Frame13" text:anchor-type="paragraph" svg:x="0.5228in" svg:y="0.0201in" svg:width="3.6937in" draw:z-index="701"><draw:text-box fo:min-height="0.6028in"><text:p text:style-name="Frame_20_contents"><draw:line text:anchor-type="paragraph" draw:z-index="702" draw:name="Shape2" draw:style-name="gr2" draw:text-style-name="P35" svg:x1="0.6961in" svg:y1="0.2909in" svg:x2="3.4535in" svg:y2="0.2795in"><text:p/></draw:line><draw:line text:anchor-type="paragraph" draw:z-index="703" draw:name="Shape2" draw:style-name="gr1" draw:text-style-name="P24" svg:x1="0.6984in" svg:y1="0.3787in" svg:x2="3.4547in" svg:y2="0.3626in"><text:p/></draw:line><draw:line text:anchor-type="paragraph" draw:z-index="704" draw:name="Shape2" draw:style-name="gr1" draw:text-style-name="P24" svg:x1="0.7004in" svg:y1="0.1417in" svg:x2="3.4567in" svg:y2="0.1256in"><text:p/></draw:line><draw:line text:anchor-type="paragraph" draw:z-index="705" draw:name="Shape2" draw:style-name="gr2" draw:text-style-name="P25" svg:x1="0.7031in" svg:y1="0.0618in" svg:x2="3.4594in" svg:y2="0.0618in"><text:p/></draw:line><draw:line text:anchor-type="paragraph" draw:z-index="706" draw:name="Shape1" draw:style-name="gr3" draw:text-style-name="P26" svg:x1="0.7035in" svg:y1="0.0618in" svg:x2="0.7035in" svg:y2="0.4563in"><text:p/></draw:line><draw:line text:anchor-type="paragraph" draw:z-index="707" draw:name="Shape1" draw:style-name="gr1" draw:text-style-name="P26" svg:x1="1.0925in" svg:y1="0.0618in" svg:x2="1.0925in" svg:y2="0.4563in"><text:p/></draw:line><draw:line text:anchor-type="paragraph" draw:z-index="708" draw:name="Shape1" draw:style-name="gr1" draw:text-style-name="P26" svg:x1="1.4862in" svg:y1="0.0618in" svg:x2="1.4862in" svg:y2="0.4563in"><text:p/></draw:line><draw:line text:anchor-type="paragraph" draw:z-index="709" draw:name="Shape1" draw:style-name="gr1" draw:text-style-name="P26" svg:x1="1.8799in" svg:y1="0.0618in" svg:x2="1.8807in" svg:y2="0.4563in"><text:p/></draw:line><draw:line text:anchor-type="paragraph" draw:z-index="710" draw:name="Shape1" draw:style-name="gr1" draw:text-style-name="P26" svg:x1="2.2736in" svg:y1="0.0618in" svg:x2="2.2736in" svg:y2="0.4402in"><text:p/></draw:line><draw:line text:anchor-type="paragraph" draw:z-index="711" draw:name="Shape1" draw:style-name="gr1" draw:text-style-name="P26" svg:x1="2.6673in" svg:y1="0.0618in" svg:x2="2.6673in" svg:y2="0.4402in"><text:p/></draw:line><draw:line text:anchor-type="paragraph" draw:z-index="712" draw:name="Shape1" draw:style-name="gr1" draw:text-style-name="P26" svg:x1="3.061in" svg:y1="0.0618in" svg:x2="3.061in" svg:y2="0.4402in"><text:p/></draw:line><draw:custom-shape text:anchor-type="paragraph" draw:z-index="71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9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0" draw:name="Shape1" draw:style-name="gr1" draw:text-style-name="P26" svg:x1="3.4547in" svg:y1="0.0618in" svg:x2="3.4547in" svg:y2="0.4402in"><text:p/></draw:line><draw:custom-shape text:anchor-type="paragraph" draw:z-index="72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2" draw:name="Shape2" draw:style-name="gr2" draw:text-style-name="P25" svg:x1="0.7035in" svg:y1="0.211in" svg:x2="3.4551in" svg:y2="0.1992in"><text:p/></draw:line></text:p></draw:text-box></draw:frame><draw:frame draw:style-name="fr1" draw:name="Frame14" text:anchor-type="paragraph" svg:x="0.5228in" svg:y="0.0201in" svg:width="3.7071in" draw:z-index="733"><draw:text-box fo:min-height="0.6028in"><text:p text:style-name="Frame_20_contents"><draw:line text:anchor-type="paragraph" draw:z-index="734" draw:name="Shape2" draw:style-name="gr2" draw:text-style-name="P25" svg:x1="0.0528in" svg:y1="0.0638in" svg:x2="3.4598in" svg:y2="0.0618in"><text:p/></draw:line><draw:line text:anchor-type="paragraph" draw:z-index="735" draw:name="Shape1" draw:style-name="gr3" draw:text-style-name="P26" svg:x1="0.0528in" svg:y1="0.0638in" svg:x2="0.0528in" svg:y2="0.402in"><text:p/></draw:line><draw:line text:anchor-type="paragraph" draw:z-index="736" draw:name="Shape1" draw:style-name="gr1" draw:text-style-name="P26" svg:x1="0.0528in" svg:y1="0.0638in" svg:x2="0.0528in" svg:y2="0.402in"><text:p/></draw:line><draw:custom-shape text:anchor-type="paragraph" draw:z-index="73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8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9" draw:name="Shape3" draw:style-name="gr4" draw:text-style-name="P27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1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2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43" draw:name="Shape1" draw:style-name="gr1" draw:text-style-name="P26" svg:x1="3.4547in" svg:y1="0.0618in" svg:x2="3.4547in" svg:y2="0.4in"><text:p/></draw:line><draw:custom-shape text:anchor-type="paragraph" draw:z-index="74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5" draw:name="Shape3" draw:style-name="gr9" draw:text-style-name="P32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9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1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5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56" draw:name="Shape2" draw:style-name="gr2" draw:text-style-name="P35" svg:x1="0.0528in" svg:y1="0.1283in" svg:x2="3.4563in" svg:y2="0.1256in"><text:p/></draw:line><draw:line text:anchor-type="paragraph" draw:z-index="757" draw:name="Shape2" draw:style-name="gr2" draw:text-style-name="P35" svg:x1="0.0528in" svg:y1="0.1882in" svg:x2="3.4563in" svg:y2="0.1854in"><text:p/></draw:line><draw:line text:anchor-type="paragraph" draw:z-index="758" draw:name="Shape2" draw:style-name="gr2" draw:text-style-name="P25" svg:x1="0.048in" svg:y1="0.2591in" svg:x2="3.4551in" svg:y2="0.2571in"><text:p/></draw:line><draw:line text:anchor-type="paragraph" draw:z-index="759" draw:name="Shape2" draw:style-name="gr2" draw:text-style-name="P25" svg:x1="0.0528in" svg:y1="0.3319in" svg:x2="3.4598in" svg:y2="0.3299in"><text:p/></draw:line><draw:line text:anchor-type="paragraph" draw:z-index="760" draw:name="Shape2" draw:style-name="gr2" draw:text-style-name="P25" svg:x1="0.0528in" svg:y1="0.402in" svg:x2="3.4598in" svg:y2="0.4in"><text:p/></draw:line><draw:line text:anchor-type="paragraph" draw:z-index="761" draw:name="Shape1" draw:style-name="gr1" draw:text-style-name="P26" svg:x1="0.4028in" svg:y1="0.0638in" svg:x2="0.4028in" svg:y2="0.402in"><text:p/></draw:line><draw:line text:anchor-type="paragraph" draw:z-index="762" draw:name="Shape1" draw:style-name="gr1" draw:text-style-name="P26" svg:x1="0.2252in" svg:y1="0.0638in" svg:x2="0.2252in" svg:y2="0.402in"><text:p/></draw:line><draw:line text:anchor-type="paragraph" draw:z-index="763" draw:name="Shape1" draw:style-name="gr1" draw:text-style-name="P26" svg:x1="0.5811in" svg:y1="0.0618in" svg:x2="0.5811in" svg:y2="0.4in"><text:p/></draw:line><draw:line text:anchor-type="paragraph" draw:z-index="764" draw:name="Shape1" draw:style-name="gr1" draw:text-style-name="P26" svg:x1="0.7591in" svg:y1="0.0618in" svg:x2="0.7591in" svg:y2="0.4in"><text:p/></draw:line><draw:line text:anchor-type="paragraph" draw:z-index="765" draw:name="Shape1" draw:style-name="gr1" draw:text-style-name="P26" svg:x1="0.9256in" svg:y1="0.0638in" svg:x2="0.9256in" svg:y2="0.402in"><text:p/></draw:line><draw:line text:anchor-type="paragraph" draw:z-index="766" draw:name="Shape1" draw:style-name="gr1" draw:text-style-name="P26" svg:x1="1.0925in" svg:y1="0.0618in" svg:x2="1.0925in" svg:y2="0.4in"><text:p/></draw:line><draw:line text:anchor-type="paragraph" draw:z-index="767" draw:name="Shape1" draw:style-name="gr1" draw:text-style-name="P26" svg:x1="1.2618in" svg:y1="0.0638in" svg:x2="1.2618in" svg:y2="0.402in"><text:p/></draw:line><draw:line text:anchor-type="paragraph" draw:z-index="768" draw:name="Shape1" draw:style-name="gr1" draw:text-style-name="P26" svg:x1="1.5957in" svg:y1="0.0618in" svg:x2="1.5957in" svg:y2="0.4in"><text:p/></draw:line><draw:line text:anchor-type="paragraph" draw:z-index="769" draw:name="Shape1" draw:style-name="gr1" draw:text-style-name="P26" svg:x1="1.7909in" svg:y1="0.0638in" svg:x2="1.7909in" svg:y2="0.402in"><text:p/></draw:line><draw:line text:anchor-type="paragraph" draw:z-index="770" draw:name="Shape1" draw:style-name="gr1" draw:text-style-name="P26" svg:x1="1.9618in" svg:y1="0.0638in" svg:x2="1.9618in" svg:y2="0.402in"><text:p/></draw:line><draw:line text:anchor-type="paragraph" draw:z-index="771" draw:name="Shape1" draw:style-name="gr1" draw:text-style-name="P26" svg:x1="2.1445in" svg:y1="0.0638in" svg:x2="2.1445in" svg:y2="0.402in"><text:p/></draw:line><draw:custom-shape text:anchor-type="paragraph" draw:z-index="772" draw:name="Shape3" draw:style-name="gr20" draw:text-style-name="P27" svg:width="0.0787in" svg:height="0.0787in" svg:x="0.4547in" svg:y="0.295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73" draw:name="Shape3" draw:style-name="gr14" draw:text-style-name="P31" svg:width="0.0787in" svg:height="0.0787in" svg:x="0.802in" svg:y="0.29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4" draw:name="Shape3" draw:style-name="gr14" draw:text-style-name="P31" svg:width="0.0787in" svg:height="0.0787in" svg:x="1.139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5" draw:name="Shape3" draw:style-name="gr16" draw:text-style-name="P28" svg:width="0.0787in" svg:height="0.0787in" svg:x="1.461in" svg:y="0.1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6" draw:name="Shape3" draw:style-name="gr17" draw:text-style-name="P33" svg:width="0.0787in" svg:height="0.0787in" svg:x="1.6409in" svg:y="0.1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7" draw:name="Shape3" draw:style-name="gr15" draw:text-style-name="P29" svg:width="0.0795in" svg:height="0.0795in" svg:x="2.0181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8" draw:name="Shape3" draw:style-name="gr18" draw:text-style-name="P32" svg:width="0.0787in" svg:height="0.0787in" svg:x="1.6409in" svg:y="0.08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9" draw:name="Shape3" draw:style-name="gr19" draw:text-style-name="P34" svg:width="0.0787in" svg:height="0.0787in" svg:x="2.0189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0" draw:name="Shape3" draw:style-name="gr20" draw:text-style-name="P27" svg:width="0.0787in" svg:height="0.0787in" svg:x="2.1953in" svg:y="0.08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1" draw:name="Shape3" draw:style-name="gr14" draw:text-style-name="P31" svg:width="0.0787in" svg:height="0.0787in" svg:x="2.5882in" svg:y="0.08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2" draw:name="Shape3" draw:style-name="gr16" draw:text-style-name="P28" svg:width="0.0787in" svg:height="0.0787in" svg:x="2.0189in" svg:y="0.02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3" draw:name="Shape3" draw:style-name="gr17" draw:text-style-name="P33" svg:width="0.0787in" svg:height="0.0787in" svg:x="2.1953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4" draw:name="Shape3" draw:style-name="gr15" draw:text-style-name="P29" svg:width="0.0795in" svg:height="0.0795in" svg:x="2.5882in" svg:y="0.019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5" draw:name="Shape1" draw:style-name="gr1" draw:text-style-name="P26" svg:x1="3.4547in" svg:y1="0.0618in" svg:x2="3.4547in" svg:y2="0.4in"><text:p/></draw:line><draw:line text:anchor-type="paragraph" draw:z-index="786" draw:name="Shape1" draw:style-name="gr1" draw:text-style-name="P26" svg:x1="1.4118in" svg:y1="0.0638in" svg:x2="1.4118in" svg:y2="0.402in"><text:p/></draw:line><draw:line text:anchor-type="paragraph" draw:z-index="787" draw:name="Shape1" draw:style-name="gr1" draw:text-style-name="P26" svg:x1="2.3244in" svg:y1="0.0638in" svg:x2="2.3244in" svg:y2="0.402in"><text:p/></draw:line><draw:line text:anchor-type="paragraph" draw:z-index="788" draw:name="Shape1" draw:style-name="gr1" draw:text-style-name="P26" svg:x1="2.5319in" svg:y1="0.0638in" svg:x2="2.5319in" svg:y2="0.402in"><text:p/></draw:line><draw:line text:anchor-type="paragraph" draw:z-index="789" draw:name="Shape1" draw:style-name="gr1" draw:text-style-name="P26" svg:x1="2.7327in" svg:y1="0.0638in" svg:x2="2.7327in" svg:y2="0.402in"><text:p/></draw:line><draw:line text:anchor-type="paragraph" draw:z-index="790" draw:name="Shape1" draw:style-name="gr1" draw:text-style-name="P26" svg:x1="2.9291in" svg:y1="0.0638in" svg:x2="2.9291in" svg:y2="0.402in"><text:p/></draw:line><draw:line text:anchor-type="paragraph" draw:z-index="791" draw:name="Shape1" draw:style-name="gr1" draw:text-style-name="P26" svg:x1="3.1236in" svg:y1="0.0618in" svg:x2="3.1236in" svg:y2="0.4in"><text:p/></draw:line><draw:line text:anchor-type="paragraph" draw:z-index="792" draw:name="Shape1" draw:style-name="gr1" draw:text-style-name="P26" svg:x1="3.2854in" svg:y1="0.0638in" svg:x2="3.2854in" svg:y2="0.402in"><text:p/></draw:line><draw:custom-shape text:anchor-type="paragraph" draw:z-index="803" draw:name="Shape3" draw:style-name="gr19" draw:text-style-name="P34" svg:width="0.0787in" svg:height="0.0787in" svg:x="1.461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custom-shape text:anchor-type="paragraph" draw:z-index="798" draw:name="Shape3" draw:style-name="gr18" draw:text-style-name="P32" svg:width="0.0787in" svg:height="0.0787in" svg:x="3.5654in" svg:y="0.10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custom-shape text:anchor-type="paragraph" draw:z-index="793" draw:name="Shape3" draw:style-name="gr13" draw:text-style-name="P27" svg:width="0.0787in" svg:height="0.0787in" svg:x="2.2236in" svg:y="0.1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0" draw:name="Shape3" draw:style-name="gr18" draw:text-style-name="P32" svg:width="0.0787in" svg:height="0.0787in" svg:x="1.722in" svg:y="0.1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1" draw:name="Shape3" draw:style-name="gr15" draw:text-style-name="P29" svg:width="0.0795in" svg:height="0.0795in" svg:x="1.3846in" svg:y="0.1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6" draw:name="Shape3" draw:style-name="gr17" draw:text-style-name="P33" svg:width="0.0787in" svg:height="0.0787in" svg:x="1.8819in" svg:y="0.1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5" draw:name="Shape3" draw:style-name="gr16" draw:text-style-name="P28" svg:width="0.0787in" svg:height="0.0787in" svg:x="1.722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custom-shape text:anchor-type="paragraph" draw:z-index="794" draw:name="Shape3" draw:style-name="gr15" draw:text-style-name="P29" svg:width="0.0795in" svg:height="0.0795in" svg:x="1.0366in" svg:y="0.0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7" draw:name="Shape3" draw:style-name="gr18" draw:text-style-name="P32" svg:width="0.0787in" svg:height="0.0787in" svg:x="1.3846in" svg:y="0.05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9" draw:name="Shape3" draw:style-name="gr19" draw:text-style-name="P34" svg:width="0.0787in" svg:height="0.0787in" svg:x="1.722in" svg:y="0.05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2" draw:name="Shape3" draw:style-name="gr17" draw:text-style-name="P33" svg:width="0.0787in" svg:height="0.0787in" svg:x="0.6819in" svg:y="0.0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18" text:outline-level="2"><text:bookmark-start text:name="__RefHeading___Toc1754_1035098181"/><text:span text:style-name="T6">Locrian </text:span>shape<text:bookmark-end text:name="__RefHeading___Toc1754_1035098181"/></text:h>
      <text:p text:style-name="P9"><draw:frame draw:style-name="fr1" draw:name="Frame15" text:anchor-type="paragraph" svg:x="0.5228in" svg:y="0.0201in" svg:width="3.6937in" draw:z-index="804"><draw:text-box fo:min-height="0.6028in"><text:p text:style-name="Frame_20_contents"><draw:line text:anchor-type="paragraph" draw:z-index="805" draw:name="Shape2" draw:style-name="gr1" draw:text-style-name="P24" svg:x1="0.6957in" svg:y1="0.2953in" svg:x2="3.452in" svg:y2="0.2791in"><text:p/></draw:line><draw:line text:anchor-type="paragraph" draw:z-index="806" draw:name="Shape2" draw:style-name="gr1" draw:text-style-name="P24" svg:x1="0.6984in" svg:y1="0.3787in" svg:x2="3.4547in" svg:y2="0.3626in"><text:p/></draw:line><draw:line text:anchor-type="paragraph" draw:z-index="807" draw:name="Shape2" draw:style-name="gr1" draw:text-style-name="P24" svg:x1="0.6984in" svg:y1="0.4563in" svg:x2="3.4547in" svg:y2="0.4402in"><text:p/></draw:line><draw:line text:anchor-type="paragraph" draw:z-index="808" draw:name="Shape2" draw:style-name="gr1" draw:text-style-name="P24" svg:x1="0.7004in" svg:y1="0.1417in" svg:x2="3.4567in" svg:y2="0.1256in"><text:p/></draw:line><draw:line text:anchor-type="paragraph" draw:z-index="809" draw:name="Shape2" draw:style-name="gr2" draw:text-style-name="P25" svg:x1="0.7031in" svg:y1="0.0618in" svg:x2="3.4594in" svg:y2="0.0618in"><text:p/></draw:line><draw:line text:anchor-type="paragraph" draw:z-index="810" draw:name="Shape1" draw:style-name="gr3" draw:text-style-name="P26" svg:x1="0.7035in" svg:y1="0.0618in" svg:x2="0.7035in" svg:y2="0.4563in"><text:p/></draw:line><draw:line text:anchor-type="paragraph" draw:z-index="811" draw:name="Shape1" draw:style-name="gr1" draw:text-style-name="P26" svg:x1="1.0925in" svg:y1="0.0618in" svg:x2="1.0925in" svg:y2="0.4563in"><text:p/></draw:line><draw:line text:anchor-type="paragraph" draw:z-index="812" draw:name="Shape1" draw:style-name="gr1" draw:text-style-name="P26" svg:x1="1.4862in" svg:y1="0.0618in" svg:x2="1.4862in" svg:y2="0.4563in"><text:p/></draw:line><draw:line text:anchor-type="paragraph" draw:z-index="813" draw:name="Shape1" draw:style-name="gr1" draw:text-style-name="P26" svg:x1="1.8799in" svg:y1="0.0618in" svg:x2="1.8807in" svg:y2="0.4563in"><text:p/></draw:line><draw:line text:anchor-type="paragraph" draw:z-index="814" draw:name="Shape1" draw:style-name="gr1" draw:text-style-name="P26" svg:x1="2.2736in" svg:y1="0.0618in" svg:x2="2.2736in" svg:y2="0.4402in"><text:p/></draw:line><draw:line text:anchor-type="paragraph" draw:z-index="815" draw:name="Shape1" draw:style-name="gr1" draw:text-style-name="P26" svg:x1="2.6673in" svg:y1="0.0618in" svg:x2="2.6673in" svg:y2="0.4402in"><text:p/></draw:line><draw:line text:anchor-type="paragraph" draw:z-index="816" draw:name="Shape1" draw:style-name="gr1" draw:text-style-name="P26" svg:x1="3.061in" svg:y1="0.0618in" svg:x2="3.061in" svg:y2="0.4402in"><text:p/></draw:line><draw:custom-shape text:anchor-type="paragraph" draw:z-index="81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3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24" draw:name="Shape1" draw:style-name="gr1" draw:text-style-name="P26" svg:x1="3.4547in" svg:y1="0.0618in" svg:x2="3.4547in" svg:y2="0.4402in"><text:p/></draw:line><draw:custom-shape text:anchor-type="paragraph" draw:z-index="82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6" draw:name="Shape2" draw:style-name="gr2" draw:text-style-name="P25" svg:x1="0.7035in" svg:y1="0.211in" svg:x2="3.4551in" svg:y2="0.1992in"><text:p/></draw:line></text:p></draw:text-box></draw:frame><draw:frame draw:style-name="fr1" draw:name="Frame16" text:anchor-type="paragraph" svg:x="0.5228in" svg:y="0.0201in" svg:width="3.6937in" draw:z-index="837"><draw:text-box fo:min-height="0.6028in"><text:p text:style-name="Frame_20_contents"><draw:line text:anchor-type="paragraph" draw:z-index="838" draw:name="Shape2" draw:style-name="gr1" draw:text-style-name="P24" svg:x1="0.6957in" svg:y1="0.2953in" svg:x2="3.452in" svg:y2="0.2791in"><text:p/></draw:line><draw:line text:anchor-type="paragraph" draw:z-index="839" draw:name="Shape2" draw:style-name="gr1" draw:text-style-name="P24" svg:x1="0.6984in" svg:y1="0.3787in" svg:x2="3.4547in" svg:y2="0.3626in"><text:p/></draw:line><draw:line text:anchor-type="paragraph" draw:z-index="840" draw:name="Shape2" draw:style-name="gr1" draw:text-style-name="P24" svg:x1="0.6984in" svg:y1="0.4563in" svg:x2="3.4547in" svg:y2="0.4402in"><text:p/></draw:line><draw:line text:anchor-type="paragraph" draw:z-index="841" draw:name="Shape2" draw:style-name="gr1" draw:text-style-name="P24" svg:x1="0.7004in" svg:y1="0.1417in" svg:x2="3.4567in" svg:y2="0.1256in"><text:p/></draw:line><draw:line text:anchor-type="paragraph" draw:z-index="842" draw:name="Shape2" draw:style-name="gr2" draw:text-style-name="P25" svg:x1="0.7031in" svg:y1="0.0618in" svg:x2="3.4594in" svg:y2="0.0618in"><text:p/></draw:line><draw:line text:anchor-type="paragraph" draw:z-index="843" draw:name="Shape1" draw:style-name="gr3" draw:text-style-name="P26" svg:x1="0.7035in" svg:y1="0.0618in" svg:x2="0.7035in" svg:y2="0.4563in"><text:p/></draw:line><draw:line text:anchor-type="paragraph" draw:z-index="844" draw:name="Shape1" draw:style-name="gr1" draw:text-style-name="P26" svg:x1="1.0925in" svg:y1="0.0618in" svg:x2="1.0925in" svg:y2="0.4563in"><text:p/></draw:line><draw:line text:anchor-type="paragraph" draw:z-index="845" draw:name="Shape1" draw:style-name="gr1" draw:text-style-name="P26" svg:x1="1.4862in" svg:y1="0.0618in" svg:x2="1.4862in" svg:y2="0.4563in"><text:p/></draw:line><draw:line text:anchor-type="paragraph" draw:z-index="846" draw:name="Shape1" draw:style-name="gr1" draw:text-style-name="P26" svg:x1="1.8799in" svg:y1="0.0618in" svg:x2="1.8807in" svg:y2="0.4563in"><text:p/></draw:line><draw:line text:anchor-type="paragraph" draw:z-index="847" draw:name="Shape1" draw:style-name="gr1" draw:text-style-name="P26" svg:x1="2.2736in" svg:y1="0.0618in" svg:x2="2.2736in" svg:y2="0.4402in"><text:p/></draw:line><draw:line text:anchor-type="paragraph" draw:z-index="848" draw:name="Shape1" draw:style-name="gr1" draw:text-style-name="P26" svg:x1="2.6673in" svg:y1="0.0618in" svg:x2="2.6673in" svg:y2="0.4402in"><text:p/></draw:line><draw:line text:anchor-type="paragraph" draw:z-index="849" draw:name="Shape1" draw:style-name="gr1" draw:text-style-name="P26" svg:x1="3.061in" svg:y1="0.0618in" svg:x2="3.061in" svg:y2="0.4402in"><text:p/></draw:line><draw:custom-shape text:anchor-type="paragraph" draw:z-index="85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1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5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6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57" draw:name="Shape1" draw:style-name="gr1" draw:text-style-name="P26" svg:x1="3.4547in" svg:y1="0.0618in" svg:x2="3.4547in" svg:y2="0.4402in"><text:p/></draw:line><draw:custom-shape text:anchor-type="paragraph" draw:z-index="85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69" draw:name="Shape2" draw:style-name="gr2" draw:text-style-name="P25" svg:x1="0.7035in" svg:y1="0.211in" svg:x2="3.4551in" svg:y2="0.1992in"><text:p/></draw:line></text:p></draw:text-box></draw:frame><draw:frame draw:style-name="fr1" draw:name="Frame17" text:anchor-type="paragraph" svg:x="0.5228in" svg:y="0.0201in" svg:width="3.6937in" draw:z-index="870"><draw:text-box fo:min-height="0.6028in"><text:p text:style-name="Frame_20_contents"><draw:line text:anchor-type="paragraph" draw:z-index="871" draw:name="Shape2" draw:style-name="gr1" draw:text-style-name="P24" svg:x1="0.6957in" svg:y1="0.2953in" svg:x2="3.452in" svg:y2="0.2791in"><text:p/></draw:line><draw:line text:anchor-type="paragraph" draw:z-index="872" draw:name="Shape2" draw:style-name="gr1" draw:text-style-name="P24" svg:x1="0.6984in" svg:y1="0.3787in" svg:x2="3.4547in" svg:y2="0.3626in"><text:p/></draw:line><draw:line text:anchor-type="paragraph" draw:z-index="873" draw:name="Shape2" draw:style-name="gr1" draw:text-style-name="P24" svg:x1="0.6984in" svg:y1="0.4563in" svg:x2="3.4547in" svg:y2="0.4402in"><text:p/></draw:line><draw:line text:anchor-type="paragraph" draw:z-index="874" draw:name="Shape2" draw:style-name="gr1" draw:text-style-name="P24" svg:x1="0.7004in" svg:y1="0.1417in" svg:x2="3.4567in" svg:y2="0.1256in"><text:p/></draw:line><draw:line text:anchor-type="paragraph" draw:z-index="875" draw:name="Shape2" draw:style-name="gr2" draw:text-style-name="P25" svg:x1="0.7031in" svg:y1="0.0618in" svg:x2="3.4594in" svg:y2="0.0618in"><text:p/></draw:line><draw:line text:anchor-type="paragraph" draw:z-index="876" draw:name="Shape1" draw:style-name="gr3" draw:text-style-name="P26" svg:x1="0.7035in" svg:y1="0.0618in" svg:x2="0.7035in" svg:y2="0.4563in"><text:p/></draw:line><draw:line text:anchor-type="paragraph" draw:z-index="877" draw:name="Shape1" draw:style-name="gr1" draw:text-style-name="P26" svg:x1="1.0925in" svg:y1="0.0618in" svg:x2="1.0925in" svg:y2="0.4563in"><text:p/></draw:line><draw:line text:anchor-type="paragraph" draw:z-index="878" draw:name="Shape1" draw:style-name="gr1" draw:text-style-name="P26" svg:x1="1.4862in" svg:y1="0.0618in" svg:x2="1.4862in" svg:y2="0.4563in"><text:p/></draw:line><draw:line text:anchor-type="paragraph" draw:z-index="879" draw:name="Shape1" draw:style-name="gr1" draw:text-style-name="P26" svg:x1="1.8799in" svg:y1="0.0618in" svg:x2="1.8807in" svg:y2="0.4563in"><text:p/></draw:line><draw:line text:anchor-type="paragraph" draw:z-index="880" draw:name="Shape1" draw:style-name="gr1" draw:text-style-name="P26" svg:x1="2.2736in" svg:y1="0.0618in" svg:x2="2.2736in" svg:y2="0.4402in"><text:p/></draw:line><draw:line text:anchor-type="paragraph" draw:z-index="881" draw:name="Shape1" draw:style-name="gr1" draw:text-style-name="P26" svg:x1="2.6673in" svg:y1="0.0618in" svg:x2="2.6673in" svg:y2="0.4402in"><text:p/></draw:line><draw:line text:anchor-type="paragraph" draw:z-index="882" draw:name="Shape1" draw:style-name="gr1" draw:text-style-name="P26" svg:x1="3.061in" svg:y1="0.0618in" svg:x2="3.061in" svg:y2="0.4402in"><text:p/></draw:line><draw:custom-shape text:anchor-type="paragraph" draw:z-index="88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9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90" draw:name="Shape1" draw:style-name="gr1" draw:text-style-name="P26" svg:x1="3.4547in" svg:y1="0.0618in" svg:x2="3.4547in" svg:y2="0.4402in"><text:p/></draw:line><draw:custom-shape text:anchor-type="paragraph" draw:z-index="89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02" draw:name="Shape2" draw:style-name="gr2" draw:text-style-name="P25" svg:x1="0.7035in" svg:y1="0.211in" svg:x2="3.4551in" svg:y2="0.1992in"><text:p/></draw:line></text:p></draw:text-box></draw:frame><draw:frame draw:style-name="fr1" draw:name="Frame18" text:anchor-type="paragraph" svg:x="0.5228in" svg:y="0.0201in" svg:width="3.6937in" draw:z-index="903"><draw:text-box fo:min-height="0.6028in"><text:p text:style-name="Frame_20_contents"><draw:line text:anchor-type="paragraph" draw:z-index="904" draw:name="Shape2" draw:style-name="gr1" draw:text-style-name="P24" svg:x1="0.6957in" svg:y1="0.2953in" svg:x2="3.452in" svg:y2="0.2791in"><text:p/></draw:line><draw:line text:anchor-type="paragraph" draw:z-index="905" draw:name="Shape2" draw:style-name="gr1" draw:text-style-name="P24" svg:x1="0.6984in" svg:y1="0.3787in" svg:x2="3.4547in" svg:y2="0.3626in"><text:p/></draw:line><draw:line text:anchor-type="paragraph" draw:z-index="906" draw:name="Shape2" draw:style-name="gr1" draw:text-style-name="P24" svg:x1="0.6984in" svg:y1="0.4563in" svg:x2="3.4547in" svg:y2="0.4402in"><text:p/></draw:line><draw:line text:anchor-type="paragraph" draw:z-index="907" draw:name="Shape2" draw:style-name="gr1" draw:text-style-name="P24" svg:x1="0.7004in" svg:y1="0.1417in" svg:x2="3.4567in" svg:y2="0.1256in"><text:p/></draw:line><draw:line text:anchor-type="paragraph" draw:z-index="908" draw:name="Shape2" draw:style-name="gr2" draw:text-style-name="P25" svg:x1="0.7031in" svg:y1="0.0618in" svg:x2="3.4594in" svg:y2="0.0618in"><text:p/></draw:line><draw:line text:anchor-type="paragraph" draw:z-index="909" draw:name="Shape1" draw:style-name="gr3" draw:text-style-name="P26" svg:x1="0.7035in" svg:y1="0.0618in" svg:x2="0.7035in" svg:y2="0.4563in"><text:p/></draw:line><draw:line text:anchor-type="paragraph" draw:z-index="910" draw:name="Shape1" draw:style-name="gr1" draw:text-style-name="P26" svg:x1="1.0925in" svg:y1="0.0618in" svg:x2="1.0925in" svg:y2="0.4563in"><text:p/></draw:line><draw:line text:anchor-type="paragraph" draw:z-index="911" draw:name="Shape1" draw:style-name="gr1" draw:text-style-name="P26" svg:x1="1.4862in" svg:y1="0.0618in" svg:x2="1.4862in" svg:y2="0.4563in"><text:p/></draw:line><draw:line text:anchor-type="paragraph" draw:z-index="912" draw:name="Shape1" draw:style-name="gr1" draw:text-style-name="P26" svg:x1="1.8799in" svg:y1="0.0618in" svg:x2="1.8807in" svg:y2="0.4563in"><text:p/></draw:line><draw:line text:anchor-type="paragraph" draw:z-index="913" draw:name="Shape1" draw:style-name="gr1" draw:text-style-name="P26" svg:x1="2.2736in" svg:y1="0.0618in" svg:x2="2.2736in" svg:y2="0.4402in"><text:p/></draw:line><draw:line text:anchor-type="paragraph" draw:z-index="914" draw:name="Shape1" draw:style-name="gr1" draw:text-style-name="P26" svg:x1="2.6673in" svg:y1="0.0618in" svg:x2="2.6673in" svg:y2="0.4402in"><text:p/></draw:line><draw:line text:anchor-type="paragraph" draw:z-index="915" draw:name="Shape1" draw:style-name="gr1" draw:text-style-name="P26" svg:x1="3.061in" svg:y1="0.0618in" svg:x2="3.061in" svg:y2="0.4402in"><text:p/></draw:line><draw:custom-shape text:anchor-type="paragraph" draw:z-index="91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1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2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23" draw:name="Shape1" draw:style-name="gr1" draw:text-style-name="P26" svg:x1="3.4547in" svg:y1="0.0618in" svg:x2="3.4547in" svg:y2="0.4402in"><text:p/></draw:line><draw:custom-shape text:anchor-type="paragraph" draw:z-index="92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35" draw:name="Shape2" draw:style-name="gr2" draw:text-style-name="P25" svg:x1="0.7035in" svg:y1="0.211in" svg:x2="3.4551in" svg:y2="0.1992in"><text:p/></draw:line></text:p></draw:text-box></draw:frame><draw:frame draw:style-name="fr1" draw:name="Frame19" text:anchor-type="paragraph" svg:x="0.5228in" svg:y="0.0201in" svg:width="3.6937in" draw:z-index="936"><draw:text-box fo:min-height="0.6028in"><text:p text:style-name="Frame_20_contents"><draw:line text:anchor-type="paragraph" draw:z-index="937" draw:name="Shape2" draw:style-name="gr1" draw:text-style-name="P24" svg:x1="0.6957in" svg:y1="0.2953in" svg:x2="3.452in" svg:y2="0.2791in"><text:p/></draw:line><draw:line text:anchor-type="paragraph" draw:z-index="938" draw:name="Shape2" draw:style-name="gr1" draw:text-style-name="P24" svg:x1="0.6984in" svg:y1="0.3787in" svg:x2="3.4547in" svg:y2="0.3626in"><text:p/></draw:line><draw:line text:anchor-type="paragraph" draw:z-index="939" draw:name="Shape2" draw:style-name="gr1" draw:text-style-name="P24" svg:x1="0.6984in" svg:y1="0.4563in" svg:x2="3.4547in" svg:y2="0.4402in"><text:p/></draw:line><draw:line text:anchor-type="paragraph" draw:z-index="940" draw:name="Shape2" draw:style-name="gr1" draw:text-style-name="P24" svg:x1="0.7004in" svg:y1="0.1417in" svg:x2="3.4567in" svg:y2="0.1256in"><text:p/></draw:line><draw:line text:anchor-type="paragraph" draw:z-index="941" draw:name="Shape2" draw:style-name="gr2" draw:text-style-name="P25" svg:x1="0.7031in" svg:y1="0.0618in" svg:x2="3.4594in" svg:y2="0.0618in"><text:p/></draw:line><draw:line text:anchor-type="paragraph" draw:z-index="942" draw:name="Shape1" draw:style-name="gr3" draw:text-style-name="P26" svg:x1="0.7035in" svg:y1="0.0618in" svg:x2="0.7035in" svg:y2="0.4563in"><text:p/></draw:line><draw:line text:anchor-type="paragraph" draw:z-index="943" draw:name="Shape1" draw:style-name="gr1" draw:text-style-name="P26" svg:x1="1.0925in" svg:y1="0.0618in" svg:x2="1.0925in" svg:y2="0.4563in"><text:p/></draw:line><draw:line text:anchor-type="paragraph" draw:z-index="944" draw:name="Shape1" draw:style-name="gr1" draw:text-style-name="P26" svg:x1="1.4862in" svg:y1="0.0618in" svg:x2="1.4862in" svg:y2="0.4563in"><text:p/></draw:line><draw:line text:anchor-type="paragraph" draw:z-index="945" draw:name="Shape1" draw:style-name="gr1" draw:text-style-name="P26" svg:x1="1.8799in" svg:y1="0.0618in" svg:x2="1.8807in" svg:y2="0.4563in"><text:p/></draw:line><draw:line text:anchor-type="paragraph" draw:z-index="946" draw:name="Shape1" draw:style-name="gr1" draw:text-style-name="P26" svg:x1="2.2736in" svg:y1="0.0618in" svg:x2="2.2736in" svg:y2="0.4402in"><text:p/></draw:line><draw:line text:anchor-type="paragraph" draw:z-index="947" draw:name="Shape1" draw:style-name="gr1" draw:text-style-name="P26" svg:x1="2.6673in" svg:y1="0.0618in" svg:x2="2.6673in" svg:y2="0.4402in"><text:p/></draw:line><draw:line text:anchor-type="paragraph" draw:z-index="948" draw:name="Shape1" draw:style-name="gr1" draw:text-style-name="P26" svg:x1="3.061in" svg:y1="0.0618in" svg:x2="3.061in" svg:y2="0.4402in"><text:p/></draw:line><draw:custom-shape text:anchor-type="paragraph" draw:z-index="94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5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56" draw:name="Shape1" draw:style-name="gr1" draw:text-style-name="P26" svg:x1="3.4547in" svg:y1="0.0618in" svg:x2="3.4547in" svg:y2="0.4402in"><text:p/></draw:line><draw:custom-shape text:anchor-type="paragraph" draw:z-index="95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68" draw:name="Shape2" draw:style-name="gr2" draw:text-style-name="P25" svg:x1="0.7035in" svg:y1="0.211in" svg:x2="3.4551in" svg:y2="0.1992in"><text:p/></draw:line></text:p></draw:text-box></draw:frame><draw:frame draw:style-name="fr1" draw:name="Frame20" text:anchor-type="paragraph" svg:x="0.5228in" svg:y="0.0201in" svg:width="3.6937in" draw:z-index="969"><draw:text-box fo:min-height="0.6028in"><text:p text:style-name="Frame_20_contents"><draw:line text:anchor-type="paragraph" draw:z-index="970" draw:name="Shape2" draw:style-name="gr2" draw:text-style-name="P35" svg:x1="0.6961in" svg:y1="0.2909in" svg:x2="3.4535in" svg:y2="0.2795in"><text:p/></draw:line><draw:line text:anchor-type="paragraph" draw:z-index="971" draw:name="Shape2" draw:style-name="gr1" draw:text-style-name="P24" svg:x1="0.6984in" svg:y1="0.3787in" svg:x2="3.4547in" svg:y2="0.3626in"><text:p/></draw:line><draw:line text:anchor-type="paragraph" draw:z-index="972" draw:name="Shape2" draw:style-name="gr1" draw:text-style-name="P24" svg:x1="0.7004in" svg:y1="0.1417in" svg:x2="3.4567in" svg:y2="0.1256in"><text:p/></draw:line><draw:line text:anchor-type="paragraph" draw:z-index="973" draw:name="Shape2" draw:style-name="gr2" draw:text-style-name="P25" svg:x1="0.7031in" svg:y1="0.0618in" svg:x2="3.4594in" svg:y2="0.0618in"><text:p/></draw:line><draw:line text:anchor-type="paragraph" draw:z-index="974" draw:name="Shape1" draw:style-name="gr3" draw:text-style-name="P26" svg:x1="0.7035in" svg:y1="0.0618in" svg:x2="0.7035in" svg:y2="0.4563in"><text:p/></draw:line><draw:line text:anchor-type="paragraph" draw:z-index="975" draw:name="Shape1" draw:style-name="gr1" draw:text-style-name="P26" svg:x1="1.0925in" svg:y1="0.0618in" svg:x2="1.0925in" svg:y2="0.4563in"><text:p/></draw:line><draw:line text:anchor-type="paragraph" draw:z-index="976" draw:name="Shape1" draw:style-name="gr1" draw:text-style-name="P26" svg:x1="1.4862in" svg:y1="0.0618in" svg:x2="1.4862in" svg:y2="0.4563in"><text:p/></draw:line><draw:line text:anchor-type="paragraph" draw:z-index="977" draw:name="Shape1" draw:style-name="gr1" draw:text-style-name="P26" svg:x1="1.8799in" svg:y1="0.0618in" svg:x2="1.8807in" svg:y2="0.4563in"><text:p/></draw:line><draw:line text:anchor-type="paragraph" draw:z-index="978" draw:name="Shape1" draw:style-name="gr1" draw:text-style-name="P26" svg:x1="2.2736in" svg:y1="0.0618in" svg:x2="2.2736in" svg:y2="0.4402in"><text:p/></draw:line><draw:line text:anchor-type="paragraph" draw:z-index="979" draw:name="Shape1" draw:style-name="gr1" draw:text-style-name="P26" svg:x1="2.6673in" svg:y1="0.0618in" svg:x2="2.6673in" svg:y2="0.4402in"><text:p/></draw:line><draw:line text:anchor-type="paragraph" draw:z-index="980" draw:name="Shape1" draw:style-name="gr1" draw:text-style-name="P26" svg:x1="3.061in" svg:y1="0.0618in" svg:x2="3.061in" svg:y2="0.4402in"><text:p/></draw:line><draw:custom-shape text:anchor-type="paragraph" draw:z-index="98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7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88" draw:name="Shape1" draw:style-name="gr1" draw:text-style-name="P26" svg:x1="3.4547in" svg:y1="0.0618in" svg:x2="3.4547in" svg:y2="0.4402in"><text:p/></draw:line><draw:custom-shape text:anchor-type="paragraph" draw:z-index="98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00" draw:name="Shape2" draw:style-name="gr2" draw:text-style-name="P25" svg:x1="0.7035in" svg:y1="0.211in" svg:x2="3.4551in" svg:y2="0.1992in"><text:p/></draw:line></text:p></draw:text-box></draw:frame><draw:frame draw:style-name="fr1" draw:name="Frame21" text:anchor-type="paragraph" svg:x="0.5228in" svg:y="0.0201in" svg:width="3.7071in" draw:z-index="1001"><draw:text-box fo:min-height="0.6028in"><text:p text:style-name="Frame_20_contents"><draw:line text:anchor-type="paragraph" draw:z-index="1002" draw:name="Shape2" draw:style-name="gr2" draw:text-style-name="P25" svg:x1="0.0528in" svg:y1="0.0638in" svg:x2="3.4598in" svg:y2="0.0618in"><text:p/></draw:line><draw:line text:anchor-type="paragraph" draw:z-index="1003" draw:name="Shape1" draw:style-name="gr3" draw:text-style-name="P26" svg:x1="0.0528in" svg:y1="0.0638in" svg:x2="0.0528in" svg:y2="0.402in"><text:p/></draw:line><draw:line text:anchor-type="paragraph" draw:z-index="1004" draw:name="Shape1" draw:style-name="gr1" draw:text-style-name="P26" svg:x1="0.0528in" svg:y1="0.0638in" svg:x2="0.0528in" svg:y2="0.402in"><text:p/></draw:line><draw:custom-shape text:anchor-type="paragraph" draw:z-index="100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6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7" draw:name="Shape3" draw:style-name="gr4" draw:text-style-name="P27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9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0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11" draw:name="Shape1" draw:style-name="gr1" draw:text-style-name="P26" svg:x1="3.4547in" svg:y1="0.0618in" svg:x2="3.4547in" svg:y2="0.4in"><text:p/></draw:line><draw:custom-shape text:anchor-type="paragraph" draw:z-index="101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3" draw:name="Shape3" draw:style-name="gr9" draw:text-style-name="P32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7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9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3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4" draw:name="Shape2" draw:style-name="gr2" draw:text-style-name="P35" svg:x1="0.0528in" svg:y1="0.1283in" svg:x2="3.4563in" svg:y2="0.1256in"><text:p/></draw:line><draw:line text:anchor-type="paragraph" draw:z-index="1025" draw:name="Shape2" draw:style-name="gr2" draw:text-style-name="P35" svg:x1="0.0528in" svg:y1="0.1882in" svg:x2="3.4563in" svg:y2="0.1854in"><text:p/></draw:line><draw:line text:anchor-type="paragraph" draw:z-index="1026" draw:name="Shape2" draw:style-name="gr2" draw:text-style-name="P25" svg:x1="0.048in" svg:y1="0.2591in" svg:x2="3.4551in" svg:y2="0.2571in"><text:p/></draw:line><draw:line text:anchor-type="paragraph" draw:z-index="1027" draw:name="Shape2" draw:style-name="gr2" draw:text-style-name="P25" svg:x1="0.0528in" svg:y1="0.3319in" svg:x2="3.4598in" svg:y2="0.3299in"><text:p/></draw:line><draw:line text:anchor-type="paragraph" draw:z-index="1028" draw:name="Shape2" draw:style-name="gr2" draw:text-style-name="P25" svg:x1="0.0528in" svg:y1="0.402in" svg:x2="3.4598in" svg:y2="0.4in"><text:p/></draw:line><draw:line text:anchor-type="paragraph" draw:z-index="1029" draw:name="Shape1" draw:style-name="gr1" draw:text-style-name="P26" svg:x1="0.4028in" svg:y1="0.0638in" svg:x2="0.4028in" svg:y2="0.402in"><text:p/></draw:line><draw:line text:anchor-type="paragraph" draw:z-index="1030" draw:name="Shape1" draw:style-name="gr1" draw:text-style-name="P26" svg:x1="0.2252in" svg:y1="0.0638in" svg:x2="0.2252in" svg:y2="0.402in"><text:p/></draw:line><draw:line text:anchor-type="paragraph" draw:z-index="1031" draw:name="Shape1" draw:style-name="gr1" draw:text-style-name="P26" svg:x1="0.5811in" svg:y1="0.0618in" svg:x2="0.5811in" svg:y2="0.4in"><text:p/></draw:line><draw:line text:anchor-type="paragraph" draw:z-index="1032" draw:name="Shape1" draw:style-name="gr1" draw:text-style-name="P26" svg:x1="0.7591in" svg:y1="0.0618in" svg:x2="0.7591in" svg:y2="0.4in"><text:p/></draw:line><draw:line text:anchor-type="paragraph" draw:z-index="1033" draw:name="Shape1" draw:style-name="gr1" draw:text-style-name="P26" svg:x1="0.9256in" svg:y1="0.0638in" svg:x2="0.9256in" svg:y2="0.402in"><text:p/></draw:line><draw:line text:anchor-type="paragraph" draw:z-index="1034" draw:name="Shape1" draw:style-name="gr1" draw:text-style-name="P26" svg:x1="1.0925in" svg:y1="0.0618in" svg:x2="1.0925in" svg:y2="0.4in"><text:p/></draw:line><draw:line text:anchor-type="paragraph" draw:z-index="1035" draw:name="Shape1" draw:style-name="gr1" draw:text-style-name="P26" svg:x1="1.2618in" svg:y1="0.0638in" svg:x2="1.2618in" svg:y2="0.402in"><text:p/></draw:line><draw:line text:anchor-type="paragraph" draw:z-index="1036" draw:name="Shape1" draw:style-name="gr1" draw:text-style-name="P26" svg:x1="1.5957in" svg:y1="0.0618in" svg:x2="1.5957in" svg:y2="0.4in"><text:p/></draw:line><draw:line text:anchor-type="paragraph" draw:z-index="1037" draw:name="Shape1" draw:style-name="gr1" draw:text-style-name="P26" svg:x1="1.7909in" svg:y1="0.0638in" svg:x2="1.7909in" svg:y2="0.402in"><text:p/></draw:line><draw:line text:anchor-type="paragraph" draw:z-index="1038" draw:name="Shape1" draw:style-name="gr1" draw:text-style-name="P26" svg:x1="1.9618in" svg:y1="0.0638in" svg:x2="1.9618in" svg:y2="0.402in"><text:p/></draw:line><draw:line text:anchor-type="paragraph" draw:z-index="1039" draw:name="Shape1" draw:style-name="gr1" draw:text-style-name="P26" svg:x1="2.1445in" svg:y1="0.0638in" svg:x2="2.1445in" svg:y2="0.402in"><text:p/></draw:line><draw:custom-shape text:anchor-type="paragraph" draw:z-index="1040" draw:name="Shape3" draw:style-name="gr13" draw:text-style-name="P27" svg:width="0.0787in" svg:height="0.0787in" svg:x="0.802in" svg:y="0.2165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041" draw:name="Shape3" draw:style-name="gr14" draw:text-style-name="P31" svg:width="0.0787in" svg:height="0.0787in" svg:x="0.8016in" svg:y="0.361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2" draw:name="Shape3" draw:style-name="gr14" draw:text-style-name="P31" svg:width="0.0787in" svg:height="0.0787in" svg:x="1.1429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3" draw:name="Shape3" draw:style-name="gr16" draw:text-style-name="P28" svg:width="0.0787in" svg:height="0.0787in" svg:x="2.0161in" svg:y="0.086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4" draw:name="Shape3" draw:style-name="gr17" draw:text-style-name="P33" svg:width="0.0787in" svg:height="0.0787in" svg:x="1.6563in" svg:y="0.2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5" draw:name="Shape3" draw:style-name="gr15" draw:text-style-name="P29" svg:width="0.0795in" svg:height="0.0795in" svg:x="1.1425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6" draw:name="Shape3" draw:style-name="gr18" draw:text-style-name="P32" svg:width="0.0787in" svg:height="0.0787in" svg:x="1.461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7" draw:name="Shape3" draw:style-name="gr19" draw:text-style-name="P34" svg:width="0.0787in" svg:height="0.0787in" svg:x="0.2717in" svg:y="0.36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8" draw:name="Shape3" draw:style-name="gr13" draw:text-style-name="P27" svg:width="0.0787in" svg:height="0.0787in" svg:x="0.448in" svg:y="0.36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9" draw:name="Shape3" draw:style-name="gr14" draw:text-style-name="P31" svg:width="0.0787in" svg:height="0.0787in" svg:x="1.6602in" svg:y="0.09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0" draw:name="Shape3" draw:style-name="gr16" draw:text-style-name="P28" svg:width="0.0787in" svg:height="0.0787in" svg:x="1.461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1" draw:name="Shape3" draw:style-name="gr17" draw:text-style-name="P33" svg:width="0.0787in" svg:height="0.0787in" svg:x="2.1953in" svg:y="0.0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2" draw:name="Shape3" draw:style-name="gr15" draw:text-style-name="P29" svg:width="0.0795in" svg:height="0.0795in" svg:x="2.5882in" svg:y="0.08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53" draw:name="Shape1" draw:style-name="gr1" draw:text-style-name="P26" svg:x1="3.4547in" svg:y1="0.0618in" svg:x2="3.4547in" svg:y2="0.4in"><text:p/></draw:line><draw:line text:anchor-type="paragraph" draw:z-index="1054" draw:name="Shape1" draw:style-name="gr1" draw:text-style-name="P26" svg:x1="1.4118in" svg:y1="0.0638in" svg:x2="1.4118in" svg:y2="0.402in"><text:p/></draw:line><draw:line text:anchor-type="paragraph" draw:z-index="1055" draw:name="Shape1" draw:style-name="gr1" draw:text-style-name="P26" svg:x1="2.3244in" svg:y1="0.0638in" svg:x2="2.3244in" svg:y2="0.402in"><text:p/></draw:line><draw:line text:anchor-type="paragraph" draw:z-index="1056" draw:name="Shape1" draw:style-name="gr1" draw:text-style-name="P26" svg:x1="2.5319in" svg:y1="0.0638in" svg:x2="2.5319in" svg:y2="0.402in"><text:p/></draw:line><draw:line text:anchor-type="paragraph" draw:z-index="1057" draw:name="Shape1" draw:style-name="gr1" draw:text-style-name="P26" svg:x1="2.7327in" svg:y1="0.0638in" svg:x2="2.7327in" svg:y2="0.402in"><text:p/></draw:line><draw:line text:anchor-type="paragraph" draw:z-index="1058" draw:name="Shape1" draw:style-name="gr1" draw:text-style-name="P26" svg:x1="2.9291in" svg:y1="0.0638in" svg:x2="2.9291in" svg:y2="0.402in"><text:p/></draw:line><draw:line text:anchor-type="paragraph" draw:z-index="1059" draw:name="Shape1" draw:style-name="gr1" draw:text-style-name="P26" svg:x1="3.1236in" svg:y1="0.0618in" svg:x2="3.1236in" svg:y2="0.4in"><text:p/></draw:line><draw:line text:anchor-type="paragraph" draw:z-index="1060" draw:name="Shape1" draw:style-name="gr1" draw:text-style-name="P26" svg:x1="3.2854in" svg:y1="0.0638in" svg:x2="3.2854in" svg:y2="0.402in"><text:p/></draw:line><draw:custom-shape text:anchor-type="paragraph" draw:z-index="1061" draw:name="Shape3" draw:style-name="gr19" draw:text-style-name="P34" svg:width="0.0787in" svg:height="0.0787in" svg:x="1.8382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0" draw:name="Shape3" draw:style-name="gr19" draw:text-style-name="P34" svg:width="0.0787in" svg:height="0.0787in" svg:x="2.3902in" svg:y="0.024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custom-shape text:anchor-type="paragraph" draw:z-index="1069" draw:name="Shape3" draw:style-name="gr13" draw:text-style-name="P27" svg:width="0.0787in" svg:height="0.0787in" svg:x="3.1709in" svg:y="0.1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7" draw:name="Shape3" draw:style-name="gr18" draw:text-style-name="P32" svg:width="0.0787in" svg:height="0.0787in" svg:x="2.5984in" svg:y="0.10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1" draw:name="Shape3" draw:style-name="gr14" draw:text-style-name="P31" svg:width="0.0787in" svg:height="0.0787in" svg:x="3.5791in" svg:y="0.10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1063" draw:name="Shape3" draw:style-name="gr21" draw:text-style-name="P29" svg:width="0.0795in" svg:height="0.0795in" svg:x="1.3839in" svg:y="0.1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6" draw:name="Shape3" draw:style-name="gr18" draw:text-style-name="P32" svg:width="0.0787in" svg:height="0.0787in" svg:x="1.7256in" svg:y="0.1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8" draw:name="Shape3" draw:style-name="gr19" draw:text-style-name="P34" svg:width="0.0787in" svg:height="0.0787in" svg:x="2.0437in" svg:y="0.1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5" draw:name="Shape3" draw:style-name="gr17" draw:text-style-name="P33" svg:width="0.0787in" svg:height="0.0787in" svg:x="1.0307in" svg:y="0.1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2" draw:name="Shape3" draw:style-name="gr13" draw:text-style-name="P27" svg:width="0.0787in" svg:height="0.0787in" svg:x="2.5984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1064" draw:name="Shape3" draw:style-name="gr16" draw:text-style-name="P28" svg:width="0.0787in" svg:height="0.0787in" svg:x="1.7256in" svg:y="0.05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17" text:outline-level="2"/>
      <text:h text:style-name="P14" text:outline-level="1"><text:bookmark-start text:name="__RefHeading___Toc1756_1035098181"/><text:span text:style-name="T3">4nps Aeolian</text:span> 6-string shapes<text:bookmark-end text:name="__RefHeading___Toc1756_1035098181"/></text:h>
      <text:h text:style-name="P16" text:outline-level="2"><text:bookmark-start text:name="__RefHeading___Toc1758_1035098181"/><text:span text:style-name="T5">Aeolian</text:span> shape<text:bookmark-end text:name="__RefHeading___Toc1758_1035098181"/></text:h>
      <text:p text:style-name="P7"><draw:frame draw:style-name="fr1" draw:name="Frame1" text:anchor-type="paragraph" svg:x="0.5228in" svg:y="0.0201in" svg:width="3.6937in" draw:z-index="268"><draw:text-box fo:min-height="0.6028in"><text:p text:style-name="Frame_20_contents"><draw:line text:anchor-type="paragraph" draw:z-index="269" draw:name="Shape2" draw:style-name="gr1" draw:text-style-name="P24" svg:x1="0.6957in" svg:y1="0.2953in" svg:x2="3.452in" svg:y2="0.2791in"><text:p/></draw:line><draw:line text:anchor-type="paragraph" draw:z-index="270" draw:name="Shape2" draw:style-name="gr1" draw:text-style-name="P24" svg:x1="0.6984in" svg:y1="0.3787in" svg:x2="3.4547in" svg:y2="0.3626in"><text:p/></draw:line><draw:line text:anchor-type="paragraph" draw:z-index="271" draw:name="Shape2" draw:style-name="gr1" draw:text-style-name="P24" svg:x1="0.6984in" svg:y1="0.4563in" svg:x2="3.4547in" svg:y2="0.4402in"><text:p/></draw:line><draw:line text:anchor-type="paragraph" draw:z-index="272" draw:name="Shape2" draw:style-name="gr1" draw:text-style-name="P24" svg:x1="0.7004in" svg:y1="0.1417in" svg:x2="3.4567in" svg:y2="0.1256in"><text:p/></draw:line><draw:line text:anchor-type="paragraph" draw:z-index="273" draw:name="Shape2" draw:style-name="gr2" draw:text-style-name="P25" svg:x1="0.7031in" svg:y1="0.0618in" svg:x2="3.4594in" svg:y2="0.0618in"><text:p/></draw:line><draw:line text:anchor-type="paragraph" draw:z-index="274" draw:name="Shape1" draw:style-name="gr3" draw:text-style-name="P26" svg:x1="0.7035in" svg:y1="0.0618in" svg:x2="0.7035in" svg:y2="0.4563in"><text:p/></draw:line><draw:line text:anchor-type="paragraph" draw:z-index="275" draw:name="Shape1" draw:style-name="gr1" draw:text-style-name="P26" svg:x1="1.0925in" svg:y1="0.0618in" svg:x2="1.0925in" svg:y2="0.4563in"><text:p/></draw:line><draw:line text:anchor-type="paragraph" draw:z-index="276" draw:name="Shape1" draw:style-name="gr1" draw:text-style-name="P26" svg:x1="1.4862in" svg:y1="0.0618in" svg:x2="1.4862in" svg:y2="0.4563in"><text:p/></draw:line><draw:line text:anchor-type="paragraph" draw:z-index="277" draw:name="Shape1" draw:style-name="gr1" draw:text-style-name="P26" svg:x1="1.8799in" svg:y1="0.0618in" svg:x2="1.8807in" svg:y2="0.4563in"><text:p/></draw:line><draw:line text:anchor-type="paragraph" draw:z-index="278" draw:name="Shape1" draw:style-name="gr1" draw:text-style-name="P26" svg:x1="2.2736in" svg:y1="0.0618in" svg:x2="2.2736in" svg:y2="0.4402in"><text:p/></draw:line><draw:line text:anchor-type="paragraph" draw:z-index="279" draw:name="Shape1" draw:style-name="gr1" draw:text-style-name="P26" svg:x1="2.6673in" svg:y1="0.0618in" svg:x2="2.6673in" svg:y2="0.4402in"><text:p/></draw:line><draw:line text:anchor-type="paragraph" draw:z-index="280" draw:name="Shape1" draw:style-name="gr1" draw:text-style-name="P26" svg:x1="3.061in" svg:y1="0.0618in" svg:x2="3.061in" svg:y2="0.4402in"><text:p/></draw:line><draw:custom-shape text:anchor-type="paragraph" draw:z-index="28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7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8" draw:name="Shape1" draw:style-name="gr1" draw:text-style-name="P26" svg:x1="3.4547in" svg:y1="0.0618in" svg:x2="3.4547in" svg:y2="0.4402in"><text:p/></draw:line><draw:custom-shape text:anchor-type="paragraph" draw:z-index="28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0" draw:name="Shape2" draw:style-name="gr2" draw:text-style-name="P25" svg:x1="0.7035in" svg:y1="0.211in" svg:x2="3.4551in" svg:y2="0.1992in"><text:p/></draw:line></text:p></draw:text-box></draw:frame><draw:frame draw:style-name="fr1" draw:name="Frame2" text:anchor-type="paragraph" svg:x="0.5228in" svg:y="0.0201in" svg:width="3.6937in" draw:z-index="301"><draw:text-box fo:min-height="0.6028in"><text:p text:style-name="Frame_20_contents"><draw:line text:anchor-type="paragraph" draw:z-index="302" draw:name="Shape2" draw:style-name="gr1" draw:text-style-name="P24" svg:x1="0.6957in" svg:y1="0.2953in" svg:x2="3.452in" svg:y2="0.2791in"><text:p/></draw:line><draw:line text:anchor-type="paragraph" draw:z-index="303" draw:name="Shape2" draw:style-name="gr1" draw:text-style-name="P24" svg:x1="0.6984in" svg:y1="0.3787in" svg:x2="3.4547in" svg:y2="0.3626in"><text:p/></draw:line><draw:line text:anchor-type="paragraph" draw:z-index="304" draw:name="Shape2" draw:style-name="gr1" draw:text-style-name="P24" svg:x1="0.6984in" svg:y1="0.4563in" svg:x2="3.4547in" svg:y2="0.4402in"><text:p/></draw:line><draw:line text:anchor-type="paragraph" draw:z-index="305" draw:name="Shape2" draw:style-name="gr1" draw:text-style-name="P24" svg:x1="0.7004in" svg:y1="0.1417in" svg:x2="3.4567in" svg:y2="0.1256in"><text:p/></draw:line><draw:line text:anchor-type="paragraph" draw:z-index="306" draw:name="Shape2" draw:style-name="gr2" draw:text-style-name="P25" svg:x1="0.7031in" svg:y1="0.0618in" svg:x2="3.4594in" svg:y2="0.0618in"><text:p/></draw:line><draw:line text:anchor-type="paragraph" draw:z-index="307" draw:name="Shape1" draw:style-name="gr3" draw:text-style-name="P26" svg:x1="0.7035in" svg:y1="0.0618in" svg:x2="0.7035in" svg:y2="0.4563in"><text:p/></draw:line><draw:line text:anchor-type="paragraph" draw:z-index="308" draw:name="Shape1" draw:style-name="gr1" draw:text-style-name="P26" svg:x1="1.0925in" svg:y1="0.0618in" svg:x2="1.0925in" svg:y2="0.4563in"><text:p/></draw:line><draw:line text:anchor-type="paragraph" draw:z-index="309" draw:name="Shape1" draw:style-name="gr1" draw:text-style-name="P26" svg:x1="1.4862in" svg:y1="0.0618in" svg:x2="1.4862in" svg:y2="0.4563in"><text:p/></draw:line><draw:line text:anchor-type="paragraph" draw:z-index="310" draw:name="Shape1" draw:style-name="gr1" draw:text-style-name="P26" svg:x1="1.8799in" svg:y1="0.0618in" svg:x2="1.8807in" svg:y2="0.4563in"><text:p/></draw:line><draw:line text:anchor-type="paragraph" draw:z-index="311" draw:name="Shape1" draw:style-name="gr1" draw:text-style-name="P26" svg:x1="2.2736in" svg:y1="0.0618in" svg:x2="2.2736in" svg:y2="0.4402in"><text:p/></draw:line><draw:line text:anchor-type="paragraph" draw:z-index="312" draw:name="Shape1" draw:style-name="gr1" draw:text-style-name="P26" svg:x1="2.6673in" svg:y1="0.0618in" svg:x2="2.6673in" svg:y2="0.4402in"><text:p/></draw:line><draw:line text:anchor-type="paragraph" draw:z-index="313" draw:name="Shape1" draw:style-name="gr1" draw:text-style-name="P26" svg:x1="3.061in" svg:y1="0.0618in" svg:x2="3.061in" svg:y2="0.4402in"><text:p/></draw:line><draw:custom-shape text:anchor-type="paragraph" draw:z-index="31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5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9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0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1" draw:name="Shape1" draw:style-name="gr1" draw:text-style-name="P26" svg:x1="3.4547in" svg:y1="0.0618in" svg:x2="3.4547in" svg:y2="0.4402in"><text:p/></draw:line><draw:custom-shape text:anchor-type="paragraph" draw:z-index="32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3" draw:name="Shape2" draw:style-name="gr2" draw:text-style-name="P25" svg:x1="0.7035in" svg:y1="0.211in" svg:x2="3.4551in" svg:y2="0.1992in"><text:p/></draw:line></text:p></draw:text-box></draw:frame><draw:frame draw:style-name="fr1" draw:name="Frame3" text:anchor-type="paragraph" svg:x="0.5228in" svg:y="0.0201in" svg:width="3.6937in" draw:z-index="334"><draw:text-box fo:min-height="0.6028in"><text:p text:style-name="Frame_20_contents"><draw:line text:anchor-type="paragraph" draw:z-index="335" draw:name="Shape2" draw:style-name="gr1" draw:text-style-name="P24" svg:x1="0.6957in" svg:y1="0.2953in" svg:x2="3.452in" svg:y2="0.2791in"><text:p/></draw:line><draw:line text:anchor-type="paragraph" draw:z-index="336" draw:name="Shape2" draw:style-name="gr1" draw:text-style-name="P24" svg:x1="0.6984in" svg:y1="0.3787in" svg:x2="3.4547in" svg:y2="0.3626in"><text:p/></draw:line><draw:line text:anchor-type="paragraph" draw:z-index="337" draw:name="Shape2" draw:style-name="gr1" draw:text-style-name="P24" svg:x1="0.6984in" svg:y1="0.4563in" svg:x2="3.4547in" svg:y2="0.4402in"><text:p/></draw:line><draw:line text:anchor-type="paragraph" draw:z-index="338" draw:name="Shape2" draw:style-name="gr1" draw:text-style-name="P24" svg:x1="0.7004in" svg:y1="0.1417in" svg:x2="3.4567in" svg:y2="0.1256in"><text:p/></draw:line><draw:line text:anchor-type="paragraph" draw:z-index="339" draw:name="Shape2" draw:style-name="gr2" draw:text-style-name="P25" svg:x1="0.7031in" svg:y1="0.0618in" svg:x2="3.4594in" svg:y2="0.0618in"><text:p/></draw:line><draw:line text:anchor-type="paragraph" draw:z-index="340" draw:name="Shape1" draw:style-name="gr3" draw:text-style-name="P26" svg:x1="0.7035in" svg:y1="0.0618in" svg:x2="0.7035in" svg:y2="0.4563in"><text:p/></draw:line><draw:line text:anchor-type="paragraph" draw:z-index="341" draw:name="Shape1" draw:style-name="gr1" draw:text-style-name="P26" svg:x1="1.0925in" svg:y1="0.0618in" svg:x2="1.0925in" svg:y2="0.4563in"><text:p/></draw:line><draw:line text:anchor-type="paragraph" draw:z-index="342" draw:name="Shape1" draw:style-name="gr1" draw:text-style-name="P26" svg:x1="1.4862in" svg:y1="0.0618in" svg:x2="1.4862in" svg:y2="0.4563in"><text:p/></draw:line><draw:line text:anchor-type="paragraph" draw:z-index="343" draw:name="Shape1" draw:style-name="gr1" draw:text-style-name="P26" svg:x1="1.8799in" svg:y1="0.0618in" svg:x2="1.8807in" svg:y2="0.4563in"><text:p/></draw:line><draw:line text:anchor-type="paragraph" draw:z-index="344" draw:name="Shape1" draw:style-name="gr1" draw:text-style-name="P26" svg:x1="2.2736in" svg:y1="0.0618in" svg:x2="2.2736in" svg:y2="0.4402in"><text:p/></draw:line><draw:line text:anchor-type="paragraph" draw:z-index="345" draw:name="Shape1" draw:style-name="gr1" draw:text-style-name="P26" svg:x1="2.6673in" svg:y1="0.0618in" svg:x2="2.6673in" svg:y2="0.4402in"><text:p/></draw:line><draw:line text:anchor-type="paragraph" draw:z-index="346" draw:name="Shape1" draw:style-name="gr1" draw:text-style-name="P26" svg:x1="3.061in" svg:y1="0.0618in" svg:x2="3.061in" svg:y2="0.4402in"><text:p/></draw:line><draw:custom-shape text:anchor-type="paragraph" draw:z-index="34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3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4" draw:name="Shape1" draw:style-name="gr1" draw:text-style-name="P26" svg:x1="3.4547in" svg:y1="0.0618in" svg:x2="3.4547in" svg:y2="0.4402in"><text:p/></draw:line><draw:custom-shape text:anchor-type="paragraph" draw:z-index="35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6" draw:name="Shape2" draw:style-name="gr2" draw:text-style-name="P25" svg:x1="0.7035in" svg:y1="0.211in" svg:x2="3.4551in" svg:y2="0.1992in"><text:p/></draw:line></text:p></draw:text-box></draw:frame><draw:frame draw:style-name="fr1" draw:name="Frame4" text:anchor-type="paragraph" svg:x="0.5228in" svg:y="0.0201in" svg:width="3.6937in" draw:z-index="367"><draw:text-box fo:min-height="0.6028in"><text:p text:style-name="Frame_20_contents"><draw:line text:anchor-type="paragraph" draw:z-index="368" draw:name="Shape2" draw:style-name="gr1" draw:text-style-name="P24" svg:x1="0.6957in" svg:y1="0.2953in" svg:x2="3.452in" svg:y2="0.2791in"><text:p/></draw:line><draw:line text:anchor-type="paragraph" draw:z-index="369" draw:name="Shape2" draw:style-name="gr1" draw:text-style-name="P24" svg:x1="0.6984in" svg:y1="0.3787in" svg:x2="3.4547in" svg:y2="0.3626in"><text:p/></draw:line><draw:line text:anchor-type="paragraph" draw:z-index="370" draw:name="Shape2" draw:style-name="gr1" draw:text-style-name="P24" svg:x1="0.6984in" svg:y1="0.4563in" svg:x2="3.4547in" svg:y2="0.4402in"><text:p/></draw:line><draw:line text:anchor-type="paragraph" draw:z-index="371" draw:name="Shape2" draw:style-name="gr1" draw:text-style-name="P24" svg:x1="0.7004in" svg:y1="0.1417in" svg:x2="3.4567in" svg:y2="0.1256in"><text:p/></draw:line><draw:line text:anchor-type="paragraph" draw:z-index="372" draw:name="Shape2" draw:style-name="gr2" draw:text-style-name="P25" svg:x1="0.7031in" svg:y1="0.0618in" svg:x2="3.4594in" svg:y2="0.0618in"><text:p/></draw:line><draw:line text:anchor-type="paragraph" draw:z-index="373" draw:name="Shape1" draw:style-name="gr3" draw:text-style-name="P26" svg:x1="0.7035in" svg:y1="0.0618in" svg:x2="0.7035in" svg:y2="0.4563in"><text:p/></draw:line><draw:line text:anchor-type="paragraph" draw:z-index="374" draw:name="Shape1" draw:style-name="gr1" draw:text-style-name="P26" svg:x1="1.0925in" svg:y1="0.0618in" svg:x2="1.0925in" svg:y2="0.4563in"><text:p/></draw:line><draw:line text:anchor-type="paragraph" draw:z-index="375" draw:name="Shape1" draw:style-name="gr1" draw:text-style-name="P26" svg:x1="1.4862in" svg:y1="0.0618in" svg:x2="1.4862in" svg:y2="0.4563in"><text:p/></draw:line><draw:line text:anchor-type="paragraph" draw:z-index="376" draw:name="Shape1" draw:style-name="gr1" draw:text-style-name="P26" svg:x1="1.8799in" svg:y1="0.0618in" svg:x2="1.8807in" svg:y2="0.4563in"><text:p/></draw:line><draw:line text:anchor-type="paragraph" draw:z-index="377" draw:name="Shape1" draw:style-name="gr1" draw:text-style-name="P26" svg:x1="2.2736in" svg:y1="0.0618in" svg:x2="2.2736in" svg:y2="0.4402in"><text:p/></draw:line><draw:line text:anchor-type="paragraph" draw:z-index="378" draw:name="Shape1" draw:style-name="gr1" draw:text-style-name="P26" svg:x1="2.6673in" svg:y1="0.0618in" svg:x2="2.6673in" svg:y2="0.4402in"><text:p/></draw:line><draw:line text:anchor-type="paragraph" draw:z-index="379" draw:name="Shape1" draw:style-name="gr1" draw:text-style-name="P26" svg:x1="3.061in" svg:y1="0.0618in" svg:x2="3.061in" svg:y2="0.4402in"><text:p/></draw:line><draw:custom-shape text:anchor-type="paragraph" draw:z-index="38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1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5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6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7" draw:name="Shape1" draw:style-name="gr1" draw:text-style-name="P26" svg:x1="3.4547in" svg:y1="0.0618in" svg:x2="3.4547in" svg:y2="0.4402in"><text:p/></draw:line><draw:custom-shape text:anchor-type="paragraph" draw:z-index="38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9" draw:name="Shape2" draw:style-name="gr2" draw:text-style-name="P25" svg:x1="0.7035in" svg:y1="0.211in" svg:x2="3.4551in" svg:y2="0.1992in"><text:p/></draw:line></text:p></draw:text-box></draw:frame><draw:frame draw:style-name="fr1" draw:name="Frame5" text:anchor-type="paragraph" svg:x="0.5228in" svg:y="0.0201in" svg:width="3.6937in" draw:z-index="400"><draw:text-box fo:min-height="0.6028in"><text:p text:style-name="Frame_20_contents"><draw:line text:anchor-type="paragraph" draw:z-index="401" draw:name="Shape2" draw:style-name="gr1" draw:text-style-name="P24" svg:x1="0.6957in" svg:y1="0.2953in" svg:x2="3.452in" svg:y2="0.2791in"><text:p/></draw:line><draw:line text:anchor-type="paragraph" draw:z-index="402" draw:name="Shape2" draw:style-name="gr1" draw:text-style-name="P24" svg:x1="0.6984in" svg:y1="0.3787in" svg:x2="3.4547in" svg:y2="0.3626in"><text:p/></draw:line><draw:line text:anchor-type="paragraph" draw:z-index="403" draw:name="Shape2" draw:style-name="gr1" draw:text-style-name="P24" svg:x1="0.6984in" svg:y1="0.4563in" svg:x2="3.4547in" svg:y2="0.4402in"><text:p/></draw:line><draw:line text:anchor-type="paragraph" draw:z-index="404" draw:name="Shape2" draw:style-name="gr1" draw:text-style-name="P24" svg:x1="0.7004in" svg:y1="0.1417in" svg:x2="3.4567in" svg:y2="0.1256in"><text:p/></draw:line><draw:line text:anchor-type="paragraph" draw:z-index="405" draw:name="Shape2" draw:style-name="gr2" draw:text-style-name="P25" svg:x1="0.7031in" svg:y1="0.0618in" svg:x2="3.4594in" svg:y2="0.0618in"><text:p/></draw:line><draw:line text:anchor-type="paragraph" draw:z-index="406" draw:name="Shape1" draw:style-name="gr3" draw:text-style-name="P26" svg:x1="0.7035in" svg:y1="0.0618in" svg:x2="0.7035in" svg:y2="0.4563in"><text:p/></draw:line><draw:line text:anchor-type="paragraph" draw:z-index="407" draw:name="Shape1" draw:style-name="gr1" draw:text-style-name="P26" svg:x1="1.0925in" svg:y1="0.0618in" svg:x2="1.0925in" svg:y2="0.4563in"><text:p/></draw:line><draw:line text:anchor-type="paragraph" draw:z-index="408" draw:name="Shape1" draw:style-name="gr1" draw:text-style-name="P26" svg:x1="1.4862in" svg:y1="0.0618in" svg:x2="1.4862in" svg:y2="0.4563in"><text:p/></draw:line><draw:line text:anchor-type="paragraph" draw:z-index="409" draw:name="Shape1" draw:style-name="gr1" draw:text-style-name="P26" svg:x1="1.8799in" svg:y1="0.0618in" svg:x2="1.8807in" svg:y2="0.4563in"><text:p/></draw:line><draw:line text:anchor-type="paragraph" draw:z-index="410" draw:name="Shape1" draw:style-name="gr1" draw:text-style-name="P26" svg:x1="2.2736in" svg:y1="0.0618in" svg:x2="2.2736in" svg:y2="0.4402in"><text:p/></draw:line><draw:line text:anchor-type="paragraph" draw:z-index="411" draw:name="Shape1" draw:style-name="gr1" draw:text-style-name="P26" svg:x1="2.6673in" svg:y1="0.0618in" svg:x2="2.6673in" svg:y2="0.4402in"><text:p/></draw:line><draw:line text:anchor-type="paragraph" draw:z-index="412" draw:name="Shape1" draw:style-name="gr1" draw:text-style-name="P26" svg:x1="3.061in" svg:y1="0.0618in" svg:x2="3.061in" svg:y2="0.4402in"><text:p/></draw:line><draw:custom-shape text:anchor-type="paragraph" draw:z-index="41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9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0" draw:name="Shape1" draw:style-name="gr1" draw:text-style-name="P26" svg:x1="3.4547in" svg:y1="0.0618in" svg:x2="3.4547in" svg:y2="0.4402in"><text:p/></draw:line><draw:custom-shape text:anchor-type="paragraph" draw:z-index="42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2" draw:name="Shape2" draw:style-name="gr2" draw:text-style-name="P25" svg:x1="0.7035in" svg:y1="0.211in" svg:x2="3.4551in" svg:y2="0.1992in"><text:p/></draw:line></text:p></draw:text-box></draw:frame><draw:frame draw:style-name="fr1" draw:name="Frame6" text:anchor-type="paragraph" svg:x="0.5228in" svg:y="0.0201in" svg:width="3.6937in" draw:z-index="433"><draw:text-box fo:min-height="0.6028in"><text:p text:style-name="Frame_20_contents"><draw:line text:anchor-type="paragraph" draw:z-index="434" draw:name="Shape2" draw:style-name="gr2" draw:text-style-name="P35" svg:x1="0.6961in" svg:y1="0.2909in" svg:x2="3.4535in" svg:y2="0.2795in"><text:p/></draw:line><draw:line text:anchor-type="paragraph" draw:z-index="435" draw:name="Shape2" draw:style-name="gr1" draw:text-style-name="P24" svg:x1="0.6984in" svg:y1="0.3787in" svg:x2="3.4547in" svg:y2="0.3626in"><text:p/></draw:line><draw:line text:anchor-type="paragraph" draw:z-index="436" draw:name="Shape2" draw:style-name="gr1" draw:text-style-name="P24" svg:x1="0.7004in" svg:y1="0.1417in" svg:x2="3.4567in" svg:y2="0.1256in"><text:p/></draw:line><draw:line text:anchor-type="paragraph" draw:z-index="437" draw:name="Shape2" draw:style-name="gr2" draw:text-style-name="P25" svg:x1="0.7031in" svg:y1="0.0618in" svg:x2="3.4594in" svg:y2="0.0618in"><text:p/></draw:line><draw:line text:anchor-type="paragraph" draw:z-index="438" draw:name="Shape1" draw:style-name="gr3" draw:text-style-name="P26" svg:x1="0.7035in" svg:y1="0.0618in" svg:x2="0.7035in" svg:y2="0.4563in"><text:p/></draw:line><draw:line text:anchor-type="paragraph" draw:z-index="439" draw:name="Shape1" draw:style-name="gr1" draw:text-style-name="P26" svg:x1="1.0925in" svg:y1="0.0618in" svg:x2="1.0925in" svg:y2="0.4563in"><text:p/></draw:line><draw:line text:anchor-type="paragraph" draw:z-index="440" draw:name="Shape1" draw:style-name="gr1" draw:text-style-name="P26" svg:x1="1.4862in" svg:y1="0.0618in" svg:x2="1.4862in" svg:y2="0.4563in"><text:p/></draw:line><draw:line text:anchor-type="paragraph" draw:z-index="441" draw:name="Shape1" draw:style-name="gr1" draw:text-style-name="P26" svg:x1="1.8799in" svg:y1="0.0618in" svg:x2="1.8807in" svg:y2="0.4563in"><text:p/></draw:line><draw:line text:anchor-type="paragraph" draw:z-index="442" draw:name="Shape1" draw:style-name="gr1" draw:text-style-name="P26" svg:x1="2.2736in" svg:y1="0.0618in" svg:x2="2.2736in" svg:y2="0.4402in"><text:p/></draw:line><draw:line text:anchor-type="paragraph" draw:z-index="443" draw:name="Shape1" draw:style-name="gr1" draw:text-style-name="P26" svg:x1="2.6673in" svg:y1="0.0618in" svg:x2="2.6673in" svg:y2="0.4402in"><text:p/></draw:line><draw:line text:anchor-type="paragraph" draw:z-index="444" draw:name="Shape1" draw:style-name="gr1" draw:text-style-name="P26" svg:x1="3.061in" svg:y1="0.0618in" svg:x2="3.061in" svg:y2="0.4402in"><text:p/></draw:line><draw:custom-shape text:anchor-type="paragraph" draw:z-index="44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1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52" draw:name="Shape1" draw:style-name="gr1" draw:text-style-name="P26" svg:x1="3.4547in" svg:y1="0.0618in" svg:x2="3.4547in" svg:y2="0.4402in"><text:p/></draw:line><draw:custom-shape text:anchor-type="paragraph" draw:z-index="45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4" draw:name="Shape2" draw:style-name="gr2" draw:text-style-name="P25" svg:x1="0.7035in" svg:y1="0.211in" svg:x2="3.4551in" svg:y2="0.1992in"><text:p/></draw:line></text:p></draw:text-box></draw:frame><draw:frame draw:style-name="fr1" draw:name="Frame7" text:anchor-type="paragraph" svg:x="0.5228in" svg:y="0.0201in" svg:width="3.7071in" draw:z-index="465"><draw:text-box fo:min-height="0.6028in"><text:p text:style-name="Frame_20_contents"><draw:line text:anchor-type="paragraph" draw:z-index="466" draw:name="Shape2" draw:style-name="gr2" draw:text-style-name="P25" svg:x1="0.0528in" svg:y1="0.0638in" svg:x2="3.4598in" svg:y2="0.0618in"><text:p/></draw:line><draw:line text:anchor-type="paragraph" draw:z-index="467" draw:name="Shape1" draw:style-name="gr3" draw:text-style-name="P26" svg:x1="0.0528in" svg:y1="0.0638in" svg:x2="0.0528in" svg:y2="0.402in"><text:p/></draw:line><draw:line text:anchor-type="paragraph" draw:z-index="468" draw:name="Shape1" draw:style-name="gr1" draw:text-style-name="P26" svg:x1="0.0528in" svg:y1="0.0638in" svg:x2="0.0528in" svg:y2="0.402in"><text:p/></draw:line><draw:custom-shape text:anchor-type="paragraph" draw:z-index="46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0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1" draw:name="Shape3" draw:style-name="gr4" draw:text-style-name="P27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3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4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5" draw:name="Shape1" draw:style-name="gr1" draw:text-style-name="P26" svg:x1="3.4547in" svg:y1="0.0618in" svg:x2="3.4547in" svg:y2="0.4in"><text:p/></draw:line><draw:custom-shape text:anchor-type="paragraph" draw:z-index="47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7" draw:name="Shape3" draw:style-name="gr9" draw:text-style-name="P32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1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3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7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8" draw:name="Shape2" draw:style-name="gr2" draw:text-style-name="P35" svg:x1="0.0528in" svg:y1="0.1283in" svg:x2="3.4563in" svg:y2="0.1256in"><text:p/></draw:line><draw:line text:anchor-type="paragraph" draw:z-index="489" draw:name="Shape2" draw:style-name="gr2" draw:text-style-name="P35" svg:x1="0.0528in" svg:y1="0.1882in" svg:x2="3.4563in" svg:y2="0.1854in"><text:p/></draw:line><draw:line text:anchor-type="paragraph" draw:z-index="490" draw:name="Shape2" draw:style-name="gr2" draw:text-style-name="P25" svg:x1="0.048in" svg:y1="0.2591in" svg:x2="3.4551in" svg:y2="0.2571in"><text:p/></draw:line><draw:line text:anchor-type="paragraph" draw:z-index="491" draw:name="Shape2" draw:style-name="gr2" draw:text-style-name="P25" svg:x1="0.0528in" svg:y1="0.3319in" svg:x2="3.4598in" svg:y2="0.3299in"><text:p/></draw:line><draw:line text:anchor-type="paragraph" draw:z-index="492" draw:name="Shape2" draw:style-name="gr2" draw:text-style-name="P25" svg:x1="0.0528in" svg:y1="0.402in" svg:x2="3.4598in" svg:y2="0.4in"><text:p/></draw:line><draw:line text:anchor-type="paragraph" draw:z-index="493" draw:name="Shape1" draw:style-name="gr1" draw:text-style-name="P26" svg:x1="0.4028in" svg:y1="0.0638in" svg:x2="0.4028in" svg:y2="0.402in"><text:p/></draw:line><draw:line text:anchor-type="paragraph" draw:z-index="494" draw:name="Shape1" draw:style-name="gr1" draw:text-style-name="P26" svg:x1="0.2252in" svg:y1="0.0638in" svg:x2="0.2252in" svg:y2="0.402in"><text:p/></draw:line><draw:line text:anchor-type="paragraph" draw:z-index="495" draw:name="Shape1" draw:style-name="gr1" draw:text-style-name="P26" svg:x1="0.5811in" svg:y1="0.0618in" svg:x2="0.5811in" svg:y2="0.4in"><text:p/></draw:line><draw:line text:anchor-type="paragraph" draw:z-index="496" draw:name="Shape1" draw:style-name="gr1" draw:text-style-name="P26" svg:x1="0.7591in" svg:y1="0.0618in" svg:x2="0.7591in" svg:y2="0.4in"><text:p/></draw:line><draw:line text:anchor-type="paragraph" draw:z-index="497" draw:name="Shape1" draw:style-name="gr1" draw:text-style-name="P26" svg:x1="0.9256in" svg:y1="0.0638in" svg:x2="0.9256in" svg:y2="0.402in"><text:p/></draw:line><draw:line text:anchor-type="paragraph" draw:z-index="498" draw:name="Shape1" draw:style-name="gr1" draw:text-style-name="P26" svg:x1="1.0925in" svg:y1="0.0618in" svg:x2="1.0925in" svg:y2="0.4in"><text:p/></draw:line><draw:line text:anchor-type="paragraph" draw:z-index="499" draw:name="Shape1" draw:style-name="gr1" draw:text-style-name="P26" svg:x1="1.2618in" svg:y1="0.0638in" svg:x2="1.2618in" svg:y2="0.402in"><text:p/></draw:line><draw:line text:anchor-type="paragraph" draw:z-index="500" draw:name="Shape1" draw:style-name="gr1" draw:text-style-name="P26" svg:x1="1.5957in" svg:y1="0.0618in" svg:x2="1.5957in" svg:y2="0.4in"><text:p/></draw:line><draw:line text:anchor-type="paragraph" draw:z-index="501" draw:name="Shape1" draw:style-name="gr1" draw:text-style-name="P26" svg:x1="1.7909in" svg:y1="0.0638in" svg:x2="1.7909in" svg:y2="0.402in"><text:p/></draw:line><draw:line text:anchor-type="paragraph" draw:z-index="502" draw:name="Shape1" draw:style-name="gr1" draw:text-style-name="P26" svg:x1="1.9618in" svg:y1="0.0638in" svg:x2="1.9618in" svg:y2="0.402in"><text:p/></draw:line><draw:line text:anchor-type="paragraph" draw:z-index="503" draw:name="Shape1" draw:style-name="gr1" draw:text-style-name="P26" svg:x1="2.1445in" svg:y1="0.0638in" svg:x2="2.1445in" svg:y2="0.402in"><text:p/></draw:line><draw:custom-shape text:anchor-type="paragraph" draw:z-index="504" draw:name="Shape3" draw:style-name="gr13" draw:text-style-name="P27" svg:width="0.0787in" svg:height="0.0787in" svg:x="0.2728in" svg:y="0.3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5" draw:name="Shape3" draw:style-name="gr14" draw:text-style-name="P31" svg:width="0.0787in" svg:height="0.0787in" svg:x="0.6252in" svg:y="0.36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6" draw:name="Shape3" draw:style-name="gr14" draw:text-style-name="P31" svg:width="0.0787in" svg:height="0.0787in" svg:x="0.9701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7" draw:name="Shape3" draw:style-name="gr16" draw:text-style-name="P28" svg:width="0.0787in" svg:height="0.0787in" svg:x="1.1374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8" draw:name="Shape3" draw:style-name="gr17" draw:text-style-name="P33" svg:width="0.0787in" svg:height="0.0787in" svg:x="1.461in" svg:y="0.2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9" draw:name="Shape3" draw:style-name="gr15" draw:text-style-name="P29" svg:width="0.0795in" svg:height="0.0795in" svg:x="1.8339in" svg:y="0.2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0" draw:name="Shape3" draw:style-name="gr18" draw:text-style-name="P32" svg:width="0.0787in" svg:height="0.0787in" svg:x="1.1374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1" draw:name="Shape3" draw:style-name="gr19" draw:text-style-name="P34" svg:width="0.0787in" svg:height="0.0787in" svg:x="1.461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2" draw:name="Shape3" draw:style-name="gr13" draw:text-style-name="P27" svg:width="0.0787in" svg:height="0.0787in" svg:x="1.8339in" svg:y="0.1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3" draw:name="Shape3" draw:style-name="gr14" draw:text-style-name="P31" svg:width="0.0787in" svg:height="0.0787in" svg:x="2.1953in" svg:y="0.15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4" draw:name="Shape3" draw:style-name="gr16" draw:text-style-name="P28" svg:width="0.0787in" svg:height="0.0787in" svg:x="1.6591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5" draw:name="Shape3" draw:style-name="gr17" draw:text-style-name="P33" svg:width="0.0787in" svg:height="0.0787in" svg:x="2.0189in" svg:y="0.0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6" draw:name="Shape3" draw:style-name="gr15" draw:text-style-name="P29" svg:width="0.0795in" svg:height="0.0795in" svg:x="2.3945in" svg:y="0.0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7" draw:name="Shape1" draw:style-name="gr1" draw:text-style-name="P26" svg:x1="3.4547in" svg:y1="0.0618in" svg:x2="3.4547in" svg:y2="0.4in"><text:p/></draw:line><draw:line text:anchor-type="paragraph" draw:z-index="518" draw:name="Shape1" draw:style-name="gr1" draw:text-style-name="P26" svg:x1="1.4118in" svg:y1="0.0638in" svg:x2="1.4118in" svg:y2="0.402in"><text:p/></draw:line><draw:line text:anchor-type="paragraph" draw:z-index="519" draw:name="Shape1" draw:style-name="gr1" draw:text-style-name="P26" svg:x1="2.3244in" svg:y1="0.0638in" svg:x2="2.3244in" svg:y2="0.402in"><text:p/></draw:line><draw:line text:anchor-type="paragraph" draw:z-index="520" draw:name="Shape1" draw:style-name="gr1" draw:text-style-name="P26" svg:x1="2.5319in" svg:y1="0.0638in" svg:x2="2.5319in" svg:y2="0.402in"><text:p/></draw:line><draw:line text:anchor-type="paragraph" draw:z-index="521" draw:name="Shape1" draw:style-name="gr1" draw:text-style-name="P26" svg:x1="2.7327in" svg:y1="0.0638in" svg:x2="2.7327in" svg:y2="0.402in"><text:p/></draw:line><draw:line text:anchor-type="paragraph" draw:z-index="522" draw:name="Shape1" draw:style-name="gr1" draw:text-style-name="P26" svg:x1="2.9291in" svg:y1="0.0638in" svg:x2="2.9291in" svg:y2="0.402in"><text:p/></draw:line><draw:line text:anchor-type="paragraph" draw:z-index="523" draw:name="Shape1" draw:style-name="gr1" draw:text-style-name="P26" svg:x1="3.1236in" svg:y1="0.0618in" svg:x2="3.1236in" svg:y2="0.4in"><text:p/></draw:line><draw:line text:anchor-type="paragraph" draw:z-index="524" draw:name="Shape1" draw:style-name="gr1" draw:text-style-name="P26" svg:x1="3.2854in" svg:y1="0.0638in" svg:x2="3.2854in" svg:y2="0.402in"><text:p/></draw:line><draw:custom-shape text:anchor-type="paragraph" draw:z-index="525" draw:name="Shape3" draw:style-name="gr14" draw:text-style-name="P31" svg:width="0.0787in" svg:height="0.0787in" svg:x="2.7917in" svg:y="0.02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6" draw:name="Shape3" draw:style-name="gr13" draw:text-style-name="P27" svg:width="0.0787in" svg:height="0.0787in" svg:x="2.3945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7" draw:name="Shape3" draw:style-name="gr16" draw:text-style-name="P28" svg:width="0.0787in" svg:height="0.0787in" svg:x="2.998in" svg:y="0.024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custom-shape text:anchor-type="paragraph" draw:z-index="534" draw:name="Shape3" draw:style-name="gr18" draw:text-style-name="P32" svg:width="0.0787in" svg:height="0.0787in" svg:x="3.1717in" svg:y="0.16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5" draw:name="Shape3" draw:style-name="gr19" draw:text-style-name="P34" svg:width="0.0787in" svg:height="0.0787in" svg:x="2.6016in" svg:y="0.1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custom-shape text:anchor-type="paragraph" draw:z-index="528" draw:name="Shape3" draw:style-name="gr13" draw:text-style-name="P27" svg:width="0.0787in" svg:height="0.0787in" svg:x="2.0437in" svg:y="0.1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9" draw:name="Shape3" draw:style-name="gr15" draw:text-style-name="P29" svg:width="0.0795in" svg:height="0.0795in" svg:x="1.2075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2" draw:name="Shape3" draw:style-name="gr18" draw:text-style-name="P32" svg:width="0.0787in" svg:height="0.0787in" svg:x="1.3917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3" draw:name="Shape3" draw:style-name="gr19" draw:text-style-name="P34" svg:width="0.0787in" svg:height="0.0787in" svg:x="1.7201in" svg:y="0.1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custom-shape text:anchor-type="paragraph" draw:z-index="530" draw:name="Shape3" draw:style-name="gr16" draw:text-style-name="P28" svg:width="0.0787in" svg:height="0.0787in" svg:x="1.3917in" svg:y="0.05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1" draw:name="Shape3" draw:style-name="gr17" draw:text-style-name="P33" svg:width="0.0787in" svg:height="0.0787in" svg:x="1.7201in" svg:y="0.0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19" text:outline-level="2"><text:bookmark-start text:name="__RefHeading___Toc1760_1035098181"/><text:span text:style-name="T7">Dorian</text:span> shape<text:bookmark-end text:name="__RefHeading___Toc1760_1035098181"/></text:h>
      <text:p text:style-name="P10"><draw:frame draw:style-name="fr1" draw:name="Frame22" text:anchor-type="paragraph" svg:x="0.5228in" svg:y="0.0201in" svg:width="3.6937in" draw:z-index="1072"><draw:text-box fo:min-height="0.6028in"><text:p text:style-name="Frame_20_contents"><draw:line text:anchor-type="paragraph" draw:z-index="1073" draw:name="Shape2" draw:style-name="gr1" draw:text-style-name="P24" svg:x1="0.6957in" svg:y1="0.2953in" svg:x2="3.452in" svg:y2="0.2791in"><text:p/></draw:line><draw:line text:anchor-type="paragraph" draw:z-index="1074" draw:name="Shape2" draw:style-name="gr1" draw:text-style-name="P24" svg:x1="0.6984in" svg:y1="0.3787in" svg:x2="3.4547in" svg:y2="0.3626in"><text:p/></draw:line><draw:line text:anchor-type="paragraph" draw:z-index="1075" draw:name="Shape2" draw:style-name="gr1" draw:text-style-name="P24" svg:x1="0.6984in" svg:y1="0.4563in" svg:x2="3.4547in" svg:y2="0.4402in"><text:p/></draw:line><draw:line text:anchor-type="paragraph" draw:z-index="1076" draw:name="Shape2" draw:style-name="gr1" draw:text-style-name="P24" svg:x1="0.7004in" svg:y1="0.1417in" svg:x2="3.4567in" svg:y2="0.1256in"><text:p/></draw:line><draw:line text:anchor-type="paragraph" draw:z-index="1077" draw:name="Shape2" draw:style-name="gr2" draw:text-style-name="P25" svg:x1="0.7031in" svg:y1="0.0618in" svg:x2="3.4594in" svg:y2="0.0618in"><text:p/></draw:line><draw:line text:anchor-type="paragraph" draw:z-index="1078" draw:name="Shape1" draw:style-name="gr3" draw:text-style-name="P26" svg:x1="0.7035in" svg:y1="0.0618in" svg:x2="0.7035in" svg:y2="0.4563in"><text:p/></draw:line><draw:line text:anchor-type="paragraph" draw:z-index="1079" draw:name="Shape1" draw:style-name="gr1" draw:text-style-name="P26" svg:x1="1.0925in" svg:y1="0.0618in" svg:x2="1.0925in" svg:y2="0.4563in"><text:p/></draw:line><draw:line text:anchor-type="paragraph" draw:z-index="1080" draw:name="Shape1" draw:style-name="gr1" draw:text-style-name="P26" svg:x1="1.4862in" svg:y1="0.0618in" svg:x2="1.4862in" svg:y2="0.4563in"><text:p/></draw:line><draw:line text:anchor-type="paragraph" draw:z-index="1081" draw:name="Shape1" draw:style-name="gr1" draw:text-style-name="P26" svg:x1="1.8799in" svg:y1="0.0618in" svg:x2="1.8807in" svg:y2="0.4563in"><text:p/></draw:line><draw:line text:anchor-type="paragraph" draw:z-index="1082" draw:name="Shape1" draw:style-name="gr1" draw:text-style-name="P26" svg:x1="2.2736in" svg:y1="0.0618in" svg:x2="2.2736in" svg:y2="0.4402in"><text:p/></draw:line><draw:line text:anchor-type="paragraph" draw:z-index="1083" draw:name="Shape1" draw:style-name="gr1" draw:text-style-name="P26" svg:x1="2.6673in" svg:y1="0.0618in" svg:x2="2.6673in" svg:y2="0.4402in"><text:p/></draw:line><draw:line text:anchor-type="paragraph" draw:z-index="1084" draw:name="Shape1" draw:style-name="gr1" draw:text-style-name="P26" svg:x1="3.061in" svg:y1="0.0618in" svg:x2="3.061in" svg:y2="0.4402in"><text:p/></draw:line><draw:custom-shape text:anchor-type="paragraph" draw:z-index="108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1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92" draw:name="Shape1" draw:style-name="gr1" draw:text-style-name="P26" svg:x1="3.4547in" svg:y1="0.0618in" svg:x2="3.4547in" svg:y2="0.4402in"><text:p/></draw:line><draw:custom-shape text:anchor-type="paragraph" draw:z-index="109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04" draw:name="Shape2" draw:style-name="gr2" draw:text-style-name="P25" svg:x1="0.7035in" svg:y1="0.211in" svg:x2="3.4551in" svg:y2="0.1992in"><text:p/></draw:line></text:p></draw:text-box></draw:frame><draw:frame draw:style-name="fr1" draw:name="Frame23" text:anchor-type="paragraph" svg:x="0.5228in" svg:y="0.0201in" svg:width="3.6937in" draw:z-index="1105"><draw:text-box fo:min-height="0.6028in"><text:p text:style-name="Frame_20_contents"><draw:line text:anchor-type="paragraph" draw:z-index="1106" draw:name="Shape2" draw:style-name="gr1" draw:text-style-name="P24" svg:x1="0.6957in" svg:y1="0.2953in" svg:x2="3.452in" svg:y2="0.2791in"><text:p/></draw:line><draw:line text:anchor-type="paragraph" draw:z-index="1107" draw:name="Shape2" draw:style-name="gr1" draw:text-style-name="P24" svg:x1="0.6984in" svg:y1="0.3787in" svg:x2="3.4547in" svg:y2="0.3626in"><text:p/></draw:line><draw:line text:anchor-type="paragraph" draw:z-index="1108" draw:name="Shape2" draw:style-name="gr1" draw:text-style-name="P24" svg:x1="0.6984in" svg:y1="0.4563in" svg:x2="3.4547in" svg:y2="0.4402in"><text:p/></draw:line><draw:line text:anchor-type="paragraph" draw:z-index="1109" draw:name="Shape2" draw:style-name="gr1" draw:text-style-name="P24" svg:x1="0.7004in" svg:y1="0.1417in" svg:x2="3.4567in" svg:y2="0.1256in"><text:p/></draw:line><draw:line text:anchor-type="paragraph" draw:z-index="1110" draw:name="Shape2" draw:style-name="gr2" draw:text-style-name="P25" svg:x1="0.7031in" svg:y1="0.0618in" svg:x2="3.4594in" svg:y2="0.0618in"><text:p/></draw:line><draw:line text:anchor-type="paragraph" draw:z-index="1111" draw:name="Shape1" draw:style-name="gr3" draw:text-style-name="P26" svg:x1="0.7035in" svg:y1="0.0618in" svg:x2="0.7035in" svg:y2="0.4563in"><text:p/></draw:line><draw:line text:anchor-type="paragraph" draw:z-index="1112" draw:name="Shape1" draw:style-name="gr1" draw:text-style-name="P26" svg:x1="1.0925in" svg:y1="0.0618in" svg:x2="1.0925in" svg:y2="0.4563in"><text:p/></draw:line><draw:line text:anchor-type="paragraph" draw:z-index="1113" draw:name="Shape1" draw:style-name="gr1" draw:text-style-name="P26" svg:x1="1.4862in" svg:y1="0.0618in" svg:x2="1.4862in" svg:y2="0.4563in"><text:p/></draw:line><draw:line text:anchor-type="paragraph" draw:z-index="1114" draw:name="Shape1" draw:style-name="gr1" draw:text-style-name="P26" svg:x1="1.8799in" svg:y1="0.0618in" svg:x2="1.8807in" svg:y2="0.4563in"><text:p/></draw:line><draw:line text:anchor-type="paragraph" draw:z-index="1115" draw:name="Shape1" draw:style-name="gr1" draw:text-style-name="P26" svg:x1="2.2736in" svg:y1="0.0618in" svg:x2="2.2736in" svg:y2="0.4402in"><text:p/></draw:line><draw:line text:anchor-type="paragraph" draw:z-index="1116" draw:name="Shape1" draw:style-name="gr1" draw:text-style-name="P26" svg:x1="2.6673in" svg:y1="0.0618in" svg:x2="2.6673in" svg:y2="0.4402in"><text:p/></draw:line><draw:line text:anchor-type="paragraph" draw:z-index="1117" draw:name="Shape1" draw:style-name="gr1" draw:text-style-name="P26" svg:x1="3.061in" svg:y1="0.0618in" svg:x2="3.061in" svg:y2="0.4402in"><text:p/></draw:line><draw:custom-shape text:anchor-type="paragraph" draw:z-index="111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9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3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4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25" draw:name="Shape1" draw:style-name="gr1" draw:text-style-name="P26" svg:x1="3.4547in" svg:y1="0.0618in" svg:x2="3.4547in" svg:y2="0.4402in"><text:p/></draw:line><draw:custom-shape text:anchor-type="paragraph" draw:z-index="112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37" draw:name="Shape2" draw:style-name="gr2" draw:text-style-name="P25" svg:x1="0.7035in" svg:y1="0.211in" svg:x2="3.4551in" svg:y2="0.1992in"><text:p/></draw:line></text:p></draw:text-box></draw:frame><draw:frame draw:style-name="fr1" draw:name="Frame24" text:anchor-type="paragraph" svg:x="0.5228in" svg:y="0.0201in" svg:width="3.6937in" draw:z-index="1138"><draw:text-box fo:min-height="0.6028in"><text:p text:style-name="Frame_20_contents"><draw:line text:anchor-type="paragraph" draw:z-index="1139" draw:name="Shape2" draw:style-name="gr1" draw:text-style-name="P24" svg:x1="0.6957in" svg:y1="0.2953in" svg:x2="3.452in" svg:y2="0.2791in"><text:p/></draw:line><draw:line text:anchor-type="paragraph" draw:z-index="1140" draw:name="Shape2" draw:style-name="gr1" draw:text-style-name="P24" svg:x1="0.6984in" svg:y1="0.3787in" svg:x2="3.4547in" svg:y2="0.3626in"><text:p/></draw:line><draw:line text:anchor-type="paragraph" draw:z-index="1141" draw:name="Shape2" draw:style-name="gr1" draw:text-style-name="P24" svg:x1="0.6984in" svg:y1="0.4563in" svg:x2="3.4547in" svg:y2="0.4402in"><text:p/></draw:line><draw:line text:anchor-type="paragraph" draw:z-index="1142" draw:name="Shape2" draw:style-name="gr1" draw:text-style-name="P24" svg:x1="0.7004in" svg:y1="0.1417in" svg:x2="3.4567in" svg:y2="0.1256in"><text:p/></draw:line><draw:line text:anchor-type="paragraph" draw:z-index="1143" draw:name="Shape2" draw:style-name="gr2" draw:text-style-name="P25" svg:x1="0.7031in" svg:y1="0.0618in" svg:x2="3.4594in" svg:y2="0.0618in"><text:p/></draw:line><draw:line text:anchor-type="paragraph" draw:z-index="1144" draw:name="Shape1" draw:style-name="gr3" draw:text-style-name="P26" svg:x1="0.7035in" svg:y1="0.0618in" svg:x2="0.7035in" svg:y2="0.4563in"><text:p/></draw:line><draw:line text:anchor-type="paragraph" draw:z-index="1145" draw:name="Shape1" draw:style-name="gr1" draw:text-style-name="P26" svg:x1="1.0925in" svg:y1="0.0618in" svg:x2="1.0925in" svg:y2="0.4563in"><text:p/></draw:line><draw:line text:anchor-type="paragraph" draw:z-index="1146" draw:name="Shape1" draw:style-name="gr1" draw:text-style-name="P26" svg:x1="1.4862in" svg:y1="0.0618in" svg:x2="1.4862in" svg:y2="0.4563in"><text:p/></draw:line><draw:line text:anchor-type="paragraph" draw:z-index="1147" draw:name="Shape1" draw:style-name="gr1" draw:text-style-name="P26" svg:x1="1.8799in" svg:y1="0.0618in" svg:x2="1.8807in" svg:y2="0.4563in"><text:p/></draw:line><draw:line text:anchor-type="paragraph" draw:z-index="1148" draw:name="Shape1" draw:style-name="gr1" draw:text-style-name="P26" svg:x1="2.2736in" svg:y1="0.0618in" svg:x2="2.2736in" svg:y2="0.4402in"><text:p/></draw:line><draw:line text:anchor-type="paragraph" draw:z-index="1149" draw:name="Shape1" draw:style-name="gr1" draw:text-style-name="P26" svg:x1="2.6673in" svg:y1="0.0618in" svg:x2="2.6673in" svg:y2="0.4402in"><text:p/></draw:line><draw:line text:anchor-type="paragraph" draw:z-index="1150" draw:name="Shape1" draw:style-name="gr1" draw:text-style-name="P26" svg:x1="3.061in" svg:y1="0.0618in" svg:x2="3.061in" svg:y2="0.4402in"><text:p/></draw:line><draw:custom-shape text:anchor-type="paragraph" draw:z-index="115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7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58" draw:name="Shape1" draw:style-name="gr1" draw:text-style-name="P26" svg:x1="3.4547in" svg:y1="0.0618in" svg:x2="3.4547in" svg:y2="0.4402in"><text:p/></draw:line><draw:custom-shape text:anchor-type="paragraph" draw:z-index="115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5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70" draw:name="Shape2" draw:style-name="gr2" draw:text-style-name="P25" svg:x1="0.7035in" svg:y1="0.211in" svg:x2="3.4551in" svg:y2="0.1992in"><text:p/></draw:line></text:p></draw:text-box></draw:frame><draw:frame draw:style-name="fr1" draw:name="Frame25" text:anchor-type="paragraph" svg:x="0.5228in" svg:y="0.0201in" svg:width="3.6937in" draw:z-index="1171"><draw:text-box fo:min-height="0.6028in"><text:p text:style-name="Frame_20_contents"><draw:line text:anchor-type="paragraph" draw:z-index="1172" draw:name="Shape2" draw:style-name="gr1" draw:text-style-name="P24" svg:x1="0.6957in" svg:y1="0.2953in" svg:x2="3.452in" svg:y2="0.2791in"><text:p/></draw:line><draw:line text:anchor-type="paragraph" draw:z-index="1173" draw:name="Shape2" draw:style-name="gr1" draw:text-style-name="P24" svg:x1="0.6984in" svg:y1="0.3787in" svg:x2="3.4547in" svg:y2="0.3626in"><text:p/></draw:line><draw:line text:anchor-type="paragraph" draw:z-index="1174" draw:name="Shape2" draw:style-name="gr1" draw:text-style-name="P24" svg:x1="0.6984in" svg:y1="0.4563in" svg:x2="3.4547in" svg:y2="0.4402in"><text:p/></draw:line><draw:line text:anchor-type="paragraph" draw:z-index="1175" draw:name="Shape2" draw:style-name="gr1" draw:text-style-name="P24" svg:x1="0.7004in" svg:y1="0.1417in" svg:x2="3.4567in" svg:y2="0.1256in"><text:p/></draw:line><draw:line text:anchor-type="paragraph" draw:z-index="1176" draw:name="Shape2" draw:style-name="gr2" draw:text-style-name="P25" svg:x1="0.7031in" svg:y1="0.0618in" svg:x2="3.4594in" svg:y2="0.0618in"><text:p/></draw:line><draw:line text:anchor-type="paragraph" draw:z-index="1177" draw:name="Shape1" draw:style-name="gr3" draw:text-style-name="P26" svg:x1="0.7035in" svg:y1="0.0618in" svg:x2="0.7035in" svg:y2="0.4563in"><text:p/></draw:line><draw:line text:anchor-type="paragraph" draw:z-index="1178" draw:name="Shape1" draw:style-name="gr1" draw:text-style-name="P26" svg:x1="1.0925in" svg:y1="0.0618in" svg:x2="1.0925in" svg:y2="0.4563in"><text:p/></draw:line><draw:line text:anchor-type="paragraph" draw:z-index="1179" draw:name="Shape1" draw:style-name="gr1" draw:text-style-name="P26" svg:x1="1.4862in" svg:y1="0.0618in" svg:x2="1.4862in" svg:y2="0.4563in"><text:p/></draw:line><draw:line text:anchor-type="paragraph" draw:z-index="1180" draw:name="Shape1" draw:style-name="gr1" draw:text-style-name="P26" svg:x1="1.8799in" svg:y1="0.0618in" svg:x2="1.8807in" svg:y2="0.4563in"><text:p/></draw:line><draw:line text:anchor-type="paragraph" draw:z-index="1181" draw:name="Shape1" draw:style-name="gr1" draw:text-style-name="P26" svg:x1="2.2736in" svg:y1="0.0618in" svg:x2="2.2736in" svg:y2="0.4402in"><text:p/></draw:line><draw:line text:anchor-type="paragraph" draw:z-index="1182" draw:name="Shape1" draw:style-name="gr1" draw:text-style-name="P26" svg:x1="2.6673in" svg:y1="0.0618in" svg:x2="2.6673in" svg:y2="0.4402in"><text:p/></draw:line><draw:line text:anchor-type="paragraph" draw:z-index="1183" draw:name="Shape1" draw:style-name="gr1" draw:text-style-name="P26" svg:x1="3.061in" svg:y1="0.0618in" svg:x2="3.061in" svg:y2="0.4402in"><text:p/></draw:line><draw:custom-shape text:anchor-type="paragraph" draw:z-index="118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5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9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0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91" draw:name="Shape1" draw:style-name="gr1" draw:text-style-name="P26" svg:x1="3.4547in" svg:y1="0.0618in" svg:x2="3.4547in" svg:y2="0.4402in"><text:p/></draw:line><draw:custom-shape text:anchor-type="paragraph" draw:z-index="119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03" draw:name="Shape2" draw:style-name="gr2" draw:text-style-name="P25" svg:x1="0.7035in" svg:y1="0.211in" svg:x2="3.4551in" svg:y2="0.1992in"><text:p/></draw:line></text:p></draw:text-box></draw:frame><draw:frame draw:style-name="fr1" draw:name="Frame26" text:anchor-type="paragraph" svg:x="0.5228in" svg:y="0.0201in" svg:width="3.6937in" draw:z-index="1204"><draw:text-box fo:min-height="0.6028in"><text:p text:style-name="Frame_20_contents"><draw:line text:anchor-type="paragraph" draw:z-index="1205" draw:name="Shape2" draw:style-name="gr1" draw:text-style-name="P24" svg:x1="0.6957in" svg:y1="0.2953in" svg:x2="3.452in" svg:y2="0.2791in"><text:p/></draw:line><draw:line text:anchor-type="paragraph" draw:z-index="1206" draw:name="Shape2" draw:style-name="gr1" draw:text-style-name="P24" svg:x1="0.6984in" svg:y1="0.3787in" svg:x2="3.4547in" svg:y2="0.3626in"><text:p/></draw:line><draw:line text:anchor-type="paragraph" draw:z-index="1207" draw:name="Shape2" draw:style-name="gr1" draw:text-style-name="P24" svg:x1="0.6984in" svg:y1="0.4563in" svg:x2="3.4547in" svg:y2="0.4402in"><text:p/></draw:line><draw:line text:anchor-type="paragraph" draw:z-index="1208" draw:name="Shape2" draw:style-name="gr1" draw:text-style-name="P24" svg:x1="0.7004in" svg:y1="0.1417in" svg:x2="3.4567in" svg:y2="0.1256in"><text:p/></draw:line><draw:line text:anchor-type="paragraph" draw:z-index="1209" draw:name="Shape2" draw:style-name="gr2" draw:text-style-name="P25" svg:x1="0.7031in" svg:y1="0.0618in" svg:x2="3.4594in" svg:y2="0.0618in"><text:p/></draw:line><draw:line text:anchor-type="paragraph" draw:z-index="1210" draw:name="Shape1" draw:style-name="gr3" draw:text-style-name="P26" svg:x1="0.7035in" svg:y1="0.0618in" svg:x2="0.7035in" svg:y2="0.4563in"><text:p/></draw:line><draw:line text:anchor-type="paragraph" draw:z-index="1211" draw:name="Shape1" draw:style-name="gr1" draw:text-style-name="P26" svg:x1="1.0925in" svg:y1="0.0618in" svg:x2="1.0925in" svg:y2="0.4563in"><text:p/></draw:line><draw:line text:anchor-type="paragraph" draw:z-index="1212" draw:name="Shape1" draw:style-name="gr1" draw:text-style-name="P26" svg:x1="1.4862in" svg:y1="0.0618in" svg:x2="1.4862in" svg:y2="0.4563in"><text:p/></draw:line><draw:line text:anchor-type="paragraph" draw:z-index="1213" draw:name="Shape1" draw:style-name="gr1" draw:text-style-name="P26" svg:x1="1.8799in" svg:y1="0.0618in" svg:x2="1.8807in" svg:y2="0.4563in"><text:p/></draw:line><draw:line text:anchor-type="paragraph" draw:z-index="1214" draw:name="Shape1" draw:style-name="gr1" draw:text-style-name="P26" svg:x1="2.2736in" svg:y1="0.0618in" svg:x2="2.2736in" svg:y2="0.4402in"><text:p/></draw:line><draw:line text:anchor-type="paragraph" draw:z-index="1215" draw:name="Shape1" draw:style-name="gr1" draw:text-style-name="P26" svg:x1="2.6673in" svg:y1="0.0618in" svg:x2="2.6673in" svg:y2="0.4402in"><text:p/></draw:line><draw:line text:anchor-type="paragraph" draw:z-index="1216" draw:name="Shape1" draw:style-name="gr1" draw:text-style-name="P26" svg:x1="3.061in" svg:y1="0.0618in" svg:x2="3.061in" svg:y2="0.4402in"><text:p/></draw:line><draw:custom-shape text:anchor-type="paragraph" draw:z-index="121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3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24" draw:name="Shape1" draw:style-name="gr1" draw:text-style-name="P26" svg:x1="3.4547in" svg:y1="0.0618in" svg:x2="3.4547in" svg:y2="0.4402in"><text:p/></draw:line><draw:custom-shape text:anchor-type="paragraph" draw:z-index="122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36" draw:name="Shape2" draw:style-name="gr2" draw:text-style-name="P25" svg:x1="0.7035in" svg:y1="0.211in" svg:x2="3.4551in" svg:y2="0.1992in"><text:p/></draw:line></text:p></draw:text-box></draw:frame><draw:frame draw:style-name="fr1" draw:name="Frame27" text:anchor-type="paragraph" svg:x="0.5228in" svg:y="0.0201in" svg:width="3.6937in" draw:z-index="1237"><draw:text-box fo:min-height="0.6028in"><text:p text:style-name="Frame_20_contents"><draw:line text:anchor-type="paragraph" draw:z-index="1238" draw:name="Shape2" draw:style-name="gr2" draw:text-style-name="P35" svg:x1="0.6961in" svg:y1="0.2909in" svg:x2="3.4535in" svg:y2="0.2795in"><text:p/></draw:line><draw:line text:anchor-type="paragraph" draw:z-index="1239" draw:name="Shape2" draw:style-name="gr1" draw:text-style-name="P24" svg:x1="0.6984in" svg:y1="0.3787in" svg:x2="3.4547in" svg:y2="0.3626in"><text:p/></draw:line><draw:line text:anchor-type="paragraph" draw:z-index="1240" draw:name="Shape2" draw:style-name="gr1" draw:text-style-name="P24" svg:x1="0.7004in" svg:y1="0.1417in" svg:x2="3.4567in" svg:y2="0.1256in"><text:p/></draw:line><draw:line text:anchor-type="paragraph" draw:z-index="1241" draw:name="Shape2" draw:style-name="gr2" draw:text-style-name="P25" svg:x1="0.7031in" svg:y1="0.0618in" svg:x2="3.4594in" svg:y2="0.0618in"><text:p/></draw:line><draw:line text:anchor-type="paragraph" draw:z-index="1242" draw:name="Shape1" draw:style-name="gr3" draw:text-style-name="P26" svg:x1="0.7035in" svg:y1="0.0618in" svg:x2="0.7035in" svg:y2="0.4563in"><text:p/></draw:line><draw:line text:anchor-type="paragraph" draw:z-index="1243" draw:name="Shape1" draw:style-name="gr1" draw:text-style-name="P26" svg:x1="1.0925in" svg:y1="0.0618in" svg:x2="1.0925in" svg:y2="0.4563in"><text:p/></draw:line><draw:line text:anchor-type="paragraph" draw:z-index="1244" draw:name="Shape1" draw:style-name="gr1" draw:text-style-name="P26" svg:x1="1.4862in" svg:y1="0.0618in" svg:x2="1.4862in" svg:y2="0.4563in"><text:p/></draw:line><draw:line text:anchor-type="paragraph" draw:z-index="1245" draw:name="Shape1" draw:style-name="gr1" draw:text-style-name="P26" svg:x1="1.8799in" svg:y1="0.0618in" svg:x2="1.8807in" svg:y2="0.4563in"><text:p/></draw:line><draw:line text:anchor-type="paragraph" draw:z-index="1246" draw:name="Shape1" draw:style-name="gr1" draw:text-style-name="P26" svg:x1="2.2736in" svg:y1="0.0618in" svg:x2="2.2736in" svg:y2="0.4402in"><text:p/></draw:line><draw:line text:anchor-type="paragraph" draw:z-index="1247" draw:name="Shape1" draw:style-name="gr1" draw:text-style-name="P26" svg:x1="2.6673in" svg:y1="0.0618in" svg:x2="2.6673in" svg:y2="0.4402in"><text:p/></draw:line><draw:line text:anchor-type="paragraph" draw:z-index="1248" draw:name="Shape1" draw:style-name="gr1" draw:text-style-name="P26" svg:x1="3.061in" svg:y1="0.0618in" svg:x2="3.061in" svg:y2="0.4402in"><text:p/></draw:line><draw:custom-shape text:anchor-type="paragraph" draw:z-index="124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5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56" draw:name="Shape1" draw:style-name="gr1" draw:text-style-name="P26" svg:x1="3.4547in" svg:y1="0.0618in" svg:x2="3.4547in" svg:y2="0.4402in"><text:p/></draw:line><draw:custom-shape text:anchor-type="paragraph" draw:z-index="125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68" draw:name="Shape2" draw:style-name="gr2" draw:text-style-name="P25" svg:x1="0.7035in" svg:y1="0.211in" svg:x2="3.4551in" svg:y2="0.1992in"><text:p/></draw:line></text:p></draw:text-box></draw:frame><draw:frame draw:style-name="fr1" draw:name="Frame28" text:anchor-type="paragraph" svg:x="0.5228in" svg:y="0.0201in" svg:width="3.7071in" draw:z-index="1269"><draw:text-box fo:min-height="0.6028in"><text:p text:style-name="Frame_20_contents"><draw:line text:anchor-type="paragraph" draw:z-index="1270" draw:name="Shape2" draw:style-name="gr2" draw:text-style-name="P25" svg:x1="0.0528in" svg:y1="0.0638in" svg:x2="3.4598in" svg:y2="0.0618in"><text:p/></draw:line><draw:line text:anchor-type="paragraph" draw:z-index="1271" draw:name="Shape1" draw:style-name="gr3" draw:text-style-name="P26" svg:x1="0.0528in" svg:y1="0.0638in" svg:x2="0.0528in" svg:y2="0.402in"><text:p/></draw:line><draw:line text:anchor-type="paragraph" draw:z-index="1272" draw:name="Shape1" draw:style-name="gr1" draw:text-style-name="P26" svg:x1="0.0528in" svg:y1="0.0638in" svg:x2="0.0528in" svg:y2="0.402in"><text:p/></draw:line><draw:custom-shape text:anchor-type="paragraph" draw:z-index="127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4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5" draw:name="Shape3" draw:style-name="gr4" draw:text-style-name="P27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8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79" draw:name="Shape1" draw:style-name="gr1" draw:text-style-name="P26" svg:x1="3.4547in" svg:y1="0.0618in" svg:x2="3.4547in" svg:y2="0.4in"><text:p/></draw:line><draw:custom-shape text:anchor-type="paragraph" draw:z-index="128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1" draw:name="Shape3" draw:style-name="gr9" draw:text-style-name="P32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3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5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7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9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1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92" draw:name="Shape2" draw:style-name="gr2" draw:text-style-name="P35" svg:x1="0.0528in" svg:y1="0.1283in" svg:x2="3.4563in" svg:y2="0.1256in"><text:p/></draw:line><draw:line text:anchor-type="paragraph" draw:z-index="1293" draw:name="Shape2" draw:style-name="gr2" draw:text-style-name="P35" svg:x1="0.0528in" svg:y1="0.1882in" svg:x2="3.4563in" svg:y2="0.1854in"><text:p/></draw:line><draw:line text:anchor-type="paragraph" draw:z-index="1294" draw:name="Shape2" draw:style-name="gr2" draw:text-style-name="P25" svg:x1="0.048in" svg:y1="0.2591in" svg:x2="3.4551in" svg:y2="0.2571in"><text:p/></draw:line><draw:line text:anchor-type="paragraph" draw:z-index="1295" draw:name="Shape2" draw:style-name="gr2" draw:text-style-name="P25" svg:x1="0.0528in" svg:y1="0.3319in" svg:x2="3.4598in" svg:y2="0.3299in"><text:p/></draw:line><draw:line text:anchor-type="paragraph" draw:z-index="1296" draw:name="Shape2" draw:style-name="gr2" draw:text-style-name="P25" svg:x1="0.0528in" svg:y1="0.402in" svg:x2="3.4598in" svg:y2="0.4in"><text:p/></draw:line><draw:line text:anchor-type="paragraph" draw:z-index="1297" draw:name="Shape1" draw:style-name="gr1" draw:text-style-name="P26" svg:x1="0.4028in" svg:y1="0.0638in" svg:x2="0.4028in" svg:y2="0.402in"><text:p/></draw:line><draw:line text:anchor-type="paragraph" draw:z-index="1298" draw:name="Shape1" draw:style-name="gr1" draw:text-style-name="P26" svg:x1="0.2252in" svg:y1="0.0638in" svg:x2="0.2252in" svg:y2="0.402in"><text:p/></draw:line><draw:line text:anchor-type="paragraph" draw:z-index="1299" draw:name="Shape1" draw:style-name="gr1" draw:text-style-name="P26" svg:x1="0.5811in" svg:y1="0.0618in" svg:x2="0.5811in" svg:y2="0.4in"><text:p/></draw:line><draw:line text:anchor-type="paragraph" draw:z-index="1300" draw:name="Shape1" draw:style-name="gr1" draw:text-style-name="P26" svg:x1="0.7591in" svg:y1="0.0618in" svg:x2="0.7591in" svg:y2="0.4in"><text:p/></draw:line><draw:line text:anchor-type="paragraph" draw:z-index="1301" draw:name="Shape1" draw:style-name="gr1" draw:text-style-name="P26" svg:x1="0.9256in" svg:y1="0.0638in" svg:x2="0.9256in" svg:y2="0.402in"><text:p/></draw:line><draw:line text:anchor-type="paragraph" draw:z-index="1302" draw:name="Shape1" draw:style-name="gr1" draw:text-style-name="P26" svg:x1="1.0925in" svg:y1="0.0618in" svg:x2="1.0925in" svg:y2="0.4in"><text:p/></draw:line><draw:line text:anchor-type="paragraph" draw:z-index="1303" draw:name="Shape1" draw:style-name="gr1" draw:text-style-name="P26" svg:x1="1.2618in" svg:y1="0.0638in" svg:x2="1.2618in" svg:y2="0.402in"><text:p/></draw:line><draw:line text:anchor-type="paragraph" draw:z-index="1304" draw:name="Shape1" draw:style-name="gr1" draw:text-style-name="P26" svg:x1="1.5957in" svg:y1="0.0618in" svg:x2="1.5957in" svg:y2="0.4in"><text:p/></draw:line><draw:line text:anchor-type="paragraph" draw:z-index="1305" draw:name="Shape1" draw:style-name="gr1" draw:text-style-name="P26" svg:x1="1.7909in" svg:y1="0.0638in" svg:x2="1.7909in" svg:y2="0.402in"><text:p/></draw:line><draw:line text:anchor-type="paragraph" draw:z-index="1306" draw:name="Shape1" draw:style-name="gr1" draw:text-style-name="P26" svg:x1="1.9618in" svg:y1="0.0638in" svg:x2="1.9618in" svg:y2="0.402in"><text:p/></draw:line><draw:line text:anchor-type="paragraph" draw:z-index="1307" draw:name="Shape1" draw:style-name="gr1" draw:text-style-name="P26" svg:x1="2.1445in" svg:y1="0.0638in" svg:x2="2.1445in" svg:y2="0.402in"><text:p/></draw:line><draw:custom-shape text:anchor-type="paragraph" draw:z-index="1308" draw:name="Shape3" draw:style-name="gr13" draw:text-style-name="P27" svg:width="0.0787in" svg:height="0.0787in" svg:x="0.6398in" svg:y="0.2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9" draw:name="Shape3" draw:style-name="gr14" draw:text-style-name="P31" svg:width="0.0787in" svg:height="0.0787in" svg:x="1.302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0" draw:name="Shape3" draw:style-name="gr14" draw:text-style-name="P31" svg:width="0.0787in" svg:height="0.0787in" svg:x="0.9701in" svg:y="0.29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1" draw:name="Shape3" draw:style-name="gr16" draw:text-style-name="P28" svg:width="0.0787in" svg:height="0.0787in" svg:x="1.1335in" svg:y="0.29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2" draw:name="Shape3" draw:style-name="gr17" draw:text-style-name="P33" svg:width="0.0787in" svg:height="0.0787in" svg:x="1.4638in" svg:y="0.2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3" draw:name="Shape3" draw:style-name="gr15" draw:text-style-name="P29" svg:width="0.0795in" svg:height="0.0795in" svg:x="0.6398in" svg:y="0.3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4" draw:name="Shape3" draw:style-name="gr18" draw:text-style-name="P32" svg:width="0.0787in" svg:height="0.0787in" svg:x="1.1335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5" draw:name="Shape3" draw:style-name="gr19" draw:text-style-name="P34" svg:width="0.0787in" svg:height="0.0787in" svg:x="1.1335in" svg:y="0.36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6" draw:name="Shape3" draw:style-name="gr13" draw:text-style-name="P27" svg:width="0.0787in" svg:height="0.0787in" svg:x="1.8362in" svg:y="0.2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7" draw:name="Shape3" draw:style-name="gr14" draw:text-style-name="P31" svg:width="0.0787in" svg:height="0.0787in" svg:x="2.789in" svg:y="0.0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8" draw:name="Shape3" draw:style-name="gr17" draw:text-style-name="P33" svg:width="0.0787in" svg:height="0.0787in" svg:x="0.2709in" svg:y="0.3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9" draw:name="Shape3" draw:style-name="gr15" draw:text-style-name="P29" svg:width="0.0795in" svg:height="0.0795in" svg:x="2.1945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20" draw:name="Shape1" draw:style-name="gr1" draw:text-style-name="P26" svg:x1="3.4547in" svg:y1="0.0618in" svg:x2="3.4547in" svg:y2="0.4in"><text:p/></draw:line><draw:line text:anchor-type="paragraph" draw:z-index="1321" draw:name="Shape1" draw:style-name="gr1" draw:text-style-name="P26" svg:x1="1.4118in" svg:y1="0.0638in" svg:x2="1.4118in" svg:y2="0.402in"><text:p/></draw:line><draw:line text:anchor-type="paragraph" draw:z-index="1322" draw:name="Shape1" draw:style-name="gr1" draw:text-style-name="P26" svg:x1="2.3244in" svg:y1="0.0638in" svg:x2="2.3244in" svg:y2="0.402in"><text:p/></draw:line><draw:line text:anchor-type="paragraph" draw:z-index="1323" draw:name="Shape1" draw:style-name="gr1" draw:text-style-name="P26" svg:x1="2.5319in" svg:y1="0.0638in" svg:x2="2.5319in" svg:y2="0.402in"><text:p/></draw:line><draw:line text:anchor-type="paragraph" draw:z-index="1324" draw:name="Shape1" draw:style-name="gr1" draw:text-style-name="P26" svg:x1="2.7327in" svg:y1="0.0638in" svg:x2="2.7327in" svg:y2="0.402in"><text:p/></draw:line><draw:line text:anchor-type="paragraph" draw:z-index="1325" draw:name="Shape1" draw:style-name="gr1" draw:text-style-name="P26" svg:x1="2.9291in" svg:y1="0.0638in" svg:x2="2.9291in" svg:y2="0.402in"><text:p/></draw:line><draw:line text:anchor-type="paragraph" draw:z-index="1326" draw:name="Shape1" draw:style-name="gr1" draw:text-style-name="P26" svg:x1="3.1236in" svg:y1="0.0618in" svg:x2="3.1236in" svg:y2="0.4in"><text:p/></draw:line><draw:line text:anchor-type="paragraph" draw:z-index="1327" draw:name="Shape1" draw:style-name="gr1" draw:text-style-name="P26" svg:x1="3.2854in" svg:y1="0.0638in" svg:x2="3.2854in" svg:y2="0.402in"><text:p/></draw:line><draw:custom-shape text:anchor-type="paragraph" draw:z-index="1328" draw:name="Shape3" draw:style-name="gr16" draw:text-style-name="P28" svg:width="0.0787in" svg:height="0.0787in" svg:x="2.0071in" svg:y="0.023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7" draw:name="Shape3" draw:style-name="gr22" draw:text-style-name="P37" svg:width="0.0795in" svg:height="0.0795in" svg:x="2.398in" svg:y="0.0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8" draw:name="Shape3" draw:style-name="gr15" draw:text-style-name="P29" svg:width="0.0795in" svg:height="0.0795in" svg:x="2.7882in" svg:y="0.0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9" draw:name="Shape3" draw:style-name="gr18" draw:text-style-name="P32" svg:width="0.0787in" svg:height="0.0787in" svg:x="2.9827in" svg:y="0.02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custom-shape text:anchor-type="paragraph" draw:z-index="1335" draw:name="Shape3" draw:style-name="gr18" draw:text-style-name="P32" svg:width="0.0787in" svg:height="0.0787in" svg:x="2.2339in" svg:y="0.16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6" draw:name="Shape3" draw:style-name="gr19" draw:text-style-name="P34" svg:width="0.0787in" svg:height="0.0787in" svg:x="2.5898in" svg:y="0.16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9" draw:name="Shape3" draw:style-name="gr13" draw:text-style-name="P27" svg:width="0.0787in" svg:height="0.0787in" svg:x="2.9811in" svg:y="0.1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draw:custom-shape text:anchor-type="paragraph" draw:z-index="1330" draw:name="Shape3" draw:style-name="gr15" draw:text-style-name="P29" svg:width="0.0795in" svg:height="0.0795in" svg:x="1.552in" svg:y="0.1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4" draw:name="Shape3" draw:style-name="gr19" draw:text-style-name="P34" svg:width="0.0787in" svg:height="0.0787in" svg:x="2.0465in" svg:y="0.1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1" draw:name="Shape3" draw:style-name="gr16" draw:text-style-name="P28" svg:width="0.0787in" svg:height="0.0787in" svg:x="2.0465in" svg:y="0.029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2" draw:name="Shape3" draw:style-name="gr17" draw:text-style-name="P33" svg:width="0.0787in" svg:height="0.0787in" svg:x="2.4189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draw:custom-shape text:anchor-type="paragraph" draw:z-index="1333" draw:name="Shape3" draw:style-name="gr18" draw:text-style-name="P32" svg:width="0.0787in" svg:height="0.0787in" svg:x="1.3909in" svg:y="0.05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20" text:outline-level="2"><text:bookmark-start text:name="__RefHeading___Toc1762_1035098181"/><text:span text:style-name="T8">Mixolydian</text:span> shape<text:bookmark-end text:name="__RefHeading___Toc1762_1035098181"/></text:h>
      <text:p text:style-name="P11"><draw:frame draw:style-name="fr1" draw:name="Frame29" text:anchor-type="paragraph" svg:x="0.5228in" svg:y="0.0201in" svg:width="3.6937in" draw:z-index="1340"><draw:text-box fo:min-height="0.6028in"><text:p text:style-name="Frame_20_contents"><draw:line text:anchor-type="paragraph" draw:z-index="1341" draw:name="Shape2" draw:style-name="gr1" draw:text-style-name="P24" svg:x1="0.6957in" svg:y1="0.2953in" svg:x2="3.452in" svg:y2="0.2791in"><text:p/></draw:line><draw:line text:anchor-type="paragraph" draw:z-index="1342" draw:name="Shape2" draw:style-name="gr1" draw:text-style-name="P24" svg:x1="0.6984in" svg:y1="0.3787in" svg:x2="3.4547in" svg:y2="0.3626in"><text:p/></draw:line><draw:line text:anchor-type="paragraph" draw:z-index="1343" draw:name="Shape2" draw:style-name="gr1" draw:text-style-name="P24" svg:x1="0.6984in" svg:y1="0.4563in" svg:x2="3.4547in" svg:y2="0.4402in"><text:p/></draw:line><draw:line text:anchor-type="paragraph" draw:z-index="1344" draw:name="Shape2" draw:style-name="gr1" draw:text-style-name="P24" svg:x1="0.7004in" svg:y1="0.1417in" svg:x2="3.4567in" svg:y2="0.1256in"><text:p/></draw:line><draw:line text:anchor-type="paragraph" draw:z-index="1345" draw:name="Shape2" draw:style-name="gr2" draw:text-style-name="P25" svg:x1="0.7031in" svg:y1="0.0618in" svg:x2="3.4594in" svg:y2="0.0618in"><text:p/></draw:line><draw:line text:anchor-type="paragraph" draw:z-index="1346" draw:name="Shape1" draw:style-name="gr3" draw:text-style-name="P26" svg:x1="0.7035in" svg:y1="0.0618in" svg:x2="0.7035in" svg:y2="0.4563in"><text:p/></draw:line><draw:line text:anchor-type="paragraph" draw:z-index="1347" draw:name="Shape1" draw:style-name="gr1" draw:text-style-name="P26" svg:x1="1.0925in" svg:y1="0.0618in" svg:x2="1.0925in" svg:y2="0.4563in"><text:p/></draw:line><draw:line text:anchor-type="paragraph" draw:z-index="1348" draw:name="Shape1" draw:style-name="gr1" draw:text-style-name="P26" svg:x1="1.4862in" svg:y1="0.0618in" svg:x2="1.4862in" svg:y2="0.4563in"><text:p/></draw:line><draw:line text:anchor-type="paragraph" draw:z-index="1349" draw:name="Shape1" draw:style-name="gr1" draw:text-style-name="P26" svg:x1="1.8799in" svg:y1="0.0618in" svg:x2="1.8807in" svg:y2="0.4563in"><text:p/></draw:line><draw:line text:anchor-type="paragraph" draw:z-index="1350" draw:name="Shape1" draw:style-name="gr1" draw:text-style-name="P26" svg:x1="2.2736in" svg:y1="0.0618in" svg:x2="2.2736in" svg:y2="0.4402in"><text:p/></draw:line><draw:line text:anchor-type="paragraph" draw:z-index="1351" draw:name="Shape1" draw:style-name="gr1" draw:text-style-name="P26" svg:x1="2.6673in" svg:y1="0.0618in" svg:x2="2.6673in" svg:y2="0.4402in"><text:p/></draw:line><draw:line text:anchor-type="paragraph" draw:z-index="1352" draw:name="Shape1" draw:style-name="gr1" draw:text-style-name="P26" svg:x1="3.061in" svg:y1="0.0618in" svg:x2="3.061in" svg:y2="0.4402in"><text:p/></draw:line><draw:custom-shape text:anchor-type="paragraph" draw:z-index="135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7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9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60" draw:name="Shape1" draw:style-name="gr1" draw:text-style-name="P26" svg:x1="3.4547in" svg:y1="0.0618in" svg:x2="3.4547in" svg:y2="0.4402in"><text:p/></draw:line><draw:custom-shape text:anchor-type="paragraph" draw:z-index="136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2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4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6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8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2" draw:name="Shape2" draw:style-name="gr2" draw:text-style-name="P25" svg:x1="0.7035in" svg:y1="0.211in" svg:x2="3.4551in" svg:y2="0.1992in"><text:p/></draw:line></text:p></draw:text-box></draw:frame><draw:frame draw:style-name="fr1" draw:name="Frame30" text:anchor-type="paragraph" svg:x="0.5228in" svg:y="0.0201in" svg:width="3.6937in" draw:z-index="1373"><draw:text-box fo:min-height="0.6028in"><text:p text:style-name="Frame_20_contents"><draw:line text:anchor-type="paragraph" draw:z-index="1374" draw:name="Shape2" draw:style-name="gr1" draw:text-style-name="P24" svg:x1="0.6957in" svg:y1="0.2953in" svg:x2="3.452in" svg:y2="0.2791in"><text:p/></draw:line><draw:line text:anchor-type="paragraph" draw:z-index="1375" draw:name="Shape2" draw:style-name="gr1" draw:text-style-name="P24" svg:x1="0.6984in" svg:y1="0.3787in" svg:x2="3.4547in" svg:y2="0.3626in"><text:p/></draw:line><draw:line text:anchor-type="paragraph" draw:z-index="1376" draw:name="Shape2" draw:style-name="gr1" draw:text-style-name="P24" svg:x1="0.6984in" svg:y1="0.4563in" svg:x2="3.4547in" svg:y2="0.4402in"><text:p/></draw:line><draw:line text:anchor-type="paragraph" draw:z-index="1377" draw:name="Shape2" draw:style-name="gr1" draw:text-style-name="P24" svg:x1="0.7004in" svg:y1="0.1417in" svg:x2="3.4567in" svg:y2="0.1256in"><text:p/></draw:line><draw:line text:anchor-type="paragraph" draw:z-index="1378" draw:name="Shape2" draw:style-name="gr2" draw:text-style-name="P25" svg:x1="0.7031in" svg:y1="0.0618in" svg:x2="3.4594in" svg:y2="0.0618in"><text:p/></draw:line><draw:line text:anchor-type="paragraph" draw:z-index="1379" draw:name="Shape1" draw:style-name="gr3" draw:text-style-name="P26" svg:x1="0.7035in" svg:y1="0.0618in" svg:x2="0.7035in" svg:y2="0.4563in"><text:p/></draw:line><draw:line text:anchor-type="paragraph" draw:z-index="1380" draw:name="Shape1" draw:style-name="gr1" draw:text-style-name="P26" svg:x1="1.0925in" svg:y1="0.0618in" svg:x2="1.0925in" svg:y2="0.4563in"><text:p/></draw:line><draw:line text:anchor-type="paragraph" draw:z-index="1381" draw:name="Shape1" draw:style-name="gr1" draw:text-style-name="P26" svg:x1="1.4862in" svg:y1="0.0618in" svg:x2="1.4862in" svg:y2="0.4563in"><text:p/></draw:line><draw:line text:anchor-type="paragraph" draw:z-index="1382" draw:name="Shape1" draw:style-name="gr1" draw:text-style-name="P26" svg:x1="1.8799in" svg:y1="0.0618in" svg:x2="1.8807in" svg:y2="0.4563in"><text:p/></draw:line><draw:line text:anchor-type="paragraph" draw:z-index="1383" draw:name="Shape1" draw:style-name="gr1" draw:text-style-name="P26" svg:x1="2.2736in" svg:y1="0.0618in" svg:x2="2.2736in" svg:y2="0.4402in"><text:p/></draw:line><draw:line text:anchor-type="paragraph" draw:z-index="1384" draw:name="Shape1" draw:style-name="gr1" draw:text-style-name="P26" svg:x1="2.6673in" svg:y1="0.0618in" svg:x2="2.6673in" svg:y2="0.4402in"><text:p/></draw:line><draw:line text:anchor-type="paragraph" draw:z-index="1385" draw:name="Shape1" draw:style-name="gr1" draw:text-style-name="P26" svg:x1="3.061in" svg:y1="0.0618in" svg:x2="3.061in" svg:y2="0.4402in"><text:p/></draw:line><draw:custom-shape text:anchor-type="paragraph" draw:z-index="138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8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1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2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3" draw:name="Shape1" draw:style-name="gr1" draw:text-style-name="P26" svg:x1="3.4547in" svg:y1="0.0618in" svg:x2="3.4547in" svg:y2="0.4402in"><text:p/></draw:line><draw:custom-shape text:anchor-type="paragraph" draw:z-index="139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05" draw:name="Shape2" draw:style-name="gr2" draw:text-style-name="P25" svg:x1="0.7035in" svg:y1="0.211in" svg:x2="3.4551in" svg:y2="0.1992in"><text:p/></draw:line></text:p></draw:text-box></draw:frame><draw:frame draw:style-name="fr1" draw:name="Frame31" text:anchor-type="paragraph" svg:x="0.5228in" svg:y="0.0201in" svg:width="3.6937in" draw:z-index="1406"><draw:text-box fo:min-height="0.6028in"><text:p text:style-name="Frame_20_contents"><draw:line text:anchor-type="paragraph" draw:z-index="1407" draw:name="Shape2" draw:style-name="gr1" draw:text-style-name="P24" svg:x1="0.6957in" svg:y1="0.2953in" svg:x2="3.452in" svg:y2="0.2791in"><text:p/></draw:line><draw:line text:anchor-type="paragraph" draw:z-index="1408" draw:name="Shape2" draw:style-name="gr1" draw:text-style-name="P24" svg:x1="0.6984in" svg:y1="0.3787in" svg:x2="3.4547in" svg:y2="0.3626in"><text:p/></draw:line><draw:line text:anchor-type="paragraph" draw:z-index="1409" draw:name="Shape2" draw:style-name="gr1" draw:text-style-name="P24" svg:x1="0.6984in" svg:y1="0.4563in" svg:x2="3.4547in" svg:y2="0.4402in"><text:p/></draw:line><draw:line text:anchor-type="paragraph" draw:z-index="1410" draw:name="Shape2" draw:style-name="gr1" draw:text-style-name="P24" svg:x1="0.7004in" svg:y1="0.1417in" svg:x2="3.4567in" svg:y2="0.1256in"><text:p/></draw:line><draw:line text:anchor-type="paragraph" draw:z-index="1411" draw:name="Shape2" draw:style-name="gr2" draw:text-style-name="P25" svg:x1="0.7031in" svg:y1="0.0618in" svg:x2="3.4594in" svg:y2="0.0618in"><text:p/></draw:line><draw:line text:anchor-type="paragraph" draw:z-index="1412" draw:name="Shape1" draw:style-name="gr3" draw:text-style-name="P26" svg:x1="0.7035in" svg:y1="0.0618in" svg:x2="0.7035in" svg:y2="0.4563in"><text:p/></draw:line><draw:line text:anchor-type="paragraph" draw:z-index="1413" draw:name="Shape1" draw:style-name="gr1" draw:text-style-name="P26" svg:x1="1.0925in" svg:y1="0.0618in" svg:x2="1.0925in" svg:y2="0.4563in"><text:p/></draw:line><draw:line text:anchor-type="paragraph" draw:z-index="1414" draw:name="Shape1" draw:style-name="gr1" draw:text-style-name="P26" svg:x1="1.4862in" svg:y1="0.0618in" svg:x2="1.4862in" svg:y2="0.4563in"><text:p/></draw:line><draw:line text:anchor-type="paragraph" draw:z-index="1415" draw:name="Shape1" draw:style-name="gr1" draw:text-style-name="P26" svg:x1="1.8799in" svg:y1="0.0618in" svg:x2="1.8807in" svg:y2="0.4563in"><text:p/></draw:line><draw:line text:anchor-type="paragraph" draw:z-index="1416" draw:name="Shape1" draw:style-name="gr1" draw:text-style-name="P26" svg:x1="2.2736in" svg:y1="0.0618in" svg:x2="2.2736in" svg:y2="0.4402in"><text:p/></draw:line><draw:line text:anchor-type="paragraph" draw:z-index="1417" draw:name="Shape1" draw:style-name="gr1" draw:text-style-name="P26" svg:x1="2.6673in" svg:y1="0.0618in" svg:x2="2.6673in" svg:y2="0.4402in"><text:p/></draw:line><draw:line text:anchor-type="paragraph" draw:z-index="1418" draw:name="Shape1" draw:style-name="gr1" draw:text-style-name="P26" svg:x1="3.061in" svg:y1="0.0618in" svg:x2="3.061in" svg:y2="0.4402in"><text:p/></draw:line><draw:custom-shape text:anchor-type="paragraph" draw:z-index="141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2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3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4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5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26" draw:name="Shape1" draw:style-name="gr1" draw:text-style-name="P26" svg:x1="3.4547in" svg:y1="0.0618in" svg:x2="3.4547in" svg:y2="0.4402in"><text:p/></draw:line><draw:custom-shape text:anchor-type="paragraph" draw:z-index="142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9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3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38" draw:name="Shape2" draw:style-name="gr2" draw:text-style-name="P25" svg:x1="0.7035in" svg:y1="0.211in" svg:x2="3.4551in" svg:y2="0.1992in"><text:p/></draw:line></text:p></draw:text-box></draw:frame><draw:frame draw:style-name="fr1" draw:name="Frame32" text:anchor-type="paragraph" svg:x="0.5228in" svg:y="0.0201in" svg:width="3.6937in" draw:z-index="1439"><draw:text-box fo:min-height="0.6028in"><text:p text:style-name="Frame_20_contents"><draw:line text:anchor-type="paragraph" draw:z-index="1440" draw:name="Shape2" draw:style-name="gr1" draw:text-style-name="P24" svg:x1="0.6957in" svg:y1="0.2953in" svg:x2="3.452in" svg:y2="0.2791in"><text:p/></draw:line><draw:line text:anchor-type="paragraph" draw:z-index="1441" draw:name="Shape2" draw:style-name="gr1" draw:text-style-name="P24" svg:x1="0.6984in" svg:y1="0.3787in" svg:x2="3.4547in" svg:y2="0.3626in"><text:p/></draw:line><draw:line text:anchor-type="paragraph" draw:z-index="1442" draw:name="Shape2" draw:style-name="gr1" draw:text-style-name="P24" svg:x1="0.6984in" svg:y1="0.4563in" svg:x2="3.4547in" svg:y2="0.4402in"><text:p/></draw:line><draw:line text:anchor-type="paragraph" draw:z-index="1443" draw:name="Shape2" draw:style-name="gr1" draw:text-style-name="P24" svg:x1="0.7004in" svg:y1="0.1417in" svg:x2="3.4567in" svg:y2="0.1256in"><text:p/></draw:line><draw:line text:anchor-type="paragraph" draw:z-index="1444" draw:name="Shape2" draw:style-name="gr2" draw:text-style-name="P25" svg:x1="0.7031in" svg:y1="0.0618in" svg:x2="3.4594in" svg:y2="0.0618in"><text:p/></draw:line><draw:line text:anchor-type="paragraph" draw:z-index="1445" draw:name="Shape1" draw:style-name="gr3" draw:text-style-name="P26" svg:x1="0.7035in" svg:y1="0.0618in" svg:x2="0.7035in" svg:y2="0.4563in"><text:p/></draw:line><draw:line text:anchor-type="paragraph" draw:z-index="1446" draw:name="Shape1" draw:style-name="gr1" draw:text-style-name="P26" svg:x1="1.0925in" svg:y1="0.0618in" svg:x2="1.0925in" svg:y2="0.4563in"><text:p/></draw:line><draw:line text:anchor-type="paragraph" draw:z-index="1447" draw:name="Shape1" draw:style-name="gr1" draw:text-style-name="P26" svg:x1="1.4862in" svg:y1="0.0618in" svg:x2="1.4862in" svg:y2="0.4563in"><text:p/></draw:line><draw:line text:anchor-type="paragraph" draw:z-index="1448" draw:name="Shape1" draw:style-name="gr1" draw:text-style-name="P26" svg:x1="1.8799in" svg:y1="0.0618in" svg:x2="1.8807in" svg:y2="0.4563in"><text:p/></draw:line><draw:line text:anchor-type="paragraph" draw:z-index="1449" draw:name="Shape1" draw:style-name="gr1" draw:text-style-name="P26" svg:x1="2.2736in" svg:y1="0.0618in" svg:x2="2.2736in" svg:y2="0.4402in"><text:p/></draw:line><draw:line text:anchor-type="paragraph" draw:z-index="1450" draw:name="Shape1" draw:style-name="gr1" draw:text-style-name="P26" svg:x1="2.6673in" svg:y1="0.0618in" svg:x2="2.6673in" svg:y2="0.4402in"><text:p/></draw:line><draw:line text:anchor-type="paragraph" draw:z-index="1451" draw:name="Shape1" draw:style-name="gr1" draw:text-style-name="P26" svg:x1="3.061in" svg:y1="0.0618in" svg:x2="3.061in" svg:y2="0.4402in"><text:p/></draw:line><draw:custom-shape text:anchor-type="paragraph" draw:z-index="1452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3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4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5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6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7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8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9" draw:name="Shape1" draw:style-name="gr1" draw:text-style-name="P26" svg:x1="3.4547in" svg:y1="0.0618in" svg:x2="3.4547in" svg:y2="0.4402in"><text:p/></draw:line><draw:custom-shape text:anchor-type="paragraph" draw:z-index="1460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1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2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4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5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6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7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0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71" draw:name="Shape2" draw:style-name="gr2" draw:text-style-name="P25" svg:x1="0.7035in" svg:y1="0.211in" svg:x2="3.4551in" svg:y2="0.1992in"><text:p/></draw:line></text:p></draw:text-box></draw:frame><draw:frame draw:style-name="fr1" draw:name="Frame33" text:anchor-type="paragraph" svg:x="0.5228in" svg:y="0.0201in" svg:width="3.6937in" draw:z-index="1472"><draw:text-box fo:min-height="0.6028in"><text:p text:style-name="Frame_20_contents"><draw:line text:anchor-type="paragraph" draw:z-index="1473" draw:name="Shape2" draw:style-name="gr1" draw:text-style-name="P24" svg:x1="0.6957in" svg:y1="0.2953in" svg:x2="3.452in" svg:y2="0.2791in"><text:p/></draw:line><draw:line text:anchor-type="paragraph" draw:z-index="1474" draw:name="Shape2" draw:style-name="gr1" draw:text-style-name="P24" svg:x1="0.6984in" svg:y1="0.3787in" svg:x2="3.4547in" svg:y2="0.3626in"><text:p/></draw:line><draw:line text:anchor-type="paragraph" draw:z-index="1475" draw:name="Shape2" draw:style-name="gr1" draw:text-style-name="P24" svg:x1="0.6984in" svg:y1="0.4563in" svg:x2="3.4547in" svg:y2="0.4402in"><text:p/></draw:line><draw:line text:anchor-type="paragraph" draw:z-index="1476" draw:name="Shape2" draw:style-name="gr1" draw:text-style-name="P24" svg:x1="0.7004in" svg:y1="0.1417in" svg:x2="3.4567in" svg:y2="0.1256in"><text:p/></draw:line><draw:line text:anchor-type="paragraph" draw:z-index="1477" draw:name="Shape2" draw:style-name="gr2" draw:text-style-name="P25" svg:x1="0.7031in" svg:y1="0.0618in" svg:x2="3.4594in" svg:y2="0.0618in"><text:p/></draw:line><draw:line text:anchor-type="paragraph" draw:z-index="1478" draw:name="Shape1" draw:style-name="gr3" draw:text-style-name="P26" svg:x1="0.7035in" svg:y1="0.0618in" svg:x2="0.7035in" svg:y2="0.4563in"><text:p/></draw:line><draw:line text:anchor-type="paragraph" draw:z-index="1479" draw:name="Shape1" draw:style-name="gr1" draw:text-style-name="P26" svg:x1="1.0925in" svg:y1="0.0618in" svg:x2="1.0925in" svg:y2="0.4563in"><text:p/></draw:line><draw:line text:anchor-type="paragraph" draw:z-index="1480" draw:name="Shape1" draw:style-name="gr1" draw:text-style-name="P26" svg:x1="1.4862in" svg:y1="0.0618in" svg:x2="1.4862in" svg:y2="0.4563in"><text:p/></draw:line><draw:line text:anchor-type="paragraph" draw:z-index="1481" draw:name="Shape1" draw:style-name="gr1" draw:text-style-name="P26" svg:x1="1.8799in" svg:y1="0.0618in" svg:x2="1.8807in" svg:y2="0.4563in"><text:p/></draw:line><draw:line text:anchor-type="paragraph" draw:z-index="1482" draw:name="Shape1" draw:style-name="gr1" draw:text-style-name="P26" svg:x1="2.2736in" svg:y1="0.0618in" svg:x2="2.2736in" svg:y2="0.4402in"><text:p/></draw:line><draw:line text:anchor-type="paragraph" draw:z-index="1483" draw:name="Shape1" draw:style-name="gr1" draw:text-style-name="P26" svg:x1="2.6673in" svg:y1="0.0618in" svg:x2="2.6673in" svg:y2="0.4402in"><text:p/></draw:line><draw:line text:anchor-type="paragraph" draw:z-index="1484" draw:name="Shape1" draw:style-name="gr1" draw:text-style-name="P26" svg:x1="3.061in" svg:y1="0.0618in" svg:x2="3.061in" svg:y2="0.4402in"><text:p/></draw:line><draw:custom-shape text:anchor-type="paragraph" draw:z-index="148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6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8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9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0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1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92" draw:name="Shape1" draw:style-name="gr1" draw:text-style-name="P26" svg:x1="3.4547in" svg:y1="0.0618in" svg:x2="3.4547in" svg:y2="0.4402in"><text:p/></draw:line><draw:custom-shape text:anchor-type="paragraph" draw:z-index="1493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4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5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6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7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8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9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0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1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3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04" draw:name="Shape2" draw:style-name="gr2" draw:text-style-name="P25" svg:x1="0.7035in" svg:y1="0.211in" svg:x2="3.4551in" svg:y2="0.1992in"><text:p/></draw:line></text:p></draw:text-box></draw:frame><draw:frame draw:style-name="fr1" draw:name="Frame34" text:anchor-type="paragraph" svg:x="0.5228in" svg:y="0.0201in" svg:width="3.6937in" draw:z-index="1505"><draw:text-box fo:min-height="0.6028in"><text:p text:style-name="Frame_20_contents"><draw:line text:anchor-type="paragraph" draw:z-index="1506" draw:name="Shape2" draw:style-name="gr2" draw:text-style-name="P35" svg:x1="0.6961in" svg:y1="0.2909in" svg:x2="3.4535in" svg:y2="0.2795in"><text:p/></draw:line><draw:line text:anchor-type="paragraph" draw:z-index="1507" draw:name="Shape2" draw:style-name="gr1" draw:text-style-name="P24" svg:x1="0.6984in" svg:y1="0.3787in" svg:x2="3.4547in" svg:y2="0.3626in"><text:p/></draw:line><draw:line text:anchor-type="paragraph" draw:z-index="1508" draw:name="Shape2" draw:style-name="gr1" draw:text-style-name="P24" svg:x1="0.7004in" svg:y1="0.1417in" svg:x2="3.4567in" svg:y2="0.1256in"><text:p/></draw:line><draw:line text:anchor-type="paragraph" draw:z-index="1509" draw:name="Shape2" draw:style-name="gr2" draw:text-style-name="P25" svg:x1="0.7031in" svg:y1="0.0618in" svg:x2="3.4594in" svg:y2="0.0618in"><text:p/></draw:line><draw:line text:anchor-type="paragraph" draw:z-index="1510" draw:name="Shape1" draw:style-name="gr3" draw:text-style-name="P26" svg:x1="0.7035in" svg:y1="0.0618in" svg:x2="0.7035in" svg:y2="0.4563in"><text:p/></draw:line><draw:line text:anchor-type="paragraph" draw:z-index="1511" draw:name="Shape1" draw:style-name="gr1" draw:text-style-name="P26" svg:x1="1.0925in" svg:y1="0.0618in" svg:x2="1.0925in" svg:y2="0.4563in"><text:p/></draw:line><draw:line text:anchor-type="paragraph" draw:z-index="1512" draw:name="Shape1" draw:style-name="gr1" draw:text-style-name="P26" svg:x1="1.4862in" svg:y1="0.0618in" svg:x2="1.4862in" svg:y2="0.4563in"><text:p/></draw:line><draw:line text:anchor-type="paragraph" draw:z-index="1513" draw:name="Shape1" draw:style-name="gr1" draw:text-style-name="P26" svg:x1="1.8799in" svg:y1="0.0618in" svg:x2="1.8807in" svg:y2="0.4563in"><text:p/></draw:line><draw:line text:anchor-type="paragraph" draw:z-index="1514" draw:name="Shape1" draw:style-name="gr1" draw:text-style-name="P26" svg:x1="2.2736in" svg:y1="0.0618in" svg:x2="2.2736in" svg:y2="0.4402in"><text:p/></draw:line><draw:line text:anchor-type="paragraph" draw:z-index="1515" draw:name="Shape1" draw:style-name="gr1" draw:text-style-name="P26" svg:x1="2.6673in" svg:y1="0.0618in" svg:x2="2.6673in" svg:y2="0.4402in"><text:p/></draw:line><draw:line text:anchor-type="paragraph" draw:z-index="1516" draw:name="Shape1" draw:style-name="gr1" draw:text-style-name="P26" svg:x1="3.061in" svg:y1="0.0618in" svg:x2="3.061in" svg:y2="0.4402in"><text:p/></draw:line><draw:custom-shape text:anchor-type="paragraph" draw:z-index="1517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8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9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0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1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2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3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24" draw:name="Shape1" draw:style-name="gr1" draw:text-style-name="P26" svg:x1="3.4547in" svg:y1="0.0618in" svg:x2="3.4547in" svg:y2="0.4402in"><text:p/></draw:line><draw:custom-shape text:anchor-type="paragraph" draw:z-index="1525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6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7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8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9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0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1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2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3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5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36" draw:name="Shape2" draw:style-name="gr2" draw:text-style-name="P25" svg:x1="0.7035in" svg:y1="0.211in" svg:x2="3.4551in" svg:y2="0.1992in"><text:p/></draw:line></text:p></draw:text-box></draw:frame><draw:frame draw:style-name="fr1" draw:name="Frame35" text:anchor-type="paragraph" svg:x="0.5228in" svg:y="0.0201in" svg:width="3.7071in" draw:z-index="1537"><draw:text-box fo:min-height="0.6028in"><text:p text:style-name="Frame_20_contents"><draw:line text:anchor-type="paragraph" draw:z-index="1538" draw:name="Shape2" draw:style-name="gr2" draw:text-style-name="P25" svg:x1="0.0528in" svg:y1="0.0638in" svg:x2="3.4598in" svg:y2="0.0618in"><text:p/></draw:line><draw:line text:anchor-type="paragraph" draw:z-index="1539" draw:name="Shape1" draw:style-name="gr3" draw:text-style-name="P26" svg:x1="0.0528in" svg:y1="0.0638in" svg:x2="0.0528in" svg:y2="0.402in"><text:p/></draw:line><draw:line text:anchor-type="paragraph" draw:z-index="1540" draw:name="Shape1" draw:style-name="gr1" draw:text-style-name="P26" svg:x1="0.0528in" svg:y1="0.0638in" svg:x2="0.0528in" svg:y2="0.402in"><text:p/></draw:line><draw:custom-shape text:anchor-type="paragraph" draw:z-index="1541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2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3" draw:name="Shape3" draw:style-name="gr4" draw:text-style-name="P27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4" draw:name="Shape3" draw:style-name="gr6" draw:text-style-name="P29" svg:width="0.0795in" svg:height="0.0795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5" draw:name="Shape3" draw:style-name="gr5" draw:text-style-name="P28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6" draw:name="Shape3" draw:style-name="gr7" draw:text-style-name="P30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47" draw:name="Shape1" draw:style-name="gr1" draw:text-style-name="P26" svg:x1="3.4547in" svg:y1="0.0618in" svg:x2="3.4547in" svg:y2="0.4in"><text:p/></draw:line><draw:custom-shape text:anchor-type="paragraph" draw:z-index="154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9" draw:name="Shape3" draw:style-name="gr9" draw:text-style-name="P32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0" draw:name="Shape3" draw:style-name="gr9" draw:text-style-name="P32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1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2" draw:name="Shape3" draw:style-name="gr10" draw:text-style-name="P33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3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4" draw:name="Shape3" draw:style-name="gr11" draw:text-style-name="P34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5" draw:name="Shape3" draw:style-name="gr11" draw:text-style-name="P34" svg:width="0.0787in" svg:height="0.0787in" svg:x="0in" svg:y="0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6" draw:name="Shape3" draw:style-name="gr4" draw:text-style-name="P27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7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8" draw:name="Shape3" draw:style-name="gr8" draw:text-style-name="P31" svg:width="0.0787in" svg:height="0.0787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9" draw:name="Shape3" draw:style-name="gr12" draw:text-style-name="P36" svg:width="0.0795in" svg:height="0.0795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60" draw:name="Shape2" draw:style-name="gr2" draw:text-style-name="P35" svg:x1="0.0528in" svg:y1="0.1283in" svg:x2="3.4563in" svg:y2="0.1256in"><text:p/></draw:line><draw:line text:anchor-type="paragraph" draw:z-index="1561" draw:name="Shape2" draw:style-name="gr2" draw:text-style-name="P35" svg:x1="0.0528in" svg:y1="0.1882in" svg:x2="3.4563in" svg:y2="0.1854in"><text:p/></draw:line><draw:line text:anchor-type="paragraph" draw:z-index="1562" draw:name="Shape2" draw:style-name="gr2" draw:text-style-name="P25" svg:x1="0.048in" svg:y1="0.2591in" svg:x2="3.4551in" svg:y2="0.2571in"><text:p/></draw:line><draw:line text:anchor-type="paragraph" draw:z-index="1563" draw:name="Shape2" draw:style-name="gr2" draw:text-style-name="P25" svg:x1="0.0528in" svg:y1="0.3319in" svg:x2="3.4598in" svg:y2="0.3299in"><text:p/></draw:line><draw:line text:anchor-type="paragraph" draw:z-index="1564" draw:name="Shape2" draw:style-name="gr2" draw:text-style-name="P25" svg:x1="0.0528in" svg:y1="0.402in" svg:x2="3.4598in" svg:y2="0.4in"><text:p/></draw:line><draw:line text:anchor-type="paragraph" draw:z-index="1565" draw:name="Shape1" draw:style-name="gr1" draw:text-style-name="P26" svg:x1="0.4028in" svg:y1="0.0638in" svg:x2="0.4028in" svg:y2="0.402in"><text:p/></draw:line><draw:line text:anchor-type="paragraph" draw:z-index="1566" draw:name="Shape1" draw:style-name="gr1" draw:text-style-name="P26" svg:x1="0.2252in" svg:y1="0.0638in" svg:x2="0.2252in" svg:y2="0.402in"><text:p/></draw:line><draw:line text:anchor-type="paragraph" draw:z-index="1567" draw:name="Shape1" draw:style-name="gr1" draw:text-style-name="P26" svg:x1="0.5811in" svg:y1="0.0618in" svg:x2="0.5811in" svg:y2="0.4in"><text:p/></draw:line><draw:line text:anchor-type="paragraph" draw:z-index="1568" draw:name="Shape1" draw:style-name="gr1" draw:text-style-name="P26" svg:x1="0.7591in" svg:y1="0.0618in" svg:x2="0.7591in" svg:y2="0.4in"><text:p/></draw:line><draw:line text:anchor-type="paragraph" draw:z-index="1569" draw:name="Shape1" draw:style-name="gr1" draw:text-style-name="P26" svg:x1="0.9256in" svg:y1="0.0638in" svg:x2="0.9256in" svg:y2="0.402in"><text:p/></draw:line><draw:line text:anchor-type="paragraph" draw:z-index="1570" draw:name="Shape1" draw:style-name="gr1" draw:text-style-name="P26" svg:x1="1.0925in" svg:y1="0.0618in" svg:x2="1.0925in" svg:y2="0.4in"><text:p/></draw:line><draw:line text:anchor-type="paragraph" draw:z-index="1571" draw:name="Shape1" draw:style-name="gr1" draw:text-style-name="P26" svg:x1="1.2618in" svg:y1="0.0638in" svg:x2="1.2618in" svg:y2="0.402in"><text:p/></draw:line><draw:line text:anchor-type="paragraph" draw:z-index="1572" draw:name="Shape1" draw:style-name="gr1" draw:text-style-name="P26" svg:x1="1.5957in" svg:y1="0.0618in" svg:x2="1.5957in" svg:y2="0.4in"><text:p/></draw:line><draw:line text:anchor-type="paragraph" draw:z-index="1573" draw:name="Shape1" draw:style-name="gr1" draw:text-style-name="P26" svg:x1="1.7909in" svg:y1="0.0638in" svg:x2="1.7909in" svg:y2="0.402in"><text:p/></draw:line><draw:line text:anchor-type="paragraph" draw:z-index="1574" draw:name="Shape1" draw:style-name="gr1" draw:text-style-name="P26" svg:x1="1.9618in" svg:y1="0.0638in" svg:x2="1.9618in" svg:y2="0.402in"><text:p/></draw:line><draw:line text:anchor-type="paragraph" draw:z-index="1575" draw:name="Shape1" draw:style-name="gr1" draw:text-style-name="P26" svg:x1="2.1445in" svg:y1="0.0638in" svg:x2="2.1445in" svg:y2="0.402in"><text:p/></draw:line><draw:custom-shape text:anchor-type="paragraph" draw:z-index="1576" draw:name="Shape3" draw:style-name="gr13" draw:text-style-name="P27" svg:width="0.0787in" svg:height="0.0787in" svg:x="0.8016in" svg:y="0.2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7" draw:name="Shape3" draw:style-name="gr14" draw:text-style-name="P31" svg:width="0.0787in" svg:height="0.0787in" svg:x="0.8008in" svg:y="0.361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8" draw:name="Shape3" draw:style-name="gr14" draw:text-style-name="P31" svg:width="0.0787in" svg:height="0.0787in" svg:x="1.1366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9" draw:name="Shape3" draw:style-name="gr16" draw:text-style-name="P28" svg:width="0.0787in" svg:height="0.0787in" svg:x="1.2972in" svg:y="0.21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0" draw:name="Shape3" draw:style-name="gr17" draw:text-style-name="P33" svg:width="0.0787in" svg:height="0.0787in" svg:x="1.6591in" svg:y="0.2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1" draw:name="Shape3" draw:style-name="gr15" draw:text-style-name="P29" svg:width="0.0795in" svg:height="0.0795in" svg:x="0.8008in" svg:y="0.29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2" draw:name="Shape3" draw:style-name="gr18" draw:text-style-name="P32" svg:width="0.0787in" svg:height="0.0787in" svg:x="0.9681in" svg:y="0.29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3" draw:name="Shape3" draw:style-name="gr19" draw:text-style-name="P34" svg:width="0.0787in" svg:height="0.0787in" svg:x="0.0992in" svg:y="0.36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4" draw:name="Shape3" draw:style-name="gr13" draw:text-style-name="P27" svg:width="0.0787in" svg:height="0.0787in" svg:x="0.4508in" svg:y="0.3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5" draw:name="Shape3" draw:style-name="gr14" draw:text-style-name="P31" svg:width="0.0787in" svg:height="0.0787in" svg:x="1.6591in" svg:y="0.09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6" draw:name="Shape3" draw:style-name="gr17" draw:text-style-name="P33" svg:width="0.0787in" svg:height="0.0787in" svg:x="0.4508in" svg:y="0.2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87" draw:name="Shape1" draw:style-name="gr1" draw:text-style-name="P26" svg:x1="3.4547in" svg:y1="0.0618in" svg:x2="3.4547in" svg:y2="0.4in"><text:p/></draw:line><draw:line text:anchor-type="paragraph" draw:z-index="1588" draw:name="Shape1" draw:style-name="gr1" draw:text-style-name="P26" svg:x1="1.4118in" svg:y1="0.0638in" svg:x2="1.4118in" svg:y2="0.402in"><text:p/></draw:line><draw:line text:anchor-type="paragraph" draw:z-index="1589" draw:name="Shape1" draw:style-name="gr1" draw:text-style-name="P26" svg:x1="2.3244in" svg:y1="0.0638in" svg:x2="2.3244in" svg:y2="0.402in"><text:p/></draw:line><draw:line text:anchor-type="paragraph" draw:z-index="1590" draw:name="Shape1" draw:style-name="gr1" draw:text-style-name="P26" svg:x1="2.5319in" svg:y1="0.0638in" svg:x2="2.5319in" svg:y2="0.402in"><text:p/></draw:line><draw:line text:anchor-type="paragraph" draw:z-index="1591" draw:name="Shape1" draw:style-name="gr1" draw:text-style-name="P26" svg:x1="2.7327in" svg:y1="0.0638in" svg:x2="2.7327in" svg:y2="0.402in"><text:p/></draw:line><draw:line text:anchor-type="paragraph" draw:z-index="1592" draw:name="Shape1" draw:style-name="gr1" draw:text-style-name="P26" svg:x1="2.9291in" svg:y1="0.0638in" svg:x2="2.9291in" svg:y2="0.402in"><text:p/></draw:line><draw:line text:anchor-type="paragraph" draw:z-index="1593" draw:name="Shape1" draw:style-name="gr1" draw:text-style-name="P26" svg:x1="3.1236in" svg:y1="0.0618in" svg:x2="3.1236in" svg:y2="0.4in"><text:p/></draw:line><draw:line text:anchor-type="paragraph" draw:z-index="1594" draw:name="Shape1" draw:style-name="gr1" draw:text-style-name="P26" svg:x1="3.2854in" svg:y1="0.0638in" svg:x2="3.2854in" svg:y2="0.402in"><text:p/></draw:line><draw:custom-shape text:anchor-type="paragraph" draw:z-index="1595" draw:name="Shape3" draw:style-name="gr16" draw:text-style-name="P28" svg:width="0.0787in" svg:height="0.0787in" svg:x="0.9681in" svg:y="0.361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6" draw:name="Shape3" draw:style-name="gr22" draw:text-style-name="P37" svg:width="0.0795in" svg:height="0.0795in" svg:x="2.2055in" svg:y="0.0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7" draw:name="Shape3" draw:style-name="gr21" draw:text-style-name="P29" svg:width="0.0795in" svg:height="0.0795in" svg:x="2.6028in" svg:y="0.0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8" draw:name="Shape3" draw:style-name="gr18" draw:text-style-name="P32" svg:width="0.0787in" svg:height="0.0787in" svg:x="1.839in" svg:y="0.02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1" draw:name="Shape3" draw:style-name="gr15" draw:text-style-name="P29" svg:width="0.0795in" svg:height="0.0795in" svg:x="1.1362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2" draw:name="Shape3" draw:style-name="gr18" draw:text-style-name="P32" svg:width="0.0787in" svg:height="0.0787in" svg:x="1.2972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3" draw:name="Shape3" draw:style-name="gr19" draw:text-style-name="P34" svg:width="0.0787in" svg:height="0.0787in" svg:x="1.6591in" svg:y="0.1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4" draw:name="Shape3" draw:style-name="gr13" draw:text-style-name="P27" svg:width="0.0787in" svg:height="0.0787in" svg:x="2.0126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5" draw:name="Shape3" draw:style-name="gr16" draw:text-style-name="P28" svg:width="0.0787in" svg:height="0.0787in" svg:x="1.839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6" draw:name="Shape3" draw:style-name="gr19" draw:text-style-name="P34" svg:width="0.0787in" svg:height="0.0787in" svg:x="2.2055in" svg:y="0.019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7" draw:name="Shape3" draw:style-name="gr14" draw:text-style-name="P31" svg:width="0.0787in" svg:height="0.0787in" svg:x="2.9953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draw:custom-shape text:anchor-type="paragraph" draw:z-index="1599" draw:name="Shape3" draw:style-name="gr13" draw:text-style-name="P27" svg:width="0.0787in" svg:height="0.0787in" svg:x="3.1862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custom-shape text:anchor-type="paragraph" draw:z-index="1600" draw:name="Shape3" draw:style-name="gr19" draw:text-style-name="P34" svg:width="0.0787in" svg:height="0.0787in" svg:x="1.8799in" svg:y="0.1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0:38:43.204342679</meta:creation-date>
    <dc:date>2018-02-08T22:53:24.470781579</dc:date>
    <meta:editing-duration>PT13H55M55S</meta:editing-duration>
    <meta:editing-cycles>146</meta:editing-cycles>
    <meta:generator>LibreOffice/5.2.7.2$Linux_X86_64 LibreOffice_project/20$Build-2</meta:generator>
    <meta:print-date>2018-01-31T20:59:16.695505730</meta:print-date>
    <meta:document-statistic meta:table-count="0" meta:image-count="0" meta:object-count="0" meta:page-count="4" meta:paragraph-count="25" meta:word-count="70" meta:character-count="439" meta:non-whitespace-character-count="394"/>
  </office:meta>
</office:document-meta>
</file>